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Hack" svg:font-family="Hack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28in"/>
    </style:style>
    <style:style style:name="co3" style:family="table-column">
      <style:table-column-properties fo:break-before="auto" style:column-width="3.5681in"/>
    </style:style>
    <style:style style:name="co4" style:family="table-column">
      <style:table-column-properties fo:break-before="auto" style:column-width="6.2126in"/>
    </style:style>
    <style:style style:name="co5" style:family="table-column">
      <style:table-column-properties fo:break-before="auto" style:column-width="1.1252in"/>
    </style:style>
    <style:style style:name="co6" style:family="table-column">
      <style:table-column-properties fo:break-before="auto" style:column-width="6.0654in"/>
    </style:style>
    <style:style style:name="co7" style:family="table-column">
      <style:table-column-properties fo:break-before="auto" style:column-width="5.9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Państwo-id</text:p>
          </table:table-cell>
          <table:table-cell table:style-name="ce2" office:value-type="string" calcext:value-type="string">
            <text:p>Państwo</text:p>
          </table:table-cell>
          <table:table-cell table:style-name="ce2" office:value-type="string" calcext:value-type="string">
            <text:p>Insert Państwo</text:p>
          </table:table-cell>
          <table:table-cell table:style-name="ce2" office:value-type="string" calcext:value-type="string">
            <text:p>Stolica</text:p>
          </table:table-cell>
          <table:table-cell table:style-name="ce2" office:value-type="string" calcext:value-type="string">
            <text:p>Insert Property Stolica (type - 1, media type – 1)</text:p>
          </table:table-cell>
          <table:table-cell table:style-name="ce2" office:value-type="string" calcext:value-type="string">
            <text:p>Głowa państwa</text:p>
          </table:table-cell>
          <table:table-cell table:style-name="ce2" office:value-type="string" calcext:value-type="string">
            <text:p>Insert Property Head of state (type - 2, media type – 1)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Afganistan</text:p>
          </table:table-cell>
          <table:table-cell table:formula="of:=&quot;INSERT INTO item (id, name, topic_id) VALUES (&quot;&amp;[.B3]&amp;&quot;, '&quot;&amp;[.C3]&amp;&quot;', 2);&quot;" office:value-type="string" office:string-value="INSERT INTO item (id, name, topic_id) VALUES (119, 'Afganistan', 2);" calcext:value-type="string">
            <text:p>INSERT INTO item (id, name, topic_id) VALUES (119, 'Afganistan', 2);</text:p>
          </table:table-cell>
          <table:table-cell office:value-type="string" calcext:value-type="string">
            <text:p>Kabul</text:p>
          </table:table-cell>
          <table:table-cell table:formula="of:=&quot;INSERT INTO property (property_type_id, content, item_id) VALUES (7, '&quot;&amp;[.E3]&amp;&quot;', &quot;&amp;[.B3]&amp;&quot;);&quot;" office:value-type="string" office:string-value="INSERT INTO property (property_type_id, content, item_id) VALUES (7, 'Kabul', 119);" calcext:value-type="string">
            <text:p>INSERT INTO property (property_type_id, content, item_id) VALUES (7, 'Kabul', 119);</text:p>
          </table:table-cell>
          <table:table-cell office:value-type="string" calcext:value-type="string">
            <text:p>Emir Hibatullah Achundzada</text:p>
          </table:table-cell>
          <table:table-cell table:formula="of:=&quot;INSERT INTO property (property_type_id, content, item_id) VALUES (8, '&quot;&amp;[.G3]&amp;&quot;', &quot;&amp;[.B3]&amp;&quot;);&quot;" office:value-type="string" office:string-value="INSERT INTO property (property_type_id, content, item_id) VALUES (8, 'Emir Hibatullah Achundzada', 119);" calcext:value-type="string">
            <text:p>INSERT INTO property (property_type_id, content, item_id) VALUES (8, 'Emir Hibatullah Achundzada', 119);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Albania</text:p>
          </table:table-cell>
          <table:table-cell table:formula="of:=&quot;INSERT INTO item (id, name, topic_id) VALUES (&quot;&amp;[.B4]&amp;&quot;, '&quot;&amp;[.C4]&amp;&quot;', 2);&quot;" office:value-type="string" office:string-value="INSERT INTO item (id, name, topic_id) VALUES (120, 'Albania', 2);" calcext:value-type="string">
            <text:p>INSERT INTO item (id, name, topic_id) VALUES (120, 'Albania', 2);</text:p>
          </table:table-cell>
          <table:table-cell office:value-type="string" calcext:value-type="string">
            <text:p>Tirana</text:p>
          </table:table-cell>
          <table:table-cell table:formula="of:=&quot;INSERT INTO property (property_type_id, content, item_id) VALUES (7, '&quot;&amp;[.E4]&amp;&quot;', &quot;&amp;[.B4]&amp;&quot;);&quot;" office:value-type="string" office:string-value="INSERT INTO property (property_type_id, content, item_id) VALUES (7, 'Tirana', 120);" calcext:value-type="string">
            <text:p>INSERT INTO property (property_type_id, content, item_id) VALUES (7, 'Tirana', 120);</text:p>
          </table:table-cell>
          <table:table-cell office:value-type="string" calcext:value-type="string">
            <text:p>Prezydent Ilir Meta</text:p>
          </table:table-cell>
          <table:table-cell table:formula="of:=&quot;INSERT INTO property (property_type_id, content, item_id) VALUES (8, '&quot;&amp;[.G4]&amp;&quot;', &quot;&amp;[.B4]&amp;&quot;);&quot;" office:value-type="string" office:string-value="INSERT INTO property (property_type_id, content, item_id) VALUES (8, 'Prezydent Ilir Meta', 120);" calcext:value-type="string">
            <text:p>INSERT INTO property (property_type_id, content, item_id) VALUES (8, 'Prezydent Ilir Meta', 120);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Algieria</text:p>
          </table:table-cell>
          <table:table-cell table:formula="of:=&quot;INSERT INTO item (id, name, topic_id) VALUES (&quot;&amp;[.B5]&amp;&quot;, '&quot;&amp;[.C5]&amp;&quot;', 2);&quot;" office:value-type="string" office:string-value="INSERT INTO item (id, name, topic_id) VALUES (121, 'Algieria', 2);" calcext:value-type="string">
            <text:p>INSERT INTO item (id, name, topic_id) VALUES (121, 'Algieria', 2);</text:p>
          </table:table-cell>
          <table:table-cell office:value-type="string" calcext:value-type="string">
            <text:p>Algier</text:p>
          </table:table-cell>
          <table:table-cell table:formula="of:=&quot;INSERT INTO property (property_type_id, content, item_id) VALUES (7, '&quot;&amp;[.E5]&amp;&quot;', &quot;&amp;[.B5]&amp;&quot;);&quot;" office:value-type="string" office:string-value="INSERT INTO property (property_type_id, content, item_id) VALUES (7, 'Algier', 121);" calcext:value-type="string">
            <text:p>INSERT INTO property (property_type_id, content, item_id) VALUES (7, 'Algier', 121);</text:p>
          </table:table-cell>
          <table:table-cell office:value-type="string" calcext:value-type="string">
            <text:p>Prezydent Abd al-Madżid Tabbun</text:p>
          </table:table-cell>
          <table:table-cell table:formula="of:=&quot;INSERT INTO property (property_type_id, content, item_id) VALUES (8, '&quot;&amp;[.G5]&amp;&quot;', &quot;&amp;[.B5]&amp;&quot;);&quot;" office:value-type="string" office:string-value="INSERT INTO property (property_type_id, content, item_id) VALUES (8, 'Prezydent Abd al-Madżid Tabbun', 121);" calcext:value-type="string">
            <text:p>INSERT INTO property (property_type_id, content, item_id) VALUES (8, 'Prezydent Abd al-Madżid Tabbun', 121);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Andora</text:p>
          </table:table-cell>
          <table:table-cell table:formula="of:=&quot;INSERT INTO item (id, name, topic_id) VALUES (&quot;&amp;[.B6]&amp;&quot;, '&quot;&amp;[.C6]&amp;&quot;', 2);&quot;" office:value-type="string" office:string-value="INSERT INTO item (id, name, topic_id) VALUES (122, 'Andora', 2);" calcext:value-type="string">
            <text:p>INSERT INTO item (id, name, topic_id) VALUES (122, 'Andora', 2);</text:p>
          </table:table-cell>
          <table:table-cell office:value-type="string" calcext:value-type="string">
            <text:p>Andora</text:p>
          </table:table-cell>
          <table:table-cell table:formula="of:=&quot;INSERT INTO property (property_type_id, content, item_id) VALUES (7, '&quot;&amp;[.E6]&amp;&quot;', &quot;&amp;[.B6]&amp;&quot;);&quot;" office:value-type="string" office:string-value="INSERT INTO property (property_type_id, content, item_id) VALUES (7, 'Andora', 122);" calcext:value-type="string">
            <text:p>INSERT INTO property (property_type_id, content, item_id) VALUES (7, 'Andora', 122);</text:p>
          </table:table-cell>
          <table:table-cell office:value-type="string" calcext:value-type="string">
            <text:p>Współksiążę episkopalny Joan Enric Vives Sicília i Współksiążę francuski Emmanuel Macron</text:p>
          </table:table-cell>
          <table:table-cell table:formula="of:=&quot;INSERT INTO property (property_type_id, content, item_id) VALUES (8, '&quot;&amp;[.G6]&amp;&quot;', &quot;&amp;[.B6]&amp;&quot;);&quot;" office:value-type="string" office:string-value="INSERT INTO property (property_type_id, content, item_id) VALUES (8, 'Współksiążę episkopalny Joan Enric Vives Sicília i Współksiążę francuski Emmanuel Macron', 122);" calcext:value-type="string">
            <text:p>INSERT INTO property (property_type_id, content, item_id) VALUES (8, 'Współksiążę episkopalny Joan Enric Vives Sicília i Współksiążę francuski Emmanuel Macron', 122);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Angola</text:p>
          </table:table-cell>
          <table:table-cell table:formula="of:=&quot;INSERT INTO item (id, name, topic_id) VALUES (&quot;&amp;[.B7]&amp;&quot;, '&quot;&amp;[.C7]&amp;&quot;', 2);&quot;" office:value-type="string" office:string-value="INSERT INTO item (id, name, topic_id) VALUES (123, 'Angola', 2);" calcext:value-type="string">
            <text:p>INSERT INTO item (id, name, topic_id) VALUES (123, 'Angola', 2);</text:p>
          </table:table-cell>
          <table:table-cell office:value-type="string" calcext:value-type="string">
            <text:p>Luanda</text:p>
          </table:table-cell>
          <table:table-cell table:formula="of:=&quot;INSERT INTO property (property_type_id, content, item_id) VALUES (7, '&quot;&amp;[.E7]&amp;&quot;', &quot;&amp;[.B7]&amp;&quot;);&quot;" office:value-type="string" office:string-value="INSERT INTO property (property_type_id, content, item_id) VALUES (7, 'Luanda', 123);" calcext:value-type="string">
            <text:p>INSERT INTO property (property_type_id, content, item_id) VALUES (7, 'Luanda', 123);</text:p>
          </table:table-cell>
          <table:table-cell office:value-type="string" calcext:value-type="string">
            <text:p>Prezydent João Lourenço</text:p>
          </table:table-cell>
          <table:table-cell table:formula="of:=&quot;INSERT INTO property (property_type_id, content, item_id) VALUES (8, '&quot;&amp;[.G7]&amp;&quot;', &quot;&amp;[.B7]&amp;&quot;);&quot;" office:value-type="string" office:string-value="INSERT INTO property (property_type_id, content, item_id) VALUES (8, 'Prezydent João Lourenço', 123);" calcext:value-type="string">
            <text:p>INSERT INTO property (property_type_id, content, item_id) VALUES (8, 'Prezydent João Lourenço', 123);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tigua i Barbuda</text:p>
          </table:table-cell>
          <table:table-cell table:formula="of:=&quot;INSERT INTO item (id, name, topic_id) VALUES (&quot;&amp;[.B8]&amp;&quot;, '&quot;&amp;[.C8]&amp;&quot;', 2);&quot;" office:value-type="string" office:string-value="INSERT INTO item (id, name, topic_id) VALUES (124, 'Antigua i Barbuda', 2);" calcext:value-type="string">
            <text:p>INSERT INTO item (id, name, topic_id) VALUES (124, 'Antigua i Barbuda', 2);</text:p>
          </table:table-cell>
          <table:table-cell office:value-type="string" calcext:value-type="string">
            <text:p>Saint John’s</text:p>
          </table:table-cell>
          <table:table-cell table:formula="of:=&quot;INSERT INTO property (property_type_id, content, item_id) VALUES (7, '&quot;&amp;[.E8]&amp;&quot;', &quot;&amp;[.B8]&amp;&quot;);&quot;" office:value-type="string" office:string-value="INSERT INTO property (property_type_id, content, item_id) VALUES (7, 'Saint John’s', 124);" calcext:value-type="string">
            <text:p>INSERT INTO property (property_type_id, content, item_id) VALUES (7, 'Saint John’s', 124);</text:p>
          </table:table-cell>
          <table:table-cell office:value-type="string" calcext:value-type="string">
            <text:p>Królowa Elżbieta II, w jej imieniu gubernator generalny Rodney Williams</text:p>
          </table:table-cell>
          <table:table-cell table:formula="of:=&quot;INSERT INTO property (property_type_id, content, item_id) VALUES (8, '&quot;&amp;[.G8]&amp;&quot;', &quot;&amp;[.B8]&amp;&quot;);&quot;" office:value-type="string" office:string-value="INSERT INTO property (property_type_id, content, item_id) VALUES (8, 'Królowa Elżbieta II, w jej imieniu gubernator generalny Rodney Williams', 124);" calcext:value-type="string">
            <text:p>INSERT INTO property (property_type_id, content, item_id) VALUES (8, 'Królowa Elżbieta II, w jej imieniu gubernator generalny Rodney Williams', 124);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Arabia Saudyjska</text:p>
          </table:table-cell>
          <table:table-cell table:formula="of:=&quot;INSERT INTO item (id, name, topic_id) VALUES (&quot;&amp;[.B9]&amp;&quot;, '&quot;&amp;[.C9]&amp;&quot;', 2);&quot;" office:value-type="string" office:string-value="INSERT INTO item (id, name, topic_id) VALUES (125, 'Arabia Saudyjska', 2);" calcext:value-type="string">
            <text:p>INSERT INTO item (id, name, topic_id) VALUES (125, 'Arabia Saudyjska', 2);</text:p>
          </table:table-cell>
          <table:table-cell office:value-type="string" calcext:value-type="string">
            <text:p>Rijad</text:p>
          </table:table-cell>
          <table:table-cell table:formula="of:=&quot;INSERT INTO property (property_type_id, content, item_id) VALUES (7, '&quot;&amp;[.E9]&amp;&quot;', &quot;&amp;[.B9]&amp;&quot;);&quot;" office:value-type="string" office:string-value="INSERT INTO property (property_type_id, content, item_id) VALUES (7, 'Rijad', 125);" calcext:value-type="string">
            <text:p>INSERT INTO property (property_type_id, content, item_id) VALUES (7, 'Rijad', 125);</text:p>
          </table:table-cell>
          <table:table-cell office:value-type="string" calcext:value-type="string">
            <text:p>Król Salman ibn Abd al-Aziz Al Su’ud</text:p>
          </table:table-cell>
          <table:table-cell table:formula="of:=&quot;INSERT INTO property (property_type_id, content, item_id) VALUES (8, '&quot;&amp;[.G9]&amp;&quot;', &quot;&amp;[.B9]&amp;&quot;);&quot;" office:value-type="string" office:string-value="INSERT INTO property (property_type_id, content, item_id) VALUES (8, 'Król Salman ibn Abd al-Aziz Al Su’ud', 125);" calcext:value-type="string">
            <text:p>INSERT INTO property (property_type_id, content, item_id) VALUES (8, 'Król Salman ibn Abd al-Aziz Al Su’ud', 125);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Argentyna</text:p>
          </table:table-cell>
          <table:table-cell table:formula="of:=&quot;INSERT INTO item (id, name, topic_id) VALUES (&quot;&amp;[.B10]&amp;&quot;, '&quot;&amp;[.C10]&amp;&quot;', 2);&quot;" office:value-type="string" office:string-value="INSERT INTO item (id, name, topic_id) VALUES (126, 'Argentyna', 2);" calcext:value-type="string">
            <text:p>INSERT INTO item (id, name, topic_id) VALUES (126, 'Argentyna', 2);</text:p>
          </table:table-cell>
          <table:table-cell office:value-type="string" calcext:value-type="string">
            <text:p>Buenos Aires</text:p>
          </table:table-cell>
          <table:table-cell table:formula="of:=&quot;INSERT INTO property (property_type_id, content, item_id) VALUES (7, '&quot;&amp;[.E10]&amp;&quot;', &quot;&amp;[.B10]&amp;&quot;);&quot;" office:value-type="string" office:string-value="INSERT INTO property (property_type_id, content, item_id) VALUES (7, 'Buenos Aires', 126);" calcext:value-type="string">
            <text:p>INSERT INTO property (property_type_id, content, item_id) VALUES (7, 'Buenos Aires', 126);</text:p>
          </table:table-cell>
          <table:table-cell office:value-type="string" calcext:value-type="string">
            <text:p>Prezydent Alberto Fernández</text:p>
          </table:table-cell>
          <table:table-cell table:formula="of:=&quot;INSERT INTO property (property_type_id, content, item_id) VALUES (8, '&quot;&amp;[.G10]&amp;&quot;', &quot;&amp;[.B10]&amp;&quot;);&quot;" office:value-type="string" office:string-value="INSERT INTO property (property_type_id, content, item_id) VALUES (8, 'Prezydent Alberto Fernández', 126);" calcext:value-type="string">
            <text:p>INSERT INTO property (property_type_id, content, item_id) VALUES (8, 'Prezydent Alberto Fernández', 126);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Armenia</text:p>
          </table:table-cell>
          <table:table-cell table:formula="of:=&quot;INSERT INTO item (id, name, topic_id) VALUES (&quot;&amp;[.B11]&amp;&quot;, '&quot;&amp;[.C11]&amp;&quot;', 2);&quot;" office:value-type="string" office:string-value="INSERT INTO item (id, name, topic_id) VALUES (127, 'Armenia', 2);" calcext:value-type="string">
            <text:p>INSERT INTO item (id, name, topic_id) VALUES (127, 'Armenia', 2);</text:p>
          </table:table-cell>
          <table:table-cell office:value-type="string" calcext:value-type="string">
            <text:p>Erywań</text:p>
          </table:table-cell>
          <table:table-cell table:formula="of:=&quot;INSERT INTO property (property_type_id, content, item_id) VALUES (7, '&quot;&amp;[.E11]&amp;&quot;', &quot;&amp;[.B11]&amp;&quot;);&quot;" office:value-type="string" office:string-value="INSERT INTO property (property_type_id, content, item_id) VALUES (7, 'Erywań', 127);" calcext:value-type="string">
            <text:p>INSERT INTO property (property_type_id, content, item_id) VALUES (7, 'Erywań', 127);</text:p>
          </table:table-cell>
          <table:table-cell office:value-type="string" calcext:value-type="string">
            <text:p>Prezydent Wahagn Chaczaturian</text:p>
          </table:table-cell>
          <table:table-cell table:formula="of:=&quot;INSERT INTO property (property_type_id, content, item_id) VALUES (8, '&quot;&amp;[.G11]&amp;&quot;', &quot;&amp;[.B11]&amp;&quot;);&quot;" office:value-type="string" office:string-value="INSERT INTO property (property_type_id, content, item_id) VALUES (8, 'Prezydent Wahagn Chaczaturian', 127);" calcext:value-type="string">
            <text:p>INSERT INTO property (property_type_id, content, item_id) VALUES (8, 'Prezydent Wahagn Chaczaturian', 127);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Australia</text:p>
          </table:table-cell>
          <table:table-cell table:formula="of:=&quot;INSERT INTO item (id, name, topic_id) VALUES (&quot;&amp;[.B12]&amp;&quot;, '&quot;&amp;[.C12]&amp;&quot;', 2);&quot;" office:value-type="string" office:string-value="INSERT INTO item (id, name, topic_id) VALUES (128, 'Australia', 2);" calcext:value-type="string">
            <text:p>INSERT INTO item (id, name, topic_id) VALUES (128, 'Australia', 2);</text:p>
          </table:table-cell>
          <table:table-cell office:value-type="string" calcext:value-type="string">
            <text:p>Canberra</text:p>
          </table:table-cell>
          <table:table-cell table:formula="of:=&quot;INSERT INTO property (property_type_id, content, item_id) VALUES (7, '&quot;&amp;[.E12]&amp;&quot;', &quot;&amp;[.B12]&amp;&quot;);&quot;" office:value-type="string" office:string-value="INSERT INTO property (property_type_id, content, item_id) VALUES (7, 'Canberra', 128);" calcext:value-type="string">
            <text:p>INSERT INTO property (property_type_id, content, item_id) VALUES (7, 'Canberra', 128);</text:p>
          </table:table-cell>
          <table:table-cell office:value-type="string" calcext:value-type="string">
            <text:p>Królowa Elżbieta II, w jej imieniu gubernator generalny David Hurley</text:p>
          </table:table-cell>
          <table:table-cell table:formula="of:=&quot;INSERT INTO property (property_type_id, content, item_id) VALUES (8, '&quot;&amp;[.G12]&amp;&quot;', &quot;&amp;[.B12]&amp;&quot;);&quot;" office:value-type="string" office:string-value="INSERT INTO property (property_type_id, content, item_id) VALUES (8, 'Królowa Elżbieta II, w jej imieniu gubernator generalny David Hurley', 128);" calcext:value-type="string">
            <text:p>INSERT INTO property (property_type_id, content, item_id) VALUES (8, 'Królowa Elżbieta II, w jej imieniu gubernator generalny David Hurley', 128);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Austria</text:p>
          </table:table-cell>
          <table:table-cell table:formula="of:=&quot;INSERT INTO item (id, name, topic_id) VALUES (&quot;&amp;[.B13]&amp;&quot;, '&quot;&amp;[.C13]&amp;&quot;', 2);&quot;" office:value-type="string" office:string-value="INSERT INTO item (id, name, topic_id) VALUES (129, 'Austria', 2);" calcext:value-type="string">
            <text:p>INSERT INTO item (id, name, topic_id) VALUES (129, 'Austria', 2);</text:p>
          </table:table-cell>
          <table:table-cell office:value-type="string" calcext:value-type="string">
            <text:p>Wiedeń</text:p>
          </table:table-cell>
          <table:table-cell table:formula="of:=&quot;INSERT INTO property (property_type_id, content, item_id) VALUES (7, '&quot;&amp;[.E13]&amp;&quot;', &quot;&amp;[.B13]&amp;&quot;);&quot;" office:value-type="string" office:string-value="INSERT INTO property (property_type_id, content, item_id) VALUES (7, 'Wiedeń', 129);" calcext:value-type="string">
            <text:p>INSERT INTO property (property_type_id, content, item_id) VALUES (7, 'Wiedeń', 129);</text:p>
          </table:table-cell>
          <table:table-cell office:value-type="string" calcext:value-type="string">
            <text:p>Prezydent Alexander Van der Bellen</text:p>
          </table:table-cell>
          <table:table-cell table:formula="of:=&quot;INSERT INTO property (property_type_id, content, item_id) VALUES (8, '&quot;&amp;[.G13]&amp;&quot;', &quot;&amp;[.B13]&amp;&quot;);&quot;" office:value-type="string" office:string-value="INSERT INTO property (property_type_id, content, item_id) VALUES (8, 'Prezydent Alexander Van der Bellen', 129);" calcext:value-type="string">
            <text:p>INSERT INTO property (property_type_id, content, item_id) VALUES (8, 'Prezydent Alexander Van der Bellen', 129);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Azerbejdżan</text:p>
          </table:table-cell>
          <table:table-cell table:formula="of:=&quot;INSERT INTO item (id, name, topic_id) VALUES (&quot;&amp;[.B14]&amp;&quot;, '&quot;&amp;[.C14]&amp;&quot;', 2);&quot;" office:value-type="string" office:string-value="INSERT INTO item (id, name, topic_id) VALUES (130, 'Azerbejdżan', 2);" calcext:value-type="string">
            <text:p>INSERT INTO item (id, name, topic_id) VALUES (130, 'Azerbejdżan', 2);</text:p>
          </table:table-cell>
          <table:table-cell office:value-type="string" calcext:value-type="string">
            <text:p>Baku</text:p>
          </table:table-cell>
          <table:table-cell table:formula="of:=&quot;INSERT INTO property (property_type_id, content, item_id) VALUES (7, '&quot;&amp;[.E14]&amp;&quot;', &quot;&amp;[.B14]&amp;&quot;);&quot;" office:value-type="string" office:string-value="INSERT INTO property (property_type_id, content, item_id) VALUES (7, 'Baku', 130);" calcext:value-type="string">
            <text:p>INSERT INTO property (property_type_id, content, item_id) VALUES (7, 'Baku', 130);</text:p>
          </table:table-cell>
          <table:table-cell office:value-type="string" calcext:value-type="string">
            <text:p>Prezydent İlham Əliyev</text:p>
          </table:table-cell>
          <table:table-cell table:formula="of:=&quot;INSERT INTO property (property_type_id, content, item_id) VALUES (8, '&quot;&amp;[.G14]&amp;&quot;', &quot;&amp;[.B14]&amp;&quot;);&quot;" office:value-type="string" office:string-value="INSERT INTO property (property_type_id, content, item_id) VALUES (8, 'Prezydent İlham Əliyev', 130);" calcext:value-type="string">
            <text:p>INSERT INTO property (property_type_id, content, item_id) VALUES (8, 'Prezydent İlham Əliyev', 130);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Bahamy</text:p>
          </table:table-cell>
          <table:table-cell table:formula="of:=&quot;INSERT INTO item (id, name, topic_id) VALUES (&quot;&amp;[.B15]&amp;&quot;, '&quot;&amp;[.C15]&amp;&quot;', 2);&quot;" office:value-type="string" office:string-value="INSERT INTO item (id, name, topic_id) VALUES (131, 'Bahamy', 2);" calcext:value-type="string">
            <text:p>INSERT INTO item (id, name, topic_id) VALUES (131, 'Bahamy', 2);</text:p>
          </table:table-cell>
          <table:table-cell office:value-type="string" calcext:value-type="string">
            <text:p>Nassau</text:p>
          </table:table-cell>
          <table:table-cell table:formula="of:=&quot;INSERT INTO property (property_type_id, content, item_id) VALUES (7, '&quot;&amp;[.E15]&amp;&quot;', &quot;&amp;[.B15]&amp;&quot;);&quot;" office:value-type="string" office:string-value="INSERT INTO property (property_type_id, content, item_id) VALUES (7, 'Nassau', 131);" calcext:value-type="string">
            <text:p>INSERT INTO property (property_type_id, content, item_id) VALUES (7, 'Nassau', 131);</text:p>
          </table:table-cell>
          <table:table-cell office:value-type="string" calcext:value-type="string">
            <text:p>Królowa Elżbieta II, w jej imieniu gubernator generalny Cornelius A. Smith</text:p>
          </table:table-cell>
          <table:table-cell table:formula="of:=&quot;INSERT INTO property (property_type_id, content, item_id) VALUES (8, '&quot;&amp;[.G15]&amp;&quot;', &quot;&amp;[.B15]&amp;&quot;);&quot;" office:value-type="string" office:string-value="INSERT INTO property (property_type_id, content, item_id) VALUES (8, 'Królowa Elżbieta II, w jej imieniu gubernator generalny Cornelius A. Smith', 131);" calcext:value-type="string">
            <text:p>INSERT INTO property (property_type_id, content, item_id) VALUES (8, 'Królowa Elżbieta II, w jej imieniu gubernator generalny Cornelius A. Smith', 131);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Bahrajn</text:p>
          </table:table-cell>
          <table:table-cell table:formula="of:=&quot;INSERT INTO item (id, name, topic_id) VALUES (&quot;&amp;[.B16]&amp;&quot;, '&quot;&amp;[.C16]&amp;&quot;', 2);&quot;" office:value-type="string" office:string-value="INSERT INTO item (id, name, topic_id) VALUES (132, 'Bahrajn', 2);" calcext:value-type="string">
            <text:p>INSERT INTO item (id, name, topic_id) VALUES (132, 'Bahrajn', 2);</text:p>
          </table:table-cell>
          <table:table-cell office:value-type="string" calcext:value-type="string">
            <text:p>Manama</text:p>
          </table:table-cell>
          <table:table-cell table:formula="of:=&quot;INSERT INTO property (property_type_id, content, item_id) VALUES (7, '&quot;&amp;[.E16]&amp;&quot;', &quot;&amp;[.B16]&amp;&quot;);&quot;" office:value-type="string" office:string-value="INSERT INTO property (property_type_id, content, item_id) VALUES (7, 'Manama', 132);" calcext:value-type="string">
            <text:p>INSERT INTO property (property_type_id, content, item_id) VALUES (7, 'Manama', 132);</text:p>
          </table:table-cell>
          <table:table-cell office:value-type="string" calcext:value-type="string">
            <text:p>Król Hamad ibn Isa Al Chalifa</text:p>
          </table:table-cell>
          <table:table-cell table:formula="of:=&quot;INSERT INTO property (property_type_id, content, item_id) VALUES (8, '&quot;&amp;[.G16]&amp;&quot;', &quot;&amp;[.B16]&amp;&quot;);&quot;" office:value-type="string" office:string-value="INSERT INTO property (property_type_id, content, item_id) VALUES (8, 'Król Hamad ibn Isa Al Chalifa', 132);" calcext:value-type="string">
            <text:p>INSERT INTO property (property_type_id, content, item_id) VALUES (8, 'Król Hamad ibn Isa Al Chalifa', 132);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Bangladesz</text:p>
          </table:table-cell>
          <table:table-cell table:formula="of:=&quot;INSERT INTO item (id, name, topic_id) VALUES (&quot;&amp;[.B17]&amp;&quot;, '&quot;&amp;[.C17]&amp;&quot;', 2);&quot;" office:value-type="string" office:string-value="INSERT INTO item (id, name, topic_id) VALUES (133, 'Bangladesz', 2);" calcext:value-type="string">
            <text:p>INSERT INTO item (id, name, topic_id) VALUES (133, 'Bangladesz', 2);</text:p>
          </table:table-cell>
          <table:table-cell office:value-type="string" calcext:value-type="string">
            <text:p>Dhaka</text:p>
          </table:table-cell>
          <table:table-cell table:formula="of:=&quot;INSERT INTO property (property_type_id, content, item_id) VALUES (7, '&quot;&amp;[.E17]&amp;&quot;', &quot;&amp;[.B17]&amp;&quot;);&quot;" office:value-type="string" office:string-value="INSERT INTO property (property_type_id, content, item_id) VALUES (7, 'Dhaka', 133);" calcext:value-type="string">
            <text:p>INSERT INTO property (property_type_id, content, item_id) VALUES (7, 'Dhaka', 133);</text:p>
          </table:table-cell>
          <table:table-cell office:value-type="string" calcext:value-type="string">
            <text:p>Prezydent Abdul Hamid</text:p>
          </table:table-cell>
          <table:table-cell table:formula="of:=&quot;INSERT INTO property (property_type_id, content, item_id) VALUES (8, '&quot;&amp;[.G17]&amp;&quot;', &quot;&amp;[.B17]&amp;&quot;);&quot;" office:value-type="string" office:string-value="INSERT INTO property (property_type_id, content, item_id) VALUES (8, 'Prezydent Abdul Hamid', 133);" calcext:value-type="string">
            <text:p>INSERT INTO property (property_type_id, content, item_id) VALUES (8, 'Prezydent Abdul Hamid', 133);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Barbados</text:p>
          </table:table-cell>
          <table:table-cell table:formula="of:=&quot;INSERT INTO item (id, name, topic_id) VALUES (&quot;&amp;[.B18]&amp;&quot;, '&quot;&amp;[.C18]&amp;&quot;', 2);&quot;" office:value-type="string" office:string-value="INSERT INTO item (id, name, topic_id) VALUES (134, 'Barbados', 2);" calcext:value-type="string">
            <text:p>INSERT INTO item (id, name, topic_id) VALUES (134, 'Barbados', 2);</text:p>
          </table:table-cell>
          <table:table-cell office:value-type="string" calcext:value-type="string">
            <text:p>Bridgetown</text:p>
          </table:table-cell>
          <table:table-cell table:formula="of:=&quot;INSERT INTO property (property_type_id, content, item_id) VALUES (7, '&quot;&amp;[.E18]&amp;&quot;', &quot;&amp;[.B18]&amp;&quot;);&quot;" office:value-type="string" office:string-value="INSERT INTO property (property_type_id, content, item_id) VALUES (7, 'Bridgetown', 134);" calcext:value-type="string">
            <text:p>INSERT INTO property (property_type_id, content, item_id) VALUES (7, 'Bridgetown', 134);</text:p>
          </table:table-cell>
          <table:table-cell office:value-type="string" calcext:value-type="string">
            <text:p>Prezydent Sandra Mason</text:p>
          </table:table-cell>
          <table:table-cell table:formula="of:=&quot;INSERT INTO property (property_type_id, content, item_id) VALUES (8, '&quot;&amp;[.G18]&amp;&quot;', &quot;&amp;[.B18]&amp;&quot;);&quot;" office:value-type="string" office:string-value="INSERT INTO property (property_type_id, content, item_id) VALUES (8, 'Prezydent Sandra Mason', 134);" calcext:value-type="string">
            <text:p>INSERT INTO property (property_type_id, content, item_id) VALUES (8, 'Prezydent Sandra Mason', 134);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Belgia</text:p>
          </table:table-cell>
          <table:table-cell table:formula="of:=&quot;INSERT INTO item (id, name, topic_id) VALUES (&quot;&amp;[.B19]&amp;&quot;, '&quot;&amp;[.C19]&amp;&quot;', 2);&quot;" office:value-type="string" office:string-value="INSERT INTO item (id, name, topic_id) VALUES (135, 'Belgia', 2);" calcext:value-type="string">
            <text:p>INSERT INTO item (id, name, topic_id) VALUES (135, 'Belgia', 2);</text:p>
          </table:table-cell>
          <table:table-cell office:value-type="string" calcext:value-type="string">
            <text:p>Bruksela</text:p>
          </table:table-cell>
          <table:table-cell table:formula="of:=&quot;INSERT INTO property (property_type_id, content, item_id) VALUES (7, '&quot;&amp;[.E19]&amp;&quot;', &quot;&amp;[.B19]&amp;&quot;);&quot;" office:value-type="string" office:string-value="INSERT INTO property (property_type_id, content, item_id) VALUES (7, 'Bruksela', 135);" calcext:value-type="string">
            <text:p>INSERT INTO property (property_type_id, content, item_id) VALUES (7, 'Bruksela', 135);</text:p>
          </table:table-cell>
          <table:table-cell office:value-type="string" calcext:value-type="string">
            <text:p>Król Filip I</text:p>
          </table:table-cell>
          <table:table-cell table:formula="of:=&quot;INSERT INTO property (property_type_id, content, item_id) VALUES (8, '&quot;&amp;[.G19]&amp;&quot;', &quot;&amp;[.B19]&amp;&quot;);&quot;" office:value-type="string" office:string-value="INSERT INTO property (property_type_id, content, item_id) VALUES (8, 'Król Filip I', 135);" calcext:value-type="string">
            <text:p>INSERT INTO property (property_type_id, content, item_id) VALUES (8, 'Król Filip I', 135);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Belize</text:p>
          </table:table-cell>
          <table:table-cell table:formula="of:=&quot;INSERT INTO item (id, name, topic_id) VALUES (&quot;&amp;[.B20]&amp;&quot;, '&quot;&amp;[.C20]&amp;&quot;', 2);&quot;" office:value-type="string" office:string-value="INSERT INTO item (id, name, topic_id) VALUES (136, 'Belize', 2);" calcext:value-type="string">
            <text:p>INSERT INTO item (id, name, topic_id) VALUES (136, 'Belize', 2);</text:p>
          </table:table-cell>
          <table:table-cell office:value-type="string" calcext:value-type="string">
            <text:p>Belmopan</text:p>
          </table:table-cell>
          <table:table-cell table:formula="of:=&quot;INSERT INTO property (property_type_id, content, item_id) VALUES (7, '&quot;&amp;[.E20]&amp;&quot;', &quot;&amp;[.B20]&amp;&quot;);&quot;" office:value-type="string" office:string-value="INSERT INTO property (property_type_id, content, item_id) VALUES (7, 'Belmopan', 136);" calcext:value-type="string">
            <text:p>INSERT INTO property (property_type_id, content, item_id) VALUES (7, 'Belmopan', 136);</text:p>
          </table:table-cell>
          <table:table-cell office:value-type="string" calcext:value-type="string">
            <text:p>Królowa Elżbieta II, w jej imieniu gubernator generalna Froyla Tzalam</text:p>
          </table:table-cell>
          <table:table-cell table:formula="of:=&quot;INSERT INTO property (property_type_id, content, item_id) VALUES (8, '&quot;&amp;[.G20]&amp;&quot;', &quot;&amp;[.B20]&amp;&quot;);&quot;" office:value-type="string" office:string-value="INSERT INTO property (property_type_id, content, item_id) VALUES (8, 'Królowa Elżbieta II, w jej imieniu gubernator generalna Froyla Tzalam', 136);" calcext:value-type="string">
            <text:p>INSERT INTO property (property_type_id, content, item_id) VALUES (8, 'Królowa Elżbieta II, w jej imieniu gubernator generalna Froyla Tzalam', 136);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Benin</text:p>
          </table:table-cell>
          <table:table-cell table:formula="of:=&quot;INSERT INTO item (id, name, topic_id) VALUES (&quot;&amp;[.B21]&amp;&quot;, '&quot;&amp;[.C21]&amp;&quot;', 2);&quot;" office:value-type="string" office:string-value="INSERT INTO item (id, name, topic_id) VALUES (137, 'Benin', 2);" calcext:value-type="string">
            <text:p>INSERT INTO item (id, name, topic_id) VALUES (137, 'Benin', 2);</text:p>
          </table:table-cell>
          <table:table-cell office:value-type="string" calcext:value-type="string">
            <text:p>Porto-Novo</text:p>
          </table:table-cell>
          <table:table-cell table:formula="of:=&quot;INSERT INTO property (property_type_id, content, item_id) VALUES (7, '&quot;&amp;[.E21]&amp;&quot;', &quot;&amp;[.B21]&amp;&quot;);&quot;" office:value-type="string" office:string-value="INSERT INTO property (property_type_id, content, item_id) VALUES (7, 'Porto-Novo', 137);" calcext:value-type="string">
            <text:p>INSERT INTO property (property_type_id, content, item_id) VALUES (7, 'Porto-Novo', 137);</text:p>
          </table:table-cell>
          <table:table-cell office:value-type="string" calcext:value-type="string">
            <text:p>Prezydent Patrice Talon</text:p>
          </table:table-cell>
          <table:table-cell table:formula="of:=&quot;INSERT INTO property (property_type_id, content, item_id) VALUES (8, '&quot;&amp;[.G21]&amp;&quot;', &quot;&amp;[.B21]&amp;&quot;);&quot;" office:value-type="string" office:string-value="INSERT INTO property (property_type_id, content, item_id) VALUES (8, 'Prezydent Patrice Talon', 137);" calcext:value-type="string">
            <text:p>INSERT INTO property (property_type_id, content, item_id) VALUES (8, 'Prezydent Patrice Talon', 137);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Bhutan</text:p>
          </table:table-cell>
          <table:table-cell table:formula="of:=&quot;INSERT INTO item (id, name, topic_id) VALUES (&quot;&amp;[.B22]&amp;&quot;, '&quot;&amp;[.C22]&amp;&quot;', 2);&quot;" office:value-type="string" office:string-value="INSERT INTO item (id, name, topic_id) VALUES (138, 'Bhutan', 2);" calcext:value-type="string">
            <text:p>INSERT INTO item (id, name, topic_id) VALUES (138, 'Bhutan', 2);</text:p>
          </table:table-cell>
          <table:table-cell office:value-type="string" calcext:value-type="string">
            <text:p>Thimphu</text:p>
          </table:table-cell>
          <table:table-cell table:formula="of:=&quot;INSERT INTO property (property_type_id, content, item_id) VALUES (7, '&quot;&amp;[.E22]&amp;&quot;', &quot;&amp;[.B22]&amp;&quot;);&quot;" office:value-type="string" office:string-value="INSERT INTO property (property_type_id, content, item_id) VALUES (7, 'Thimphu', 138);" calcext:value-type="string">
            <text:p>INSERT INTO property (property_type_id, content, item_id) VALUES (7, 'Thimphu', 138);</text:p>
          </table:table-cell>
          <table:table-cell office:value-type="string" calcext:value-type="string">
            <text:p>Król Jigme Khesar Namgyel Wangchuck</text:p>
          </table:table-cell>
          <table:table-cell table:formula="of:=&quot;INSERT INTO property (property_type_id, content, item_id) VALUES (8, '&quot;&amp;[.G22]&amp;&quot;', &quot;&amp;[.B22]&amp;&quot;);&quot;" office:value-type="string" office:string-value="INSERT INTO property (property_type_id, content, item_id) VALUES (8, 'Król Jigme Khesar Namgyel Wangchuck', 138);" calcext:value-type="string">
            <text:p>INSERT INTO property (property_type_id, content, item_id) VALUES (8, 'Król Jigme Khesar Namgyel Wangchuck', 138);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Białoruś</text:p>
          </table:table-cell>
          <table:table-cell table:formula="of:=&quot;INSERT INTO item (id, name, topic_id) VALUES (&quot;&amp;[.B23]&amp;&quot;, '&quot;&amp;[.C23]&amp;&quot;', 2);&quot;" office:value-type="string" office:string-value="INSERT INTO item (id, name, topic_id) VALUES (139, 'Białoruś', 2);" calcext:value-type="string">
            <text:p>INSERT INTO item (id, name, topic_id) VALUES (139, 'Białoruś', 2);</text:p>
          </table:table-cell>
          <table:table-cell office:value-type="string" calcext:value-type="string">
            <text:p>Mińsk</text:p>
          </table:table-cell>
          <table:table-cell table:formula="of:=&quot;INSERT INTO property (property_type_id, content, item_id) VALUES (7, '&quot;&amp;[.E23]&amp;&quot;', &quot;&amp;[.B23]&amp;&quot;);&quot;" office:value-type="string" office:string-value="INSERT INTO property (property_type_id, content, item_id) VALUES (7, 'Mińsk', 139);" calcext:value-type="string">
            <text:p>INSERT INTO property (property_type_id, content, item_id) VALUES (7, 'Mińsk', 139);</text:p>
          </table:table-cell>
          <table:table-cell office:value-type="string" calcext:value-type="string">
            <text:p>Prezydent Alaksandr Łukaszenka</text:p>
          </table:table-cell>
          <table:table-cell table:formula="of:=&quot;INSERT INTO property (property_type_id, content, item_id) VALUES (8, '&quot;&amp;[.G23]&amp;&quot;', &quot;&amp;[.B23]&amp;&quot;);&quot;" office:value-type="string" office:string-value="INSERT INTO property (property_type_id, content, item_id) VALUES (8, 'Prezydent Alaksandr Łukaszenka', 139);" calcext:value-type="string">
            <text:p>INSERT INTO property (property_type_id, content, item_id) VALUES (8, 'Prezydent Alaksandr Łukaszenka', 139);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Boliwia</text:p>
          </table:table-cell>
          <table:table-cell table:formula="of:=&quot;INSERT INTO item (id, name, topic_id) VALUES (&quot;&amp;[.B24]&amp;&quot;, '&quot;&amp;[.C24]&amp;&quot;', 2);&quot;" office:value-type="string" office:string-value="INSERT INTO item (id, name, topic_id) VALUES (140, 'Boliwia', 2);" calcext:value-type="string">
            <text:p>INSERT INTO item (id, name, topic_id) VALUES (140, 'Boliwia', 2);</text:p>
          </table:table-cell>
          <table:table-cell office:value-type="string" calcext:value-type="string">
            <text:p>Sucre / La Paz</text:p>
          </table:table-cell>
          <table:table-cell table:formula="of:=&quot;INSERT INTO property (property_type_id, content, item_id) VALUES (7, '&quot;&amp;[.E24]&amp;&quot;', &quot;&amp;[.B24]&amp;&quot;);&quot;" office:value-type="string" office:string-value="INSERT INTO property (property_type_id, content, item_id) VALUES (7, 'Sucre / La Paz', 140);" calcext:value-type="string">
            <text:p>INSERT INTO property (property_type_id, content, item_id) VALUES (7, 'Sucre / La Paz', 140);</text:p>
          </table:table-cell>
          <table:table-cell office:value-type="string" calcext:value-type="string">
            <text:p>Prezydent Luis Arce</text:p>
          </table:table-cell>
          <table:table-cell table:formula="of:=&quot;INSERT INTO property (property_type_id, content, item_id) VALUES (8, '&quot;&amp;[.G24]&amp;&quot;', &quot;&amp;[.B24]&amp;&quot;);&quot;" office:value-type="string" office:string-value="INSERT INTO property (property_type_id, content, item_id) VALUES (8, 'Prezydent Luis Arce', 140);" calcext:value-type="string">
            <text:p>INSERT INTO property (property_type_id, content, item_id) VALUES (8, 'Prezydent Luis Arce', 140);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Bośnia i Hercegowina</text:p>
          </table:table-cell>
          <table:table-cell table:formula="of:=&quot;INSERT INTO item (id, name, topic_id) VALUES (&quot;&amp;[.B25]&amp;&quot;, '&quot;&amp;[.C25]&amp;&quot;', 2);&quot;" office:value-type="string" office:string-value="INSERT INTO item (id, name, topic_id) VALUES (141, 'Bośnia i Hercegowina', 2);" calcext:value-type="string">
            <text:p>INSERT INTO item (id, name, topic_id) VALUES (141, 'Bośnia i Hercegowina', 2);</text:p>
          </table:table-cell>
          <table:table-cell office:value-type="string" calcext:value-type="string">
            <text:p>Sarajewo</text:p>
          </table:table-cell>
          <table:table-cell table:formula="of:=&quot;INSERT INTO property (property_type_id, content, item_id) VALUES (7, '&quot;&amp;[.E25]&amp;&quot;', &quot;&amp;[.B25]&amp;&quot;);&quot;" office:value-type="string" office:string-value="INSERT INTO property (property_type_id, content, item_id) VALUES (7, 'Sarajewo', 141);" calcext:value-type="string">
            <text:p>INSERT INTO property (property_type_id, content, item_id) VALUES (7, 'Sarajewo', 141);</text:p>
          </table:table-cell>
          <table:table-cell office:value-type="string" calcext:value-type="string">
            <text:p>Prezydium: Željko Komšić (przewodniczący), Milorad Dodik, Šefik Džaferović</text:p>
          </table:table-cell>
          <table:table-cell table:formula="of:=&quot;INSERT INTO property (property_type_id, content, item_id) VALUES (8, '&quot;&amp;[.G25]&amp;&quot;', &quot;&amp;[.B25]&amp;&quot;);&quot;" office:value-type="string" office:string-value="INSERT INTO property (property_type_id, content, item_id) VALUES (8, 'Prezydium: Željko Komšić (przewodniczący), Milorad Dodik, Šefik Džaferović', 141);" calcext:value-type="string">
            <text:p>INSERT INTO property (property_type_id, content, item_id) VALUES (8, 'Prezydium: Željko Komšić (przewodniczący), Milorad Dodik, Šefik Džaferović', 141);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Botswana</text:p>
          </table:table-cell>
          <table:table-cell table:formula="of:=&quot;INSERT INTO item (id, name, topic_id) VALUES (&quot;&amp;[.B26]&amp;&quot;, '&quot;&amp;[.C26]&amp;&quot;', 2);&quot;" office:value-type="string" office:string-value="INSERT INTO item (id, name, topic_id) VALUES (142, 'Botswana', 2);" calcext:value-type="string">
            <text:p>INSERT INTO item (id, name, topic_id) VALUES (142, 'Botswana', 2);</text:p>
          </table:table-cell>
          <table:table-cell office:value-type="string" calcext:value-type="string">
            <text:p>Gaborone</text:p>
          </table:table-cell>
          <table:table-cell table:formula="of:=&quot;INSERT INTO property (property_type_id, content, item_id) VALUES (7, '&quot;&amp;[.E26]&amp;&quot;', &quot;&amp;[.B26]&amp;&quot;);&quot;" office:value-type="string" office:string-value="INSERT INTO property (property_type_id, content, item_id) VALUES (7, 'Gaborone', 142);" calcext:value-type="string">
            <text:p>INSERT INTO property (property_type_id, content, item_id) VALUES (7, 'Gaborone', 142);</text:p>
          </table:table-cell>
          <table:table-cell office:value-type="string" calcext:value-type="string">
            <text:p>Prezydent Mokgweetsi Masisi</text:p>
          </table:table-cell>
          <table:table-cell table:formula="of:=&quot;INSERT INTO property (property_type_id, content, item_id) VALUES (8, '&quot;&amp;[.G26]&amp;&quot;', &quot;&amp;[.B26]&amp;&quot;);&quot;" office:value-type="string" office:string-value="INSERT INTO property (property_type_id, content, item_id) VALUES (8, 'Prezydent Mokgweetsi Masisi', 142);" calcext:value-type="string">
            <text:p>INSERT INTO property (property_type_id, content, item_id) VALUES (8, 'Prezydent Mokgweetsi Masisi', 142);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Brazylia</text:p>
          </table:table-cell>
          <table:table-cell table:formula="of:=&quot;INSERT INTO item (id, name, topic_id) VALUES (&quot;&amp;[.B27]&amp;&quot;, '&quot;&amp;[.C27]&amp;&quot;', 2);&quot;" office:value-type="string" office:string-value="INSERT INTO item (id, name, topic_id) VALUES (143, 'Brazylia', 2);" calcext:value-type="string">
            <text:p>INSERT INTO item (id, name, topic_id) VALUES (143, 'Brazylia', 2);</text:p>
          </table:table-cell>
          <table:table-cell office:value-type="string" calcext:value-type="string">
            <text:p>Brasília</text:p>
          </table:table-cell>
          <table:table-cell table:formula="of:=&quot;INSERT INTO property (property_type_id, content, item_id) VALUES (7, '&quot;&amp;[.E27]&amp;&quot;', &quot;&amp;[.B27]&amp;&quot;);&quot;" office:value-type="string" office:string-value="INSERT INTO property (property_type_id, content, item_id) VALUES (7, 'Brasília', 143);" calcext:value-type="string">
            <text:p>INSERT INTO property (property_type_id, content, item_id) VALUES (7, 'Brasília', 143);</text:p>
          </table:table-cell>
          <table:table-cell office:value-type="string" calcext:value-type="string">
            <text:p>Prezydent Jair Bolsonaro</text:p>
          </table:table-cell>
          <table:table-cell table:formula="of:=&quot;INSERT INTO property (property_type_id, content, item_id) VALUES (8, '&quot;&amp;[.G27]&amp;&quot;', &quot;&amp;[.B27]&amp;&quot;);&quot;" office:value-type="string" office:string-value="INSERT INTO property (property_type_id, content, item_id) VALUES (8, 'Prezydent Jair Bolsonaro', 143);" calcext:value-type="string">
            <text:p>INSERT INTO property (property_type_id, content, item_id) VALUES (8, 'Prezydent Jair Bolsonaro', 143);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Brunei</text:p>
          </table:table-cell>
          <table:table-cell table:formula="of:=&quot;INSERT INTO item (id, name, topic_id) VALUES (&quot;&amp;[.B28]&amp;&quot;, '&quot;&amp;[.C28]&amp;&quot;', 2);&quot;" office:value-type="string" office:string-value="INSERT INTO item (id, name, topic_id) VALUES (144, 'Brunei', 2);" calcext:value-type="string">
            <text:p>INSERT INTO item (id, name, topic_id) VALUES (144, 'Brunei', 2);</text:p>
          </table:table-cell>
          <table:table-cell office:value-type="string" calcext:value-type="string">
            <text:p>Bandar Seri Begawan</text:p>
          </table:table-cell>
          <table:table-cell table:formula="of:=&quot;INSERT INTO property (property_type_id, content, item_id) VALUES (7, '&quot;&amp;[.E28]&amp;&quot;', &quot;&amp;[.B28]&amp;&quot;);&quot;" office:value-type="string" office:string-value="INSERT INTO property (property_type_id, content, item_id) VALUES (7, 'Bandar Seri Begawan', 144);" calcext:value-type="string">
            <text:p>INSERT INTO property (property_type_id, content, item_id) VALUES (7, 'Bandar Seri Begawan', 144);</text:p>
          </table:table-cell>
          <table:table-cell office:value-type="string" calcext:value-type="string">
            <text:p>Sułtan Hassanal Bolkiah</text:p>
          </table:table-cell>
          <table:table-cell table:formula="of:=&quot;INSERT INTO property (property_type_id, content, item_id) VALUES (8, '&quot;&amp;[.G28]&amp;&quot;', &quot;&amp;[.B28]&amp;&quot;);&quot;" office:value-type="string" office:string-value="INSERT INTO property (property_type_id, content, item_id) VALUES (8, 'Sułtan Hassanal Bolkiah', 144);" calcext:value-type="string">
            <text:p>INSERT INTO property (property_type_id, content, item_id) VALUES (8, 'Sułtan Hassanal Bolkiah', 144);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Bułgaria</text:p>
          </table:table-cell>
          <table:table-cell table:formula="of:=&quot;INSERT INTO item (id, name, topic_id) VALUES (&quot;&amp;[.B29]&amp;&quot;, '&quot;&amp;[.C29]&amp;&quot;', 2);&quot;" office:value-type="string" office:string-value="INSERT INTO item (id, name, topic_id) VALUES (145, 'Bułgaria', 2);" calcext:value-type="string">
            <text:p>INSERT INTO item (id, name, topic_id) VALUES (145, 'Bułgaria', 2);</text:p>
          </table:table-cell>
          <table:table-cell office:value-type="string" calcext:value-type="string">
            <text:p>Sofia</text:p>
          </table:table-cell>
          <table:table-cell table:formula="of:=&quot;INSERT INTO property (property_type_id, content, item_id) VALUES (7, '&quot;&amp;[.E29]&amp;&quot;', &quot;&amp;[.B29]&amp;&quot;);&quot;" office:value-type="string" office:string-value="INSERT INTO property (property_type_id, content, item_id) VALUES (7, 'Sofia', 145);" calcext:value-type="string">
            <text:p>INSERT INTO property (property_type_id, content, item_id) VALUES (7, 'Sofia', 145);</text:p>
          </table:table-cell>
          <table:table-cell office:value-type="string" calcext:value-type="string">
            <text:p>Prezydent Rumen Radew</text:p>
          </table:table-cell>
          <table:table-cell table:formula="of:=&quot;INSERT INTO property (property_type_id, content, item_id) VALUES (8, '&quot;&amp;[.G29]&amp;&quot;', &quot;&amp;[.B29]&amp;&quot;);&quot;" office:value-type="string" office:string-value="INSERT INTO property (property_type_id, content, item_id) VALUES (8, 'Prezydent Rumen Radew', 145);" calcext:value-type="string">
            <text:p>INSERT INTO property (property_type_id, content, item_id) VALUES (8, 'Prezydent Rumen Radew', 145);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Burkina Faso</text:p>
          </table:table-cell>
          <table:table-cell table:formula="of:=&quot;INSERT INTO item (id, name, topic_id) VALUES (&quot;&amp;[.B30]&amp;&quot;, '&quot;&amp;[.C30]&amp;&quot;', 2);&quot;" office:value-type="string" office:string-value="INSERT INTO item (id, name, topic_id) VALUES (146, 'Burkina Faso', 2);" calcext:value-type="string">
            <text:p>INSERT INTO item (id, name, topic_id) VALUES (146, 'Burkina Faso', 2);</text:p>
          </table:table-cell>
          <table:table-cell office:value-type="string" calcext:value-type="string">
            <text:p>Wagadugu</text:p>
          </table:table-cell>
          <table:table-cell table:formula="of:=&quot;INSERT INTO property (property_type_id, content, item_id) VALUES (7, '&quot;&amp;[.E30]&amp;&quot;', &quot;&amp;[.B30]&amp;&quot;);&quot;" office:value-type="string" office:string-value="INSERT INTO property (property_type_id, content, item_id) VALUES (7, 'Wagadugu', 146);" calcext:value-type="string">
            <text:p>INSERT INTO property (property_type_id, content, item_id) VALUES (7, 'Wagadugu', 146);</text:p>
          </table:table-cell>
          <table:table-cell office:value-type="string" calcext:value-type="string">
            <text:p>Pełniący obowiązki prezydenta Paul-Henri Sandaogo Damiba</text:p>
          </table:table-cell>
          <table:table-cell table:formula="of:=&quot;INSERT INTO property (property_type_id, content, item_id) VALUES (8, '&quot;&amp;[.G30]&amp;&quot;', &quot;&amp;[.B30]&amp;&quot;);&quot;" office:value-type="string" office:string-value="INSERT INTO property (property_type_id, content, item_id) VALUES (8, 'Pełniący obowiązki prezydenta Paul-Henri Sandaogo Damiba', 146);" calcext:value-type="string">
            <text:p>INSERT INTO property (property_type_id, content, item_id) VALUES (8, 'Pełniący obowiązki prezydenta Paul-Henri Sandaogo Damiba', 146);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Burundi</text:p>
          </table:table-cell>
          <table:table-cell table:formula="of:=&quot;INSERT INTO item (id, name, topic_id) VALUES (&quot;&amp;[.B31]&amp;&quot;, '&quot;&amp;[.C31]&amp;&quot;', 2);&quot;" office:value-type="string" office:string-value="INSERT INTO item (id, name, topic_id) VALUES (147, 'Burundi', 2);" calcext:value-type="string">
            <text:p>INSERT INTO item (id, name, topic_id) VALUES (147, 'Burundi', 2);</text:p>
          </table:table-cell>
          <table:table-cell office:value-type="string" calcext:value-type="string">
            <text:p>Gitega</text:p>
          </table:table-cell>
          <table:table-cell table:formula="of:=&quot;INSERT INTO property (property_type_id, content, item_id) VALUES (7, '&quot;&amp;[.E31]&amp;&quot;', &quot;&amp;[.B31]&amp;&quot;);&quot;" office:value-type="string" office:string-value="INSERT INTO property (property_type_id, content, item_id) VALUES (7, 'Gitega', 147);" calcext:value-type="string">
            <text:p>INSERT INTO property (property_type_id, content, item_id) VALUES (7, 'Gitega', 147);</text:p>
          </table:table-cell>
          <table:table-cell office:value-type="string" calcext:value-type="string">
            <text:p>Prezydent Evariste Ndayishimiye</text:p>
          </table:table-cell>
          <table:table-cell table:formula="of:=&quot;INSERT INTO property (property_type_id, content, item_id) VALUES (8, '&quot;&amp;[.G31]&amp;&quot;', &quot;&amp;[.B31]&amp;&quot;);&quot;" office:value-type="string" office:string-value="INSERT INTO property (property_type_id, content, item_id) VALUES (8, 'Prezydent Evariste Ndayishimiye', 147);" calcext:value-type="string">
            <text:p>INSERT INTO property (property_type_id, content, item_id) VALUES (8, 'Prezydent Evariste Ndayishimiye', 147);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Chile</text:p>
          </table:table-cell>
          <table:table-cell table:formula="of:=&quot;INSERT INTO item (id, name, topic_id) VALUES (&quot;&amp;[.B32]&amp;&quot;, '&quot;&amp;[.C32]&amp;&quot;', 2);&quot;" office:value-type="string" office:string-value="INSERT INTO item (id, name, topic_id) VALUES (148, 'Chile', 2);" calcext:value-type="string">
            <text:p>INSERT INTO item (id, name, topic_id) VALUES (148, 'Chile', 2);</text:p>
          </table:table-cell>
          <table:table-cell office:value-type="string" calcext:value-type="string">
            <text:p>Santiago</text:p>
          </table:table-cell>
          <table:table-cell table:formula="of:=&quot;INSERT INTO property (property_type_id, content, item_id) VALUES (7, '&quot;&amp;[.E32]&amp;&quot;', &quot;&amp;[.B32]&amp;&quot;);&quot;" office:value-type="string" office:string-value="INSERT INTO property (property_type_id, content, item_id) VALUES (7, 'Santiago', 148);" calcext:value-type="string">
            <text:p>INSERT INTO property (property_type_id, content, item_id) VALUES (7, 'Santiago', 148);</text:p>
          </table:table-cell>
          <table:table-cell office:value-type="string" calcext:value-type="string">
            <text:p>Prezydent Gabriel Boric</text:p>
          </table:table-cell>
          <table:table-cell table:formula="of:=&quot;INSERT INTO property (property_type_id, content, item_id) VALUES (8, '&quot;&amp;[.G32]&amp;&quot;', &quot;&amp;[.B32]&amp;&quot;);&quot;" office:value-type="string" office:string-value="INSERT INTO property (property_type_id, content, item_id) VALUES (8, 'Prezydent Gabriel Boric', 148);" calcext:value-type="string">
            <text:p>INSERT INTO property (property_type_id, content, item_id) VALUES (8, 'Prezydent Gabriel Boric', 148);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Chińska Republika Ludowa</text:p>
          </table:table-cell>
          <table:table-cell table:formula="of:=&quot;INSERT INTO item (id, name, topic_id) VALUES (&quot;&amp;[.B33]&amp;&quot;, '&quot;&amp;[.C33]&amp;&quot;', 2);&quot;" office:value-type="string" office:string-value="INSERT INTO item (id, name, topic_id) VALUES (149, 'Chińska Republika Ludowa', 2);" calcext:value-type="string">
            <text:p>INSERT INTO item (id, name, topic_id) VALUES (149, 'Chińska Republika Ludowa', 2);</text:p>
          </table:table-cell>
          <table:table-cell office:value-type="string" calcext:value-type="string">
            <text:p>Pekin</text:p>
          </table:table-cell>
          <table:table-cell table:formula="of:=&quot;INSERT INTO property (property_type_id, content, item_id) VALUES (7, '&quot;&amp;[.E33]&amp;&quot;', &quot;&amp;[.B33]&amp;&quot;);&quot;" office:value-type="string" office:string-value="INSERT INTO property (property_type_id, content, item_id) VALUES (7, 'Pekin', 149);" calcext:value-type="string">
            <text:p>INSERT INTO property (property_type_id, content, item_id) VALUES (7, 'Pekin', 149);</text:p>
          </table:table-cell>
          <table:table-cell office:value-type="string" calcext:value-type="string">
            <text:p>Przewodniczący Xi Jinping</text:p>
          </table:table-cell>
          <table:table-cell table:formula="of:=&quot;INSERT INTO property (property_type_id, content, item_id) VALUES (8, '&quot;&amp;[.G33]&amp;&quot;', &quot;&amp;[.B33]&amp;&quot;);&quot;" office:value-type="string" office:string-value="INSERT INTO property (property_type_id, content, item_id) VALUES (8, 'Przewodniczący Xi Jinping', 149);" calcext:value-type="string">
            <text:p>INSERT INTO property (property_type_id, content, item_id) VALUES (8, 'Przewodniczący Xi Jinping', 149);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horwacja</text:p>
          </table:table-cell>
          <table:table-cell table:formula="of:=&quot;INSERT INTO item (id, name, topic_id) VALUES (&quot;&amp;[.B34]&amp;&quot;, '&quot;&amp;[.C34]&amp;&quot;', 2);&quot;" office:value-type="string" office:string-value="INSERT INTO item (id, name, topic_id) VALUES (150, 'Chorwacja', 2);" calcext:value-type="string">
            <text:p>INSERT INTO item (id, name, topic_id) VALUES (150, 'Chorwacja', 2);</text:p>
          </table:table-cell>
          <table:table-cell office:value-type="string" calcext:value-type="string">
            <text:p>Zagrzeb</text:p>
          </table:table-cell>
          <table:table-cell table:formula="of:=&quot;INSERT INTO property (property_type_id, content, item_id) VALUES (7, '&quot;&amp;[.E34]&amp;&quot;', &quot;&amp;[.B34]&amp;&quot;);&quot;" office:value-type="string" office:string-value="INSERT INTO property (property_type_id, content, item_id) VALUES (7, 'Zagrzeb', 150);" calcext:value-type="string">
            <text:p>INSERT INTO property (property_type_id, content, item_id) VALUES (7, 'Zagrzeb', 150);</text:p>
          </table:table-cell>
          <table:table-cell office:value-type="string" calcext:value-type="string">
            <text:p>Prezydent Zoran Milanović</text:p>
          </table:table-cell>
          <table:table-cell table:formula="of:=&quot;INSERT INTO property (property_type_id, content, item_id) VALUES (8, '&quot;&amp;[.G34]&amp;&quot;', &quot;&amp;[.B34]&amp;&quot;);&quot;" office:value-type="string" office:string-value="INSERT INTO property (property_type_id, content, item_id) VALUES (8, 'Prezydent Zoran Milanović', 150);" calcext:value-type="string">
            <text:p>INSERT INTO property (property_type_id, content, item_id) VALUES (8, 'Prezydent Zoran Milanović', 150);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Cypr</text:p>
          </table:table-cell>
          <table:table-cell table:formula="of:=&quot;INSERT INTO item (id, name, topic_id) VALUES (&quot;&amp;[.B35]&amp;&quot;, '&quot;&amp;[.C35]&amp;&quot;', 2);&quot;" office:value-type="string" office:string-value="INSERT INTO item (id, name, topic_id) VALUES (151, 'Cypr', 2);" calcext:value-type="string">
            <text:p>INSERT INTO item (id, name, topic_id) VALUES (151, 'Cypr', 2);</text:p>
          </table:table-cell>
          <table:table-cell office:value-type="string" calcext:value-type="string">
            <text:p>Nikozja</text:p>
          </table:table-cell>
          <table:table-cell table:formula="of:=&quot;INSERT INTO property (property_type_id, content, item_id) VALUES (7, '&quot;&amp;[.E35]&amp;&quot;', &quot;&amp;[.B35]&amp;&quot;);&quot;" office:value-type="string" office:string-value="INSERT INTO property (property_type_id, content, item_id) VALUES (7, 'Nikozja', 151);" calcext:value-type="string">
            <text:p>INSERT INTO property (property_type_id, content, item_id) VALUES (7, 'Nikozja', 151);</text:p>
          </table:table-cell>
          <table:table-cell office:value-type="string" calcext:value-type="string">
            <text:p>Prezydent Nikos Anastasiadis</text:p>
          </table:table-cell>
          <table:table-cell table:formula="of:=&quot;INSERT INTO property (property_type_id, content, item_id) VALUES (8, '&quot;&amp;[.G35]&amp;&quot;', &quot;&amp;[.B35]&amp;&quot;);&quot;" office:value-type="string" office:string-value="INSERT INTO property (property_type_id, content, item_id) VALUES (8, 'Prezydent Nikos Anastasiadis', 151);" calcext:value-type="string">
            <text:p>INSERT INTO property (property_type_id, content, item_id) VALUES (8, 'Prezydent Nikos Anastasiadis', 151);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Czad</text:p>
          </table:table-cell>
          <table:table-cell table:formula="of:=&quot;INSERT INTO item (id, name, topic_id) VALUES (&quot;&amp;[.B36]&amp;&quot;, '&quot;&amp;[.C36]&amp;&quot;', 2);&quot;" office:value-type="string" office:string-value="INSERT INTO item (id, name, topic_id) VALUES (152, 'Czad', 2);" calcext:value-type="string">
            <text:p>INSERT INTO item (id, name, topic_id) VALUES (152, 'Czad', 2);</text:p>
          </table:table-cell>
          <table:table-cell office:value-type="string" calcext:value-type="string">
            <text:p>Ndżamena</text:p>
          </table:table-cell>
          <table:table-cell table:formula="of:=&quot;INSERT INTO property (property_type_id, content, item_id) VALUES (7, '&quot;&amp;[.E36]&amp;&quot;', &quot;&amp;[.B36]&amp;&quot;);&quot;" office:value-type="string" office:string-value="INSERT INTO property (property_type_id, content, item_id) VALUES (7, 'Ndżamena', 152);" calcext:value-type="string">
            <text:p>INSERT INTO property (property_type_id, content, item_id) VALUES (7, 'Ndżamena', 152);</text:p>
          </table:table-cell>
          <table:table-cell office:value-type="string" calcext:value-type="string">
            <text:p>Przewodniczący Tymczasowej Rady Wojskowej Mahamat Déby Itno</text:p>
          </table:table-cell>
          <table:table-cell table:formula="of:=&quot;INSERT INTO property (property_type_id, content, item_id) VALUES (8, '&quot;&amp;[.G36]&amp;&quot;', &quot;&amp;[.B36]&amp;&quot;);&quot;" office:value-type="string" office:string-value="INSERT INTO property (property_type_id, content, item_id) VALUES (8, 'Przewodniczący Tymczasowej Rady Wojskowej Mahamat Déby Itno', 152);" calcext:value-type="string">
            <text:p>INSERT INTO property (property_type_id, content, item_id) VALUES (8, 'Przewodniczący Tymczasowej Rady Wojskowej Mahamat Déby Itno', 152);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Czarnogóra</text:p>
          </table:table-cell>
          <table:table-cell table:formula="of:=&quot;INSERT INTO item (id, name, topic_id) VALUES (&quot;&amp;[.B37]&amp;&quot;, '&quot;&amp;[.C37]&amp;&quot;', 2);&quot;" office:value-type="string" office:string-value="INSERT INTO item (id, name, topic_id) VALUES (153, 'Czarnogóra', 2);" calcext:value-type="string">
            <text:p>INSERT INTO item (id, name, topic_id) VALUES (153, 'Czarnogóra', 2);</text:p>
          </table:table-cell>
          <table:table-cell office:value-type="string" calcext:value-type="string">
            <text:p>Podgorica</text:p>
          </table:table-cell>
          <table:table-cell table:formula="of:=&quot;INSERT INTO property (property_type_id, content, item_id) VALUES (7, '&quot;&amp;[.E37]&amp;&quot;', &quot;&amp;[.B37]&amp;&quot;);&quot;" office:value-type="string" office:string-value="INSERT INTO property (property_type_id, content, item_id) VALUES (7, 'Podgorica', 153);" calcext:value-type="string">
            <text:p>INSERT INTO property (property_type_id, content, item_id) VALUES (7, 'Podgorica', 153);</text:p>
          </table:table-cell>
          <table:table-cell office:value-type="string" calcext:value-type="string">
            <text:p>Prezydent Milo Đukanović</text:p>
          </table:table-cell>
          <table:table-cell table:formula="of:=&quot;INSERT INTO property (property_type_id, content, item_id) VALUES (8, '&quot;&amp;[.G37]&amp;&quot;', &quot;&amp;[.B37]&amp;&quot;);&quot;" office:value-type="string" office:string-value="INSERT INTO property (property_type_id, content, item_id) VALUES (8, 'Prezydent Milo Đukanović', 153);" calcext:value-type="string">
            <text:p>INSERT INTO property (property_type_id, content, item_id) VALUES (8, 'Prezydent Milo Đukanović', 153);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Czechy</text:p>
          </table:table-cell>
          <table:table-cell table:formula="of:=&quot;INSERT INTO item (id, name, topic_id) VALUES (&quot;&amp;[.B38]&amp;&quot;, '&quot;&amp;[.C38]&amp;&quot;', 2);&quot;" office:value-type="string" office:string-value="INSERT INTO item (id, name, topic_id) VALUES (154, 'Czechy', 2);" calcext:value-type="string">
            <text:p>INSERT INTO item (id, name, topic_id) VALUES (154, 'Czechy', 2);</text:p>
          </table:table-cell>
          <table:table-cell office:value-type="string" calcext:value-type="string">
            <text:p>Praga</text:p>
          </table:table-cell>
          <table:table-cell table:formula="of:=&quot;INSERT INTO property (property_type_id, content, item_id) VALUES (7, '&quot;&amp;[.E38]&amp;&quot;', &quot;&amp;[.B38]&amp;&quot;);&quot;" office:value-type="string" office:string-value="INSERT INTO property (property_type_id, content, item_id) VALUES (7, 'Praga', 154);" calcext:value-type="string">
            <text:p>INSERT INTO property (property_type_id, content, item_id) VALUES (7, 'Praga', 154);</text:p>
          </table:table-cell>
          <table:table-cell office:value-type="string" calcext:value-type="string">
            <text:p>Prezydent Miloš Zeman</text:p>
          </table:table-cell>
          <table:table-cell table:formula="of:=&quot;INSERT INTO property (property_type_id, content, item_id) VALUES (8, '&quot;&amp;[.G38]&amp;&quot;', &quot;&amp;[.B38]&amp;&quot;);&quot;" office:value-type="string" office:string-value="INSERT INTO property (property_type_id, content, item_id) VALUES (8, 'Prezydent Miloš Zeman', 154);" calcext:value-type="string">
            <text:p>INSERT INTO property (property_type_id, content, item_id) VALUES (8, 'Prezydent Miloš Zeman', 154);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Dania</text:p>
          </table:table-cell>
          <table:table-cell table:formula="of:=&quot;INSERT INTO item (id, name, topic_id) VALUES (&quot;&amp;[.B39]&amp;&quot;, '&quot;&amp;[.C39]&amp;&quot;', 2);&quot;" office:value-type="string" office:string-value="INSERT INTO item (id, name, topic_id) VALUES (155, 'Dania', 2);" calcext:value-type="string">
            <text:p>INSERT INTO item (id, name, topic_id) VALUES (155, 'Dania', 2);</text:p>
          </table:table-cell>
          <table:table-cell office:value-type="string" calcext:value-type="string">
            <text:p>Kopenhaga</text:p>
          </table:table-cell>
          <table:table-cell table:formula="of:=&quot;INSERT INTO property (property_type_id, content, item_id) VALUES (7, '&quot;&amp;[.E39]&amp;&quot;', &quot;&amp;[.B39]&amp;&quot;);&quot;" office:value-type="string" office:string-value="INSERT INTO property (property_type_id, content, item_id) VALUES (7, 'Kopenhaga', 155);" calcext:value-type="string">
            <text:p>INSERT INTO property (property_type_id, content, item_id) VALUES (7, 'Kopenhaga', 155);</text:p>
          </table:table-cell>
          <table:table-cell office:value-type="string" calcext:value-type="string">
            <text:p>Królowa Małgorzata II</text:p>
          </table:table-cell>
          <table:table-cell table:formula="of:=&quot;INSERT INTO property (property_type_id, content, item_id) VALUES (8, '&quot;&amp;[.G39]&amp;&quot;', &quot;&amp;[.B39]&amp;&quot;);&quot;" office:value-type="string" office:string-value="INSERT INTO property (property_type_id, content, item_id) VALUES (8, 'Królowa Małgorzata II', 155);" calcext:value-type="string">
            <text:p>INSERT INTO property (property_type_id, content, item_id) VALUES (8, 'Królowa Małgorzata II', 155);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Demokratyczna Republika Konga</text:p>
          </table:table-cell>
          <table:table-cell table:formula="of:=&quot;INSERT INTO item (id, name, topic_id) VALUES (&quot;&amp;[.B40]&amp;&quot;, '&quot;&amp;[.C40]&amp;&quot;', 2);&quot;" office:value-type="string" office:string-value="INSERT INTO item (id, name, topic_id) VALUES (156, 'Demokratyczna Republika Konga', 2);" calcext:value-type="string">
            <text:p>INSERT INTO item (id, name, topic_id) VALUES (156, 'Demokratyczna Republika Konga', 2);</text:p>
          </table:table-cell>
          <table:table-cell office:value-type="string" calcext:value-type="string">
            <text:p>Kinszasa</text:p>
          </table:table-cell>
          <table:table-cell table:formula="of:=&quot;INSERT INTO property (property_type_id, content, item_id) VALUES (7, '&quot;&amp;[.E40]&amp;&quot;', &quot;&amp;[.B40]&amp;&quot;);&quot;" office:value-type="string" office:string-value="INSERT INTO property (property_type_id, content, item_id) VALUES (7, 'Kinszasa', 156);" calcext:value-type="string">
            <text:p>INSERT INTO property (property_type_id, content, item_id) VALUES (7, 'Kinszasa', 156);</text:p>
          </table:table-cell>
          <table:table-cell office:value-type="string" calcext:value-type="string">
            <text:p>Prezydent Félix Tshisekedi</text:p>
          </table:table-cell>
          <table:table-cell table:formula="of:=&quot;INSERT INTO property (property_type_id, content, item_id) VALUES (8, '&quot;&amp;[.G40]&amp;&quot;', &quot;&amp;[.B40]&amp;&quot;);&quot;" office:value-type="string" office:string-value="INSERT INTO property (property_type_id, content, item_id) VALUES (8, 'Prezydent Félix Tshisekedi', 156);" calcext:value-type="string">
            <text:p>INSERT INTO property (property_type_id, content, item_id) VALUES (8, 'Prezydent Félix Tshisekedi', 156);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Dominika</text:p>
          </table:table-cell>
          <table:table-cell table:formula="of:=&quot;INSERT INTO item (id, name, topic_id) VALUES (&quot;&amp;[.B41]&amp;&quot;, '&quot;&amp;[.C41]&amp;&quot;', 2);&quot;" office:value-type="string" office:string-value="INSERT INTO item (id, name, topic_id) VALUES (157, 'Dominika', 2);" calcext:value-type="string">
            <text:p>INSERT INTO item (id, name, topic_id) VALUES (157, 'Dominika', 2);</text:p>
          </table:table-cell>
          <table:table-cell office:value-type="string" calcext:value-type="string">
            <text:p>Roseau</text:p>
          </table:table-cell>
          <table:table-cell table:formula="of:=&quot;INSERT INTO property (property_type_id, content, item_id) VALUES (7, '&quot;&amp;[.E41]&amp;&quot;', &quot;&amp;[.B41]&amp;&quot;);&quot;" office:value-type="string" office:string-value="INSERT INTO property (property_type_id, content, item_id) VALUES (7, 'Roseau', 157);" calcext:value-type="string">
            <text:p>INSERT INTO property (property_type_id, content, item_id) VALUES (7, 'Roseau', 157);</text:p>
          </table:table-cell>
          <table:table-cell office:value-type="string" calcext:value-type="string">
            <text:p>Prezydent Charles Savarin</text:p>
          </table:table-cell>
          <table:table-cell table:formula="of:=&quot;INSERT INTO property (property_type_id, content, item_id) VALUES (8, '&quot;&amp;[.G41]&amp;&quot;', &quot;&amp;[.B41]&amp;&quot;);&quot;" office:value-type="string" office:string-value="INSERT INTO property (property_type_id, content, item_id) VALUES (8, 'Prezydent Charles Savarin', 157);" calcext:value-type="string">
            <text:p>INSERT INTO property (property_type_id, content, item_id) VALUES (8, 'Prezydent Charles Savarin', 157);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Dominikana</text:p>
          </table:table-cell>
          <table:table-cell table:formula="of:=&quot;INSERT INTO item (id, name, topic_id) VALUES (&quot;&amp;[.B42]&amp;&quot;, '&quot;&amp;[.C42]&amp;&quot;', 2);&quot;" office:value-type="string" office:string-value="INSERT INTO item (id, name, topic_id) VALUES (158, 'Dominikana', 2);" calcext:value-type="string">
            <text:p>INSERT INTO item (id, name, topic_id) VALUES (158, 'Dominikana', 2);</text:p>
          </table:table-cell>
          <table:table-cell office:value-type="string" calcext:value-type="string">
            <text:p>Santo Domingo</text:p>
          </table:table-cell>
          <table:table-cell table:formula="of:=&quot;INSERT INTO property (property_type_id, content, item_id) VALUES (7, '&quot;&amp;[.E42]&amp;&quot;', &quot;&amp;[.B42]&amp;&quot;);&quot;" office:value-type="string" office:string-value="INSERT INTO property (property_type_id, content, item_id) VALUES (7, 'Santo Domingo', 158);" calcext:value-type="string">
            <text:p>INSERT INTO property (property_type_id, content, item_id) VALUES (7, 'Santo Domingo', 158);</text:p>
          </table:table-cell>
          <table:table-cell office:value-type="string" calcext:value-type="string">
            <text:p>Prezydent Luis Abinader</text:p>
          </table:table-cell>
          <table:table-cell table:formula="of:=&quot;INSERT INTO property (property_type_id, content, item_id) VALUES (8, '&quot;&amp;[.G42]&amp;&quot;', &quot;&amp;[.B42]&amp;&quot;);&quot;" office:value-type="string" office:string-value="INSERT INTO property (property_type_id, content, item_id) VALUES (8, 'Prezydent Luis Abinader', 158);" calcext:value-type="string">
            <text:p>INSERT INTO property (property_type_id, content, item_id) VALUES (8, 'Prezydent Luis Abinader', 158);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Dżibuti</text:p>
          </table:table-cell>
          <table:table-cell table:formula="of:=&quot;INSERT INTO item (id, name, topic_id) VALUES (&quot;&amp;[.B43]&amp;&quot;, '&quot;&amp;[.C43]&amp;&quot;', 2);&quot;" office:value-type="string" office:string-value="INSERT INTO item (id, name, topic_id) VALUES (159, 'Dżibuti', 2);" calcext:value-type="string">
            <text:p>INSERT INTO item (id, name, topic_id) VALUES (159, 'Dżibuti', 2);</text:p>
          </table:table-cell>
          <table:table-cell office:value-type="string" calcext:value-type="string">
            <text:p>Dżibuti</text:p>
          </table:table-cell>
          <table:table-cell table:formula="of:=&quot;INSERT INTO property (property_type_id, content, item_id) VALUES (7, '&quot;&amp;[.E43]&amp;&quot;', &quot;&amp;[.B43]&amp;&quot;);&quot;" office:value-type="string" office:string-value="INSERT INTO property (property_type_id, content, item_id) VALUES (7, 'Dżibuti', 159);" calcext:value-type="string">
            <text:p>INSERT INTO property (property_type_id, content, item_id) VALUES (7, 'Dżibuti', 159);</text:p>
          </table:table-cell>
          <table:table-cell office:value-type="string" calcext:value-type="string">
            <text:p>Prezydent Ismail Omar Guelleh</text:p>
          </table:table-cell>
          <table:table-cell table:formula="of:=&quot;INSERT INTO property (property_type_id, content, item_id) VALUES (8, '&quot;&amp;[.G43]&amp;&quot;', &quot;&amp;[.B43]&amp;&quot;);&quot;" office:value-type="string" office:string-value="INSERT INTO property (property_type_id, content, item_id) VALUES (8, 'Prezydent Ismail Omar Guelleh', 159);" calcext:value-type="string">
            <text:p>INSERT INTO property (property_type_id, content, item_id) VALUES (8, 'Prezydent Ismail Omar Guelleh', 159);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Egipt</text:p>
          </table:table-cell>
          <table:table-cell table:formula="of:=&quot;INSERT INTO item (id, name, topic_id) VALUES (&quot;&amp;[.B44]&amp;&quot;, '&quot;&amp;[.C44]&amp;&quot;', 2);&quot;" office:value-type="string" office:string-value="INSERT INTO item (id, name, topic_id) VALUES (160, 'Egipt', 2);" calcext:value-type="string">
            <text:p>INSERT INTO item (id, name, topic_id) VALUES (160, 'Egipt', 2);</text:p>
          </table:table-cell>
          <table:table-cell office:value-type="string" calcext:value-type="string">
            <text:p>Kair</text:p>
          </table:table-cell>
          <table:table-cell table:formula="of:=&quot;INSERT INTO property (property_type_id, content, item_id) VALUES (7, '&quot;&amp;[.E44]&amp;&quot;', &quot;&amp;[.B44]&amp;&quot;);&quot;" office:value-type="string" office:string-value="INSERT INTO property (property_type_id, content, item_id) VALUES (7, 'Kair', 160);" calcext:value-type="string">
            <text:p>INSERT INTO property (property_type_id, content, item_id) VALUES (7, 'Kair', 160);</text:p>
          </table:table-cell>
          <table:table-cell office:value-type="string" calcext:value-type="string">
            <text:p>Prezydent Abd al-Fattah as-Sisi</text:p>
          </table:table-cell>
          <table:table-cell table:formula="of:=&quot;INSERT INTO property (property_type_id, content, item_id) VALUES (8, '&quot;&amp;[.G44]&amp;&quot;', &quot;&amp;[.B44]&amp;&quot;);&quot;" office:value-type="string" office:string-value="INSERT INTO property (property_type_id, content, item_id) VALUES (8, 'Prezydent Abd al-Fattah as-Sisi', 160);" calcext:value-type="string">
            <text:p>INSERT INTO property (property_type_id, content, item_id) VALUES (8, 'Prezydent Abd al-Fattah as-Sisi', 160);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Ekwador</text:p>
          </table:table-cell>
          <table:table-cell table:formula="of:=&quot;INSERT INTO item (id, name, topic_id) VALUES (&quot;&amp;[.B45]&amp;&quot;, '&quot;&amp;[.C45]&amp;&quot;', 2);&quot;" office:value-type="string" office:string-value="INSERT INTO item (id, name, topic_id) VALUES (161, 'Ekwador', 2);" calcext:value-type="string">
            <text:p>INSERT INTO item (id, name, topic_id) VALUES (161, 'Ekwador', 2);</text:p>
          </table:table-cell>
          <table:table-cell office:value-type="string" calcext:value-type="string">
            <text:p>Quito</text:p>
          </table:table-cell>
          <table:table-cell table:formula="of:=&quot;INSERT INTO property (property_type_id, content, item_id) VALUES (7, '&quot;&amp;[.E45]&amp;&quot;', &quot;&amp;[.B45]&amp;&quot;);&quot;" office:value-type="string" office:string-value="INSERT INTO property (property_type_id, content, item_id) VALUES (7, 'Quito', 161);" calcext:value-type="string">
            <text:p>INSERT INTO property (property_type_id, content, item_id) VALUES (7, 'Quito', 161);</text:p>
          </table:table-cell>
          <table:table-cell office:value-type="string" calcext:value-type="string">
            <text:p>Prezydent Guillermo Lasso</text:p>
          </table:table-cell>
          <table:table-cell table:formula="of:=&quot;INSERT INTO property (property_type_id, content, item_id) VALUES (8, '&quot;&amp;[.G45]&amp;&quot;', &quot;&amp;[.B45]&amp;&quot;);&quot;" office:value-type="string" office:string-value="INSERT INTO property (property_type_id, content, item_id) VALUES (8, 'Prezydent Guillermo Lasso', 161);" calcext:value-type="string">
            <text:p>INSERT INTO property (property_type_id, content, item_id) VALUES (8, 'Prezydent Guillermo Lasso', 161);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Erytrea</text:p>
          </table:table-cell>
          <table:table-cell table:formula="of:=&quot;INSERT INTO item (id, name, topic_id) VALUES (&quot;&amp;[.B46]&amp;&quot;, '&quot;&amp;[.C46]&amp;&quot;', 2);&quot;" office:value-type="string" office:string-value="INSERT INTO item (id, name, topic_id) VALUES (162, 'Erytrea', 2);" calcext:value-type="string">
            <text:p>INSERT INTO item (id, name, topic_id) VALUES (162, 'Erytrea', 2);</text:p>
          </table:table-cell>
          <table:table-cell office:value-type="string" calcext:value-type="string">
            <text:p>Asmara</text:p>
          </table:table-cell>
          <table:table-cell table:formula="of:=&quot;INSERT INTO property (property_type_id, content, item_id) VALUES (7, '&quot;&amp;[.E46]&amp;&quot;', &quot;&amp;[.B46]&amp;&quot;);&quot;" office:value-type="string" office:string-value="INSERT INTO property (property_type_id, content, item_id) VALUES (7, 'Asmara', 162);" calcext:value-type="string">
            <text:p>INSERT INTO property (property_type_id, content, item_id) VALUES (7, 'Asmara', 162);</text:p>
          </table:table-cell>
          <table:table-cell office:value-type="string" calcext:value-type="string">
            <text:p>Prezydent Isaias Afewerki</text:p>
          </table:table-cell>
          <table:table-cell table:formula="of:=&quot;INSERT INTO property (property_type_id, content, item_id) VALUES (8, '&quot;&amp;[.G46]&amp;&quot;', &quot;&amp;[.B46]&amp;&quot;);&quot;" office:value-type="string" office:string-value="INSERT INTO property (property_type_id, content, item_id) VALUES (8, 'Prezydent Isaias Afewerki', 162);" calcext:value-type="string">
            <text:p>INSERT INTO property (property_type_id, content, item_id) VALUES (8, 'Prezydent Isaias Afewerki', 162);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Estonia</text:p>
          </table:table-cell>
          <table:table-cell table:formula="of:=&quot;INSERT INTO item (id, name, topic_id) VALUES (&quot;&amp;[.B47]&amp;&quot;, '&quot;&amp;[.C47]&amp;&quot;', 2);&quot;" office:value-type="string" office:string-value="INSERT INTO item (id, name, topic_id) VALUES (163, 'Estonia', 2);" calcext:value-type="string">
            <text:p>INSERT INTO item (id, name, topic_id) VALUES (163, 'Estonia', 2);</text:p>
          </table:table-cell>
          <table:table-cell office:value-type="string" calcext:value-type="string">
            <text:p>Tallinn</text:p>
          </table:table-cell>
          <table:table-cell table:formula="of:=&quot;INSERT INTO property (property_type_id, content, item_id) VALUES (7, '&quot;&amp;[.E47]&amp;&quot;', &quot;&amp;[.B47]&amp;&quot;);&quot;" office:value-type="string" office:string-value="INSERT INTO property (property_type_id, content, item_id) VALUES (7, 'Tallinn', 163);" calcext:value-type="string">
            <text:p>INSERT INTO property (property_type_id, content, item_id) VALUES (7, 'Tallinn', 163);</text:p>
          </table:table-cell>
          <table:table-cell office:value-type="string" calcext:value-type="string">
            <text:p>Prezydent Alar Karis</text:p>
          </table:table-cell>
          <table:table-cell table:formula="of:=&quot;INSERT INTO property (property_type_id, content, item_id) VALUES (8, '&quot;&amp;[.G47]&amp;&quot;', &quot;&amp;[.B47]&amp;&quot;);&quot;" office:value-type="string" office:string-value="INSERT INTO property (property_type_id, content, item_id) VALUES (8, 'Prezydent Alar Karis', 163);" calcext:value-type="string">
            <text:p>INSERT INTO property (property_type_id, content, item_id) VALUES (8, 'Prezydent Alar Karis', 163);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Eswatini</text:p>
          </table:table-cell>
          <table:table-cell table:formula="of:=&quot;INSERT INTO item (id, name, topic_id) VALUES (&quot;&amp;[.B48]&amp;&quot;, '&quot;&amp;[.C48]&amp;&quot;', 2);&quot;" office:value-type="string" office:string-value="INSERT INTO item (id, name, topic_id) VALUES (164, 'Eswatini', 2);" calcext:value-type="string">
            <text:p>INSERT INTO item (id, name, topic_id) VALUES (164, 'Eswatini', 2);</text:p>
          </table:table-cell>
          <table:table-cell office:value-type="string" calcext:value-type="string">
            <text:p>Mbabane</text:p>
          </table:table-cell>
          <table:table-cell table:formula="of:=&quot;INSERT INTO property (property_type_id, content, item_id) VALUES (7, '&quot;&amp;[.E48]&amp;&quot;', &quot;&amp;[.B48]&amp;&quot;);&quot;" office:value-type="string" office:string-value="INSERT INTO property (property_type_id, content, item_id) VALUES (7, 'Mbabane', 164);" calcext:value-type="string">
            <text:p>INSERT INTO property (property_type_id, content, item_id) VALUES (7, 'Mbabane', 164);</text:p>
          </table:table-cell>
          <table:table-cell office:value-type="string" calcext:value-type="string">
            <text:p>Król Mswati III i Królowa matka (Indovukazi) Ntombi</text:p>
          </table:table-cell>
          <table:table-cell table:formula="of:=&quot;INSERT INTO property (property_type_id, content, item_id) VALUES (8, '&quot;&amp;[.G48]&amp;&quot;', &quot;&amp;[.B48]&amp;&quot;);&quot;" office:value-type="string" office:string-value="INSERT INTO property (property_type_id, content, item_id) VALUES (8, 'Król Mswati III i Królowa matka (Indovukazi) Ntombi', 164);" calcext:value-type="string">
            <text:p>INSERT INTO property (property_type_id, content, item_id) VALUES (8, 'Król Mswati III i Królowa matka (Indovukazi) Ntombi', 164);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Etiopia</text:p>
          </table:table-cell>
          <table:table-cell table:formula="of:=&quot;INSERT INTO item (id, name, topic_id) VALUES (&quot;&amp;[.B49]&amp;&quot;, '&quot;&amp;[.C49]&amp;&quot;', 2);&quot;" office:value-type="string" office:string-value="INSERT INTO item (id, name, topic_id) VALUES (165, 'Etiopia', 2);" calcext:value-type="string">
            <text:p>INSERT INTO item (id, name, topic_id) VALUES (165, 'Etiopia', 2);</text:p>
          </table:table-cell>
          <table:table-cell office:value-type="string" calcext:value-type="string">
            <text:p>AddisAbeba</text:p>
          </table:table-cell>
          <table:table-cell table:formula="of:=&quot;INSERT INTO property (property_type_id, content, item_id) VALUES (7, '&quot;&amp;[.E49]&amp;&quot;', &quot;&amp;[.B49]&amp;&quot;);&quot;" office:value-type="string" office:string-value="INSERT INTO property (property_type_id, content, item_id) VALUES (7, 'AddisAbeba', 165);" calcext:value-type="string">
            <text:p>INSERT INTO property (property_type_id, content, item_id) VALUES (7, 'AddisAbeba', 165);</text:p>
          </table:table-cell>
          <table:table-cell office:value-type="string" calcext:value-type="string">
            <text:p>Prezydent Sahle-Work Zewde</text:p>
          </table:table-cell>
          <table:table-cell table:formula="of:=&quot;INSERT INTO property (property_type_id, content, item_id) VALUES (8, '&quot;&amp;[.G49]&amp;&quot;', &quot;&amp;[.B49]&amp;&quot;);&quot;" office:value-type="string" office:string-value="INSERT INTO property (property_type_id, content, item_id) VALUES (8, 'Prezydent Sahle-Work Zewde', 165);" calcext:value-type="string">
            <text:p>INSERT INTO property (property_type_id, content, item_id) VALUES (8, 'Prezydent Sahle-Work Zewde', 165);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Fidżi</text:p>
          </table:table-cell>
          <table:table-cell table:formula="of:=&quot;INSERT INTO item (id, name, topic_id) VALUES (&quot;&amp;[.B50]&amp;&quot;, '&quot;&amp;[.C50]&amp;&quot;', 2);&quot;" office:value-type="string" office:string-value="INSERT INTO item (id, name, topic_id) VALUES (166, 'Fidżi', 2);" calcext:value-type="string">
            <text:p>INSERT INTO item (id, name, topic_id) VALUES (166, 'Fidżi', 2);</text:p>
          </table:table-cell>
          <table:table-cell office:value-type="string" calcext:value-type="string">
            <text:p>Suva</text:p>
          </table:table-cell>
          <table:table-cell table:formula="of:=&quot;INSERT INTO property (property_type_id, content, item_id) VALUES (7, '&quot;&amp;[.E50]&amp;&quot;', &quot;&amp;[.B50]&amp;&quot;);&quot;" office:value-type="string" office:string-value="INSERT INTO property (property_type_id, content, item_id) VALUES (7, 'Suva', 166);" calcext:value-type="string">
            <text:p>INSERT INTO property (property_type_id, content, item_id) VALUES (7, 'Suva', 166);</text:p>
          </table:table-cell>
          <table:table-cell office:value-type="string" calcext:value-type="string">
            <text:p>Prezydent Wiliame Katonivere</text:p>
          </table:table-cell>
          <table:table-cell table:formula="of:=&quot;INSERT INTO property (property_type_id, content, item_id) VALUES (8, '&quot;&amp;[.G50]&amp;&quot;', &quot;&amp;[.B50]&amp;&quot;);&quot;" office:value-type="string" office:string-value="INSERT INTO property (property_type_id, content, item_id) VALUES (8, 'Prezydent Wiliame Katonivere', 166);" calcext:value-type="string">
            <text:p>INSERT INTO property (property_type_id, content, item_id) VALUES (8, 'Prezydent Wiliame Katonivere', 166);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Filipiny</text:p>
          </table:table-cell>
          <table:table-cell table:formula="of:=&quot;INSERT INTO item (id, name, topic_id) VALUES (&quot;&amp;[.B51]&amp;&quot;, '&quot;&amp;[.C51]&amp;&quot;', 2);&quot;" office:value-type="string" office:string-value="INSERT INTO item (id, name, topic_id) VALUES (167, 'Filipiny', 2);" calcext:value-type="string">
            <text:p>INSERT INTO item (id, name, topic_id) VALUES (167, 'Filipiny', 2);</text:p>
          </table:table-cell>
          <table:table-cell office:value-type="string" calcext:value-type="string">
            <text:p>Manila</text:p>
          </table:table-cell>
          <table:table-cell table:formula="of:=&quot;INSERT INTO property (property_type_id, content, item_id) VALUES (7, '&quot;&amp;[.E51]&amp;&quot;', &quot;&amp;[.B51]&amp;&quot;);&quot;" office:value-type="string" office:string-value="INSERT INTO property (property_type_id, content, item_id) VALUES (7, 'Manila', 167);" calcext:value-type="string">
            <text:p>INSERT INTO property (property_type_id, content, item_id) VALUES (7, 'Manila', 167);</text:p>
          </table:table-cell>
          <table:table-cell office:value-type="string" calcext:value-type="string">
            <text:p>Prezydent Rodrigo Duterte</text:p>
          </table:table-cell>
          <table:table-cell table:formula="of:=&quot;INSERT INTO property (property_type_id, content, item_id) VALUES (8, '&quot;&amp;[.G51]&amp;&quot;', &quot;&amp;[.B51]&amp;&quot;);&quot;" office:value-type="string" office:string-value="INSERT INTO property (property_type_id, content, item_id) VALUES (8, 'Prezydent Rodrigo Duterte', 167);" calcext:value-type="string">
            <text:p>INSERT INTO property (property_type_id, content, item_id) VALUES (8, 'Prezydent Rodrigo Duterte', 167);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Finlandia</text:p>
          </table:table-cell>
          <table:table-cell table:formula="of:=&quot;INSERT INTO item (id, name, topic_id) VALUES (&quot;&amp;[.B52]&amp;&quot;, '&quot;&amp;[.C52]&amp;&quot;', 2);&quot;" office:value-type="string" office:string-value="INSERT INTO item (id, name, topic_id) VALUES (168, 'Finlandia', 2);" calcext:value-type="string">
            <text:p>INSERT INTO item (id, name, topic_id) VALUES (168, 'Finlandia', 2);</text:p>
          </table:table-cell>
          <table:table-cell office:value-type="string" calcext:value-type="string">
            <text:p>Helsinki</text:p>
          </table:table-cell>
          <table:table-cell table:formula="of:=&quot;INSERT INTO property (property_type_id, content, item_id) VALUES (7, '&quot;&amp;[.E52]&amp;&quot;', &quot;&amp;[.B52]&amp;&quot;);&quot;" office:value-type="string" office:string-value="INSERT INTO property (property_type_id, content, item_id) VALUES (7, 'Helsinki', 168);" calcext:value-type="string">
            <text:p>INSERT INTO property (property_type_id, content, item_id) VALUES (7, 'Helsinki', 168);</text:p>
          </table:table-cell>
          <table:table-cell office:value-type="string" calcext:value-type="string">
            <text:p>Prezydent Sauli Niinistö</text:p>
          </table:table-cell>
          <table:table-cell table:formula="of:=&quot;INSERT INTO property (property_type_id, content, item_id) VALUES (8, '&quot;&amp;[.G52]&amp;&quot;', &quot;&amp;[.B52]&amp;&quot;);&quot;" office:value-type="string" office:string-value="INSERT INTO property (property_type_id, content, item_id) VALUES (8, 'Prezydent Sauli Niinistö', 168);" calcext:value-type="string">
            <text:p>INSERT INTO property (property_type_id, content, item_id) VALUES (8, 'Prezydent Sauli Niinistö', 168);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Francja</text:p>
          </table:table-cell>
          <table:table-cell table:formula="of:=&quot;INSERT INTO item (id, name, topic_id) VALUES (&quot;&amp;[.B53]&amp;&quot;, '&quot;&amp;[.C53]&amp;&quot;', 2);&quot;" office:value-type="string" office:string-value="INSERT INTO item (id, name, topic_id) VALUES (169, 'Francja', 2);" calcext:value-type="string">
            <text:p>INSERT INTO item (id, name, topic_id) VALUES (169, 'Francja', 2);</text:p>
          </table:table-cell>
          <table:table-cell office:value-type="string" calcext:value-type="string">
            <text:p>Paryż</text:p>
          </table:table-cell>
          <table:table-cell table:formula="of:=&quot;INSERT INTO property (property_type_id, content, item_id) VALUES (7, '&quot;&amp;[.E53]&amp;&quot;', &quot;&amp;[.B53]&amp;&quot;);&quot;" office:value-type="string" office:string-value="INSERT INTO property (property_type_id, content, item_id) VALUES (7, 'Paryż', 169);" calcext:value-type="string">
            <text:p>INSERT INTO property (property_type_id, content, item_id) VALUES (7, 'Paryż', 169);</text:p>
          </table:table-cell>
          <table:table-cell office:value-type="string" calcext:value-type="string">
            <text:p>Prezydent Emmanuel Macron</text:p>
          </table:table-cell>
          <table:table-cell table:formula="of:=&quot;INSERT INTO property (property_type_id, content, item_id) VALUES (8, '&quot;&amp;[.G53]&amp;&quot;', &quot;&amp;[.B53]&amp;&quot;);&quot;" office:value-type="string" office:string-value="INSERT INTO property (property_type_id, content, item_id) VALUES (8, 'Prezydent Emmanuel Macron', 169);" calcext:value-type="string">
            <text:p>INSERT INTO property (property_type_id, content, item_id) VALUES (8, 'Prezydent Emmanuel Macron', 169);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Gabon</text:p>
          </table:table-cell>
          <table:table-cell table:formula="of:=&quot;INSERT INTO item (id, name, topic_id) VALUES (&quot;&amp;[.B54]&amp;&quot;, '&quot;&amp;[.C54]&amp;&quot;', 2);&quot;" office:value-type="string" office:string-value="INSERT INTO item (id, name, topic_id) VALUES (170, 'Gabon', 2);" calcext:value-type="string">
            <text:p>INSERT INTO item (id, name, topic_id) VALUES (170, 'Gabon', 2);</text:p>
          </table:table-cell>
          <table:table-cell office:value-type="string" calcext:value-type="string">
            <text:p>Libreville</text:p>
          </table:table-cell>
          <table:table-cell table:formula="of:=&quot;INSERT INTO property (property_type_id, content, item_id) VALUES (7, '&quot;&amp;[.E54]&amp;&quot;', &quot;&amp;[.B54]&amp;&quot;);&quot;" office:value-type="string" office:string-value="INSERT INTO property (property_type_id, content, item_id) VALUES (7, 'Libreville', 170);" calcext:value-type="string">
            <text:p>INSERT INTO property (property_type_id, content, item_id) VALUES (7, 'Libreville', 170);</text:p>
          </table:table-cell>
          <table:table-cell office:value-type="string" calcext:value-type="string">
            <text:p>Prezydent Ali Bongo Ondimba</text:p>
          </table:table-cell>
          <table:table-cell table:formula="of:=&quot;INSERT INTO property (property_type_id, content, item_id) VALUES (8, '&quot;&amp;[.G54]&amp;&quot;', &quot;&amp;[.B54]&amp;&quot;);&quot;" office:value-type="string" office:string-value="INSERT INTO property (property_type_id, content, item_id) VALUES (8, 'Prezydent Ali Bongo Ondimba', 170);" calcext:value-type="string">
            <text:p>INSERT INTO property (property_type_id, content, item_id) VALUES (8, 'Prezydent Ali Bongo Ondimba', 170);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Gambia</text:p>
          </table:table-cell>
          <table:table-cell table:formula="of:=&quot;INSERT INTO item (id, name, topic_id) VALUES (&quot;&amp;[.B55]&amp;&quot;, '&quot;&amp;[.C55]&amp;&quot;', 2);&quot;" office:value-type="string" office:string-value="INSERT INTO item (id, name, topic_id) VALUES (171, 'Gambia', 2);" calcext:value-type="string">
            <text:p>INSERT INTO item (id, name, topic_id) VALUES (171, 'Gambia', 2);</text:p>
          </table:table-cell>
          <table:table-cell office:value-type="string" calcext:value-type="string">
            <text:p>Bandżul</text:p>
          </table:table-cell>
          <table:table-cell table:formula="of:=&quot;INSERT INTO property (property_type_id, content, item_id) VALUES (7, '&quot;&amp;[.E55]&amp;&quot;', &quot;&amp;[.B55]&amp;&quot;);&quot;" office:value-type="string" office:string-value="INSERT INTO property (property_type_id, content, item_id) VALUES (7, 'Bandżul', 171);" calcext:value-type="string">
            <text:p>INSERT INTO property (property_type_id, content, item_id) VALUES (7, 'Bandżul', 171);</text:p>
          </table:table-cell>
          <table:table-cell office:value-type="string" calcext:value-type="string">
            <text:p>Prezydent Adama Barrow</text:p>
          </table:table-cell>
          <table:table-cell table:formula="of:=&quot;INSERT INTO property (property_type_id, content, item_id) VALUES (8, '&quot;&amp;[.G55]&amp;&quot;', &quot;&amp;[.B55]&amp;&quot;);&quot;" office:value-type="string" office:string-value="INSERT INTO property (property_type_id, content, item_id) VALUES (8, 'Prezydent Adama Barrow', 171);" calcext:value-type="string">
            <text:p>INSERT INTO property (property_type_id, content, item_id) VALUES (8, 'Prezydent Adama Barrow', 171);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Ghana</text:p>
          </table:table-cell>
          <table:table-cell table:formula="of:=&quot;INSERT INTO item (id, name, topic_id) VALUES (&quot;&amp;[.B56]&amp;&quot;, '&quot;&amp;[.C56]&amp;&quot;', 2);&quot;" office:value-type="string" office:string-value="INSERT INTO item (id, name, topic_id) VALUES (172, 'Ghana', 2);" calcext:value-type="string">
            <text:p>INSERT INTO item (id, name, topic_id) VALUES (172, 'Ghana', 2);</text:p>
          </table:table-cell>
          <table:table-cell office:value-type="string" calcext:value-type="string">
            <text:p>Akra</text:p>
          </table:table-cell>
          <table:table-cell table:formula="of:=&quot;INSERT INTO property (property_type_id, content, item_id) VALUES (7, '&quot;&amp;[.E56]&amp;&quot;', &quot;&amp;[.B56]&amp;&quot;);&quot;" office:value-type="string" office:string-value="INSERT INTO property (property_type_id, content, item_id) VALUES (7, 'Akra', 172);" calcext:value-type="string">
            <text:p>INSERT INTO property (property_type_id, content, item_id) VALUES (7, 'Akra', 172);</text:p>
          </table:table-cell>
          <table:table-cell office:value-type="string" calcext:value-type="string">
            <text:p>Prezydent Nana Akufo-Addo</text:p>
          </table:table-cell>
          <table:table-cell table:formula="of:=&quot;INSERT INTO property (property_type_id, content, item_id) VALUES (8, '&quot;&amp;[.G56]&amp;&quot;', &quot;&amp;[.B56]&amp;&quot;);&quot;" office:value-type="string" office:string-value="INSERT INTO property (property_type_id, content, item_id) VALUES (8, 'Prezydent Nana Akufo-Addo', 172);" calcext:value-type="string">
            <text:p>INSERT INTO property (property_type_id, content, item_id) VALUES (8, 'Prezydent Nana Akufo-Addo', 172);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Grecja</text:p>
          </table:table-cell>
          <table:table-cell table:formula="of:=&quot;INSERT INTO item (id, name, topic_id) VALUES (&quot;&amp;[.B57]&amp;&quot;, '&quot;&amp;[.C57]&amp;&quot;', 2);&quot;" office:value-type="string" office:string-value="INSERT INTO item (id, name, topic_id) VALUES (173, 'Grecja', 2);" calcext:value-type="string">
            <text:p>INSERT INTO item (id, name, topic_id) VALUES (173, 'Grecja', 2);</text:p>
          </table:table-cell>
          <table:table-cell office:value-type="string" calcext:value-type="string">
            <text:p>Ateny</text:p>
          </table:table-cell>
          <table:table-cell table:formula="of:=&quot;INSERT INTO property (property_type_id, content, item_id) VALUES (7, '&quot;&amp;[.E57]&amp;&quot;', &quot;&amp;[.B57]&amp;&quot;);&quot;" office:value-type="string" office:string-value="INSERT INTO property (property_type_id, content, item_id) VALUES (7, 'Ateny', 173);" calcext:value-type="string">
            <text:p>INSERT INTO property (property_type_id, content, item_id) VALUES (7, 'Ateny', 173);</text:p>
          </table:table-cell>
          <table:table-cell office:value-type="string" calcext:value-type="string">
            <text:p>Prezydent Ekaterini Sakielaropulu</text:p>
          </table:table-cell>
          <table:table-cell table:formula="of:=&quot;INSERT INTO property (property_type_id, content, item_id) VALUES (8, '&quot;&amp;[.G57]&amp;&quot;', &quot;&amp;[.B57]&amp;&quot;);&quot;" office:value-type="string" office:string-value="INSERT INTO property (property_type_id, content, item_id) VALUES (8, 'Prezydent Ekaterini Sakielaropulu', 173);" calcext:value-type="string">
            <text:p>INSERT INTO property (property_type_id, content, item_id) VALUES (8, 'Prezydent Ekaterini Sakielaropulu', 173);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Grenada</text:p>
          </table:table-cell>
          <table:table-cell table:formula="of:=&quot;INSERT INTO item (id, name, topic_id) VALUES (&quot;&amp;[.B58]&amp;&quot;, '&quot;&amp;[.C58]&amp;&quot;', 2);&quot;" office:value-type="string" office:string-value="INSERT INTO item (id, name, topic_id) VALUES (174, 'Grenada', 2);" calcext:value-type="string">
            <text:p>INSERT INTO item (id, name, topic_id) VALUES (174, 'Grenada', 2);</text:p>
          </table:table-cell>
          <table:table-cell office:value-type="string" calcext:value-type="string">
            <text:p>Saint George’s</text:p>
          </table:table-cell>
          <table:table-cell table:formula="of:=&quot;INSERT INTO property (property_type_id, content, item_id) VALUES (7, '&quot;&amp;[.E58]&amp;&quot;', &quot;&amp;[.B58]&amp;&quot;);&quot;" office:value-type="string" office:string-value="INSERT INTO property (property_type_id, content, item_id) VALUES (7, 'Saint George’s', 174);" calcext:value-type="string">
            <text:p>INSERT INTO property (property_type_id, content, item_id) VALUES (7, 'Saint George’s', 174);</text:p>
          </table:table-cell>
          <table:table-cell office:value-type="string" calcext:value-type="string">
            <text:p>Królowa Elżbieta II, w jej imieniu gubernator generalny Cécile La Grenade</text:p>
          </table:table-cell>
          <table:table-cell table:formula="of:=&quot;INSERT INTO property (property_type_id, content, item_id) VALUES (8, '&quot;&amp;[.G58]&amp;&quot;', &quot;&amp;[.B58]&amp;&quot;);&quot;" office:value-type="string" office:string-value="INSERT INTO property (property_type_id, content, item_id) VALUES (8, 'Królowa Elżbieta II, w jej imieniu gubernator generalny Cécile La Grenade', 174);" calcext:value-type="string">
            <text:p>INSERT INTO property (property_type_id, content, item_id) VALUES (8, 'Królowa Elżbieta II, w jej imieniu gubernator generalny Cécile La Grenade', 174);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Gruzja</text:p>
          </table:table-cell>
          <table:table-cell table:formula="of:=&quot;INSERT INTO item (id, name, topic_id) VALUES (&quot;&amp;[.B59]&amp;&quot;, '&quot;&amp;[.C59]&amp;&quot;', 2);&quot;" office:value-type="string" office:string-value="INSERT INTO item (id, name, topic_id) VALUES (175, 'Gruzja', 2);" calcext:value-type="string">
            <text:p>INSERT INTO item (id, name, topic_id) VALUES (175, 'Gruzja', 2);</text:p>
          </table:table-cell>
          <table:table-cell office:value-type="string" calcext:value-type="string">
            <text:p>Tbilisi</text:p>
          </table:table-cell>
          <table:table-cell table:formula="of:=&quot;INSERT INTO property (property_type_id, content, item_id) VALUES (7, '&quot;&amp;[.E59]&amp;&quot;', &quot;&amp;[.B59]&amp;&quot;);&quot;" office:value-type="string" office:string-value="INSERT INTO property (property_type_id, content, item_id) VALUES (7, 'Tbilisi', 175);" calcext:value-type="string">
            <text:p>INSERT INTO property (property_type_id, content, item_id) VALUES (7, 'Tbilisi', 175);</text:p>
          </table:table-cell>
          <table:table-cell office:value-type="string" calcext:value-type="string">
            <text:p>Prezydent Salome Zurabiszwili</text:p>
          </table:table-cell>
          <table:table-cell table:formula="of:=&quot;INSERT INTO property (property_type_id, content, item_id) VALUES (8, '&quot;&amp;[.G59]&amp;&quot;', &quot;&amp;[.B59]&amp;&quot;);&quot;" office:value-type="string" office:string-value="INSERT INTO property (property_type_id, content, item_id) VALUES (8, 'Prezydent Salome Zurabiszwili', 175);" calcext:value-type="string">
            <text:p>INSERT INTO property (property_type_id, content, item_id) VALUES (8, 'Prezydent Salome Zurabiszwili', 175);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Gujana</text:p>
          </table:table-cell>
          <table:table-cell table:formula="of:=&quot;INSERT INTO item (id, name, topic_id) VALUES (&quot;&amp;[.B60]&amp;&quot;, '&quot;&amp;[.C60]&amp;&quot;', 2);&quot;" office:value-type="string" office:string-value="INSERT INTO item (id, name, topic_id) VALUES (176, 'Gujana', 2);" calcext:value-type="string">
            <text:p>INSERT INTO item (id, name, topic_id) VALUES (176, 'Gujana', 2);</text:p>
          </table:table-cell>
          <table:table-cell office:value-type="string" calcext:value-type="string">
            <text:p>Georgetown</text:p>
          </table:table-cell>
          <table:table-cell table:formula="of:=&quot;INSERT INTO property (property_type_id, content, item_id) VALUES (7, '&quot;&amp;[.E60]&amp;&quot;', &quot;&amp;[.B60]&amp;&quot;);&quot;" office:value-type="string" office:string-value="INSERT INTO property (property_type_id, content, item_id) VALUES (7, 'Georgetown', 176);" calcext:value-type="string">
            <text:p>INSERT INTO property (property_type_id, content, item_id) VALUES (7, 'Georgetown', 176);</text:p>
          </table:table-cell>
          <table:table-cell office:value-type="string" calcext:value-type="string">
            <text:p>Prezydent Irfaan Ali</text:p>
          </table:table-cell>
          <table:table-cell table:formula="of:=&quot;INSERT INTO property (property_type_id, content, item_id) VALUES (8, '&quot;&amp;[.G60]&amp;&quot;', &quot;&amp;[.B60]&amp;&quot;);&quot;" office:value-type="string" office:string-value="INSERT INTO property (property_type_id, content, item_id) VALUES (8, 'Prezydent Irfaan Ali', 176);" calcext:value-type="string">
            <text:p>INSERT INTO property (property_type_id, content, item_id) VALUES (8, 'Prezydent Irfaan Ali', 176);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Gwatemala</text:p>
          </table:table-cell>
          <table:table-cell table:formula="of:=&quot;INSERT INTO item (id, name, topic_id) VALUES (&quot;&amp;[.B61]&amp;&quot;, '&quot;&amp;[.C61]&amp;&quot;', 2);&quot;" office:value-type="string" office:string-value="INSERT INTO item (id, name, topic_id) VALUES (177, 'Gwatemala', 2);" calcext:value-type="string">
            <text:p>INSERT INTO item (id, name, topic_id) VALUES (177, 'Gwatemala', 2);</text:p>
          </table:table-cell>
          <table:table-cell office:value-type="string" calcext:value-type="string">
            <text:p>Gwatemala</text:p>
          </table:table-cell>
          <table:table-cell table:formula="of:=&quot;INSERT INTO property (property_type_id, content, item_id) VALUES (7, '&quot;&amp;[.E61]&amp;&quot;', &quot;&amp;[.B61]&amp;&quot;);&quot;" office:value-type="string" office:string-value="INSERT INTO property (property_type_id, content, item_id) VALUES (7, 'Gwatemala', 177);" calcext:value-type="string">
            <text:p>INSERT INTO property (property_type_id, content, item_id) VALUES (7, 'Gwatemala', 177);</text:p>
          </table:table-cell>
          <table:table-cell office:value-type="string" calcext:value-type="string">
            <text:p>Prezydent Alejandro Giammattei</text:p>
          </table:table-cell>
          <table:table-cell table:formula="of:=&quot;INSERT INTO property (property_type_id, content, item_id) VALUES (8, '&quot;&amp;[.G61]&amp;&quot;', &quot;&amp;[.B61]&amp;&quot;);&quot;" office:value-type="string" office:string-value="INSERT INTO property (property_type_id, content, item_id) VALUES (8, 'Prezydent Alejandro Giammattei', 177);" calcext:value-type="string">
            <text:p>INSERT INTO property (property_type_id, content, item_id) VALUES (8, 'Prezydent Alejandro Giammattei', 177);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Gwinea</text:p>
          </table:table-cell>
          <table:table-cell table:formula="of:=&quot;INSERT INTO item (id, name, topic_id) VALUES (&quot;&amp;[.B62]&amp;&quot;, '&quot;&amp;[.C62]&amp;&quot;', 2);&quot;" office:value-type="string" office:string-value="INSERT INTO item (id, name, topic_id) VALUES (178, 'Gwinea', 2);" calcext:value-type="string">
            <text:p>INSERT INTO item (id, name, topic_id) VALUES (178, 'Gwinea', 2);</text:p>
          </table:table-cell>
          <table:table-cell office:value-type="string" calcext:value-type="string">
            <text:p>Konakry</text:p>
          </table:table-cell>
          <table:table-cell table:formula="of:=&quot;INSERT INTO property (property_type_id, content, item_id) VALUES (7, '&quot;&amp;[.E62]&amp;&quot;', &quot;&amp;[.B62]&amp;&quot;);&quot;" office:value-type="string" office:string-value="INSERT INTO property (property_type_id, content, item_id) VALUES (7, 'Konakry', 178);" calcext:value-type="string">
            <text:p>INSERT INTO property (property_type_id, content, item_id) VALUES (7, 'Konakry', 178);</text:p>
          </table:table-cell>
          <table:table-cell office:value-type="string" calcext:value-type="string">
            <text:p>Pełniący obowiązki prezydenta Mamady Doumbouya</text:p>
          </table:table-cell>
          <table:table-cell table:formula="of:=&quot;INSERT INTO property (property_type_id, content, item_id) VALUES (8, '&quot;&amp;[.G62]&amp;&quot;', &quot;&amp;[.B62]&amp;&quot;);&quot;" office:value-type="string" office:string-value="INSERT INTO property (property_type_id, content, item_id) VALUES (8, 'Pełniący obowiązki prezydenta Mamady Doumbouya', 178);" calcext:value-type="string">
            <text:p>INSERT INTO property (property_type_id, content, item_id) VALUES (8, 'Pełniący obowiązki prezydenta Mamady Doumbouya', 178);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Gwinea Bissau</text:p>
          </table:table-cell>
          <table:table-cell table:formula="of:=&quot;INSERT INTO item (id, name, topic_id) VALUES (&quot;&amp;[.B63]&amp;&quot;, '&quot;&amp;[.C63]&amp;&quot;', 2);&quot;" office:value-type="string" office:string-value="INSERT INTO item (id, name, topic_id) VALUES (179, 'Gwinea Bissau', 2);" calcext:value-type="string">
            <text:p>INSERT INTO item (id, name, topic_id) VALUES (179, 'Gwinea Bissau', 2);</text:p>
          </table:table-cell>
          <table:table-cell office:value-type="string" calcext:value-type="string">
            <text:p>Bissau</text:p>
          </table:table-cell>
          <table:table-cell table:formula="of:=&quot;INSERT INTO property (property_type_id, content, item_id) VALUES (7, '&quot;&amp;[.E63]&amp;&quot;', &quot;&amp;[.B63]&amp;&quot;);&quot;" office:value-type="string" office:string-value="INSERT INTO property (property_type_id, content, item_id) VALUES (7, 'Bissau', 179);" calcext:value-type="string">
            <text:p>INSERT INTO property (property_type_id, content, item_id) VALUES (7, 'Bissau', 179);</text:p>
          </table:table-cell>
          <table:table-cell office:value-type="string" calcext:value-type="string">
            <text:p>Prezydent Umaro Sissoco Embaló</text:p>
          </table:table-cell>
          <table:table-cell table:formula="of:=&quot;INSERT INTO property (property_type_id, content, item_id) VALUES (8, '&quot;&amp;[.G63]&amp;&quot;', &quot;&amp;[.B63]&amp;&quot;);&quot;" office:value-type="string" office:string-value="INSERT INTO property (property_type_id, content, item_id) VALUES (8, 'Prezydent Umaro Sissoco Embaló', 179);" calcext:value-type="string">
            <text:p>INSERT INTO property (property_type_id, content, item_id) VALUES (8, 'Prezydent Umaro Sissoco Embaló', 179);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Gwinea Równikowa</text:p>
          </table:table-cell>
          <table:table-cell table:formula="of:=&quot;INSERT INTO item (id, name, topic_id) VALUES (&quot;&amp;[.B64]&amp;&quot;, '&quot;&amp;[.C64]&amp;&quot;', 2);&quot;" office:value-type="string" office:string-value="INSERT INTO item (id, name, topic_id) VALUES (180, 'Gwinea Równikowa', 2);" calcext:value-type="string">
            <text:p>INSERT INTO item (id, name, topic_id) VALUES (180, 'Gwinea Równikowa', 2);</text:p>
          </table:table-cell>
          <table:table-cell office:value-type="string" calcext:value-type="string">
            <text:p>Malabo</text:p>
          </table:table-cell>
          <table:table-cell table:formula="of:=&quot;INSERT INTO property (property_type_id, content, item_id) VALUES (7, '&quot;&amp;[.E64]&amp;&quot;', &quot;&amp;[.B64]&amp;&quot;);&quot;" office:value-type="string" office:string-value="INSERT INTO property (property_type_id, content, item_id) VALUES (7, 'Malabo', 180);" calcext:value-type="string">
            <text:p>INSERT INTO property (property_type_id, content, item_id) VALUES (7, 'Malabo', 180);</text:p>
          </table:table-cell>
          <table:table-cell office:value-type="string" calcext:value-type="string">
            <text:p>Prezydent Teodoro Obiang Nguema Mbasogo</text:p>
          </table:table-cell>
          <table:table-cell table:formula="of:=&quot;INSERT INTO property (property_type_id, content, item_id) VALUES (8, '&quot;&amp;[.G64]&amp;&quot;', &quot;&amp;[.B64]&amp;&quot;);&quot;" office:value-type="string" office:string-value="INSERT INTO property (property_type_id, content, item_id) VALUES (8, 'Prezydent Teodoro Obiang Nguema Mbasogo', 180);" calcext:value-type="string">
            <text:p>INSERT INTO property (property_type_id, content, item_id) VALUES (8, 'Prezydent Teodoro Obiang Nguema Mbasogo', 180);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Haiti</text:p>
          </table:table-cell>
          <table:table-cell table:formula="of:=&quot;INSERT INTO item (id, name, topic_id) VALUES (&quot;&amp;[.B65]&amp;&quot;, '&quot;&amp;[.C65]&amp;&quot;', 2);&quot;" office:value-type="string" office:string-value="INSERT INTO item (id, name, topic_id) VALUES (181, 'Haiti', 2);" calcext:value-type="string">
            <text:p>INSERT INTO item (id, name, topic_id) VALUES (181, 'Haiti', 2);</text:p>
          </table:table-cell>
          <table:table-cell office:value-type="string" calcext:value-type="string">
            <text:p>Port-au-Prince</text:p>
          </table:table-cell>
          <table:table-cell table:formula="of:=&quot;INSERT INTO property (property_type_id, content, item_id) VALUES (7, '&quot;&amp;[.E65]&amp;&quot;', &quot;&amp;[.B65]&amp;&quot;);&quot;" office:value-type="string" office:string-value="INSERT INTO property (property_type_id, content, item_id) VALUES (7, 'Port-au-Prince', 181);" calcext:value-type="string">
            <text:p>INSERT INTO property (property_type_id, content, item_id) VALUES (7, 'Port-au-Prince', 181);</text:p>
          </table:table-cell>
          <table:table-cell office:value-type="string" calcext:value-type="string">
            <text:p>Pełniący obowiązki prezydenta i Premier Ariel Henry</text:p>
          </table:table-cell>
          <table:table-cell table:formula="of:=&quot;INSERT INTO property (property_type_id, content, item_id) VALUES (8, '&quot;&amp;[.G65]&amp;&quot;', &quot;&amp;[.B65]&amp;&quot;);&quot;" office:value-type="string" office:string-value="INSERT INTO property (property_type_id, content, item_id) VALUES (8, 'Pełniący obowiązki prezydenta i Premier Ariel Henry', 181);" calcext:value-type="string">
            <text:p>INSERT INTO property (property_type_id, content, item_id) VALUES (8, 'Pełniący obowiązki prezydenta i Premier Ariel Henry', 181);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Hiszpania</text:p>
          </table:table-cell>
          <table:table-cell table:formula="of:=&quot;INSERT INTO item (id, name, topic_id) VALUES (&quot;&amp;[.B66]&amp;&quot;, '&quot;&amp;[.C66]&amp;&quot;', 2);&quot;" office:value-type="string" office:string-value="INSERT INTO item (id, name, topic_id) VALUES (182, 'Hiszpania', 2);" calcext:value-type="string">
            <text:p>INSERT INTO item (id, name, topic_id) VALUES (182, 'Hiszpania', 2);</text:p>
          </table:table-cell>
          <table:table-cell office:value-type="string" calcext:value-type="string">
            <text:p>Madryt</text:p>
          </table:table-cell>
          <table:table-cell table:formula="of:=&quot;INSERT INTO property (property_type_id, content, item_id) VALUES (7, '&quot;&amp;[.E66]&amp;&quot;', &quot;&amp;[.B66]&amp;&quot;);&quot;" office:value-type="string" office:string-value="INSERT INTO property (property_type_id, content, item_id) VALUES (7, 'Madryt', 182);" calcext:value-type="string">
            <text:p>INSERT INTO property (property_type_id, content, item_id) VALUES (7, 'Madryt', 182);</text:p>
          </table:table-cell>
          <table:table-cell office:value-type="string" calcext:value-type="string">
            <text:p>Król Filip VI Burbon</text:p>
          </table:table-cell>
          <table:table-cell table:formula="of:=&quot;INSERT INTO property (property_type_id, content, item_id) VALUES (8, '&quot;&amp;[.G66]&amp;&quot;', &quot;&amp;[.B66]&amp;&quot;);&quot;" office:value-type="string" office:string-value="INSERT INTO property (property_type_id, content, item_id) VALUES (8, 'Król Filip VI Burbon', 182);" calcext:value-type="string">
            <text:p>INSERT INTO property (property_type_id, content, item_id) VALUES (8, 'Król Filip VI Burbon', 182);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Holandia</text:p>
          </table:table-cell>
          <table:table-cell table:formula="of:=&quot;INSERT INTO item (id, name, topic_id) VALUES (&quot;&amp;[.B67]&amp;&quot;, '&quot;&amp;[.C67]&amp;&quot;', 2);&quot;" office:value-type="string" office:string-value="INSERT INTO item (id, name, topic_id) VALUES (183, 'Holandia', 2);" calcext:value-type="string">
            <text:p>INSERT INTO item (id, name, topic_id) VALUES (183, 'Holandia', 2);</text:p>
          </table:table-cell>
          <table:table-cell office:value-type="string" calcext:value-type="string">
            <text:p>Amsterdam</text:p>
          </table:table-cell>
          <table:table-cell table:formula="of:=&quot;INSERT INTO property (property_type_id, content, item_id) VALUES (7, '&quot;&amp;[.E67]&amp;&quot;', &quot;&amp;[.B67]&amp;&quot;);&quot;" office:value-type="string" office:string-value="INSERT INTO property (property_type_id, content, item_id) VALUES (7, 'Amsterdam', 183);" calcext:value-type="string">
            <text:p>INSERT INTO property (property_type_id, content, item_id) VALUES (7, 'Amsterdam', 183);</text:p>
          </table:table-cell>
          <table:table-cell office:value-type="string" calcext:value-type="string">
            <text:p>Król Wilhelm-Aleksander</text:p>
          </table:table-cell>
          <table:table-cell table:formula="of:=&quot;INSERT INTO property (property_type_id, content, item_id) VALUES (8, '&quot;&amp;[.G67]&amp;&quot;', &quot;&amp;[.B67]&amp;&quot;);&quot;" office:value-type="string" office:string-value="INSERT INTO property (property_type_id, content, item_id) VALUES (8, 'Król Wilhelm-Aleksander', 183);" calcext:value-type="string">
            <text:p>INSERT INTO property (property_type_id, content, item_id) VALUES (8, 'Król Wilhelm-Aleksander', 183);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Honduras</text:p>
          </table:table-cell>
          <table:table-cell table:formula="of:=&quot;INSERT INTO item (id, name, topic_id) VALUES (&quot;&amp;[.B68]&amp;&quot;, '&quot;&amp;[.C68]&amp;&quot;', 2);&quot;" office:value-type="string" office:string-value="INSERT INTO item (id, name, topic_id) VALUES (184, 'Honduras', 2);" calcext:value-type="string">
            <text:p>INSERT INTO item (id, name, topic_id) VALUES (184, 'Honduras', 2);</text:p>
          </table:table-cell>
          <table:table-cell office:value-type="string" calcext:value-type="string">
            <text:p>Tegucigalpa</text:p>
          </table:table-cell>
          <table:table-cell table:formula="of:=&quot;INSERT INTO property (property_type_id, content, item_id) VALUES (7, '&quot;&amp;[.E68]&amp;&quot;', &quot;&amp;[.B68]&amp;&quot;);&quot;" office:value-type="string" office:string-value="INSERT INTO property (property_type_id, content, item_id) VALUES (7, 'Tegucigalpa', 184);" calcext:value-type="string">
            <text:p>INSERT INTO property (property_type_id, content, item_id) VALUES (7, 'Tegucigalpa', 184);</text:p>
          </table:table-cell>
          <table:table-cell office:value-type="string" calcext:value-type="string">
            <text:p>Prezydent Xiomara Castro</text:p>
          </table:table-cell>
          <table:table-cell table:formula="of:=&quot;INSERT INTO property (property_type_id, content, item_id) VALUES (8, '&quot;&amp;[.G68]&amp;&quot;', &quot;&amp;[.B68]&amp;&quot;);&quot;" office:value-type="string" office:string-value="INSERT INTO property (property_type_id, content, item_id) VALUES (8, 'Prezydent Xiomara Castro', 184);" calcext:value-type="string">
            <text:p>INSERT INTO property (property_type_id, content, item_id) VALUES (8, 'Prezydent Xiomara Castro', 184);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Indie</text:p>
          </table:table-cell>
          <table:table-cell table:formula="of:=&quot;INSERT INTO item (id, name, topic_id) VALUES (&quot;&amp;[.B69]&amp;&quot;, '&quot;&amp;[.C69]&amp;&quot;', 2);&quot;" office:value-type="string" office:string-value="INSERT INTO item (id, name, topic_id) VALUES (185, 'Indie', 2);" calcext:value-type="string">
            <text:p>INSERT INTO item (id, name, topic_id) VALUES (185, 'Indie', 2);</text:p>
          </table:table-cell>
          <table:table-cell office:value-type="string" calcext:value-type="string">
            <text:p>Nowe Delhi</text:p>
          </table:table-cell>
          <table:table-cell table:formula="of:=&quot;INSERT INTO property (property_type_id, content, item_id) VALUES (7, '&quot;&amp;[.E69]&amp;&quot;', &quot;&amp;[.B69]&amp;&quot;);&quot;" office:value-type="string" office:string-value="INSERT INTO property (property_type_id, content, item_id) VALUES (7, 'Nowe Delhi', 185);" calcext:value-type="string">
            <text:p>INSERT INTO property (property_type_id, content, item_id) VALUES (7, 'Nowe Delhi', 185);</text:p>
          </table:table-cell>
          <table:table-cell office:value-type="string" calcext:value-type="string">
            <text:p>Prezydent Ram Nath Kovind</text:p>
          </table:table-cell>
          <table:table-cell table:formula="of:=&quot;INSERT INTO property (property_type_id, content, item_id) VALUES (8, '&quot;&amp;[.G69]&amp;&quot;', &quot;&amp;[.B69]&amp;&quot;);&quot;" office:value-type="string" office:string-value="INSERT INTO property (property_type_id, content, item_id) VALUES (8, 'Prezydent Ram Nath Kovind', 185);" calcext:value-type="string">
            <text:p>INSERT INTO property (property_type_id, content, item_id) VALUES (8, 'Prezydent Ram Nath Kovind', 185);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Indonezja</text:p>
          </table:table-cell>
          <table:table-cell table:formula="of:=&quot;INSERT INTO item (id, name, topic_id) VALUES (&quot;&amp;[.B70]&amp;&quot;, '&quot;&amp;[.C70]&amp;&quot;', 2);&quot;" office:value-type="string" office:string-value="INSERT INTO item (id, name, topic_id) VALUES (186, 'Indonezja', 2);" calcext:value-type="string">
            <text:p>INSERT INTO item (id, name, topic_id) VALUES (186, 'Indonezja', 2);</text:p>
          </table:table-cell>
          <table:table-cell office:value-type="string" calcext:value-type="string">
            <text:p>Dżakarta</text:p>
          </table:table-cell>
          <table:table-cell table:formula="of:=&quot;INSERT INTO property (property_type_id, content, item_id) VALUES (7, '&quot;&amp;[.E70]&amp;&quot;', &quot;&amp;[.B70]&amp;&quot;);&quot;" office:value-type="string" office:string-value="INSERT INTO property (property_type_id, content, item_id) VALUES (7, 'Dżakarta', 186);" calcext:value-type="string">
            <text:p>INSERT INTO property (property_type_id, content, item_id) VALUES (7, 'Dżakarta', 186);</text:p>
          </table:table-cell>
          <table:table-cell office:value-type="string" calcext:value-type="string">
            <text:p>Prezydent Joko Widodo</text:p>
          </table:table-cell>
          <table:table-cell table:formula="of:=&quot;INSERT INTO property (property_type_id, content, item_id) VALUES (8, '&quot;&amp;[.G70]&amp;&quot;', &quot;&amp;[.B70]&amp;&quot;);&quot;" office:value-type="string" office:string-value="INSERT INTO property (property_type_id, content, item_id) VALUES (8, 'Prezydent Joko Widodo', 186);" calcext:value-type="string">
            <text:p>INSERT INTO property (property_type_id, content, item_id) VALUES (8, 'Prezydent Joko Widodo', 186);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Irak</text:p>
          </table:table-cell>
          <table:table-cell table:formula="of:=&quot;INSERT INTO item (id, name, topic_id) VALUES (&quot;&amp;[.B71]&amp;&quot;, '&quot;&amp;[.C71]&amp;&quot;', 2);&quot;" office:value-type="string" office:string-value="INSERT INTO item (id, name, topic_id) VALUES (187, 'Irak', 2);" calcext:value-type="string">
            <text:p>INSERT INTO item (id, name, topic_id) VALUES (187, 'Irak', 2);</text:p>
          </table:table-cell>
          <table:table-cell office:value-type="string" calcext:value-type="string">
            <text:p>Bagdad</text:p>
          </table:table-cell>
          <table:table-cell table:formula="of:=&quot;INSERT INTO property (property_type_id, content, item_id) VALUES (7, '&quot;&amp;[.E71]&amp;&quot;', &quot;&amp;[.B71]&amp;&quot;);&quot;" office:value-type="string" office:string-value="INSERT INTO property (property_type_id, content, item_id) VALUES (7, 'Bagdad', 187);" calcext:value-type="string">
            <text:p>INSERT INTO property (property_type_id, content, item_id) VALUES (7, 'Bagdad', 187);</text:p>
          </table:table-cell>
          <table:table-cell office:value-type="string" calcext:value-type="string">
            <text:p>Prezydent Barham Salih</text:p>
          </table:table-cell>
          <table:table-cell table:formula="of:=&quot;INSERT INTO property (property_type_id, content, item_id) VALUES (8, '&quot;&amp;[.G71]&amp;&quot;', &quot;&amp;[.B71]&amp;&quot;);&quot;" office:value-type="string" office:string-value="INSERT INTO property (property_type_id, content, item_id) VALUES (8, 'Prezydent Barham Salih', 187);" calcext:value-type="string">
            <text:p>INSERT INTO property (property_type_id, content, item_id) VALUES (8, 'Prezydent Barham Salih', 187);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Iran</text:p>
          </table:table-cell>
          <table:table-cell table:formula="of:=&quot;INSERT INTO item (id, name, topic_id) VALUES (&quot;&amp;[.B72]&amp;&quot;, '&quot;&amp;[.C72]&amp;&quot;', 2);&quot;" office:value-type="string" office:string-value="INSERT INTO item (id, name, topic_id) VALUES (188, 'Iran', 2);" calcext:value-type="string">
            <text:p>INSERT INTO item (id, name, topic_id) VALUES (188, 'Iran', 2);</text:p>
          </table:table-cell>
          <table:table-cell office:value-type="string" calcext:value-type="string">
            <text:p>Teheran</text:p>
          </table:table-cell>
          <table:table-cell table:formula="of:=&quot;INSERT INTO property (property_type_id, content, item_id) VALUES (7, '&quot;&amp;[.E72]&amp;&quot;', &quot;&amp;[.B72]&amp;&quot;);&quot;" office:value-type="string" office:string-value="INSERT INTO property (property_type_id, content, item_id) VALUES (7, 'Teheran', 188);" calcext:value-type="string">
            <text:p>INSERT INTO property (property_type_id, content, item_id) VALUES (7, 'Teheran', 188);</text:p>
          </table:table-cell>
          <table:table-cell office:value-type="string" calcext:value-type="string">
            <text:p>Najwyższy Przywódca ajatollah Ali Chamenei</text:p>
          </table:table-cell>
          <table:table-cell table:formula="of:=&quot;INSERT INTO property (property_type_id, content, item_id) VALUES (8, '&quot;&amp;[.G72]&amp;&quot;', &quot;&amp;[.B72]&amp;&quot;);&quot;" office:value-type="string" office:string-value="INSERT INTO property (property_type_id, content, item_id) VALUES (8, 'Najwyższy Przywódca ajatollah Ali Chamenei', 188);" calcext:value-type="string">
            <text:p>INSERT INTO property (property_type_id, content, item_id) VALUES (8, 'Najwyższy Przywódca ajatollah Ali Chamenei', 188);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Irlandia</text:p>
          </table:table-cell>
          <table:table-cell table:formula="of:=&quot;INSERT INTO item (id, name, topic_id) VALUES (&quot;&amp;[.B73]&amp;&quot;, '&quot;&amp;[.C73]&amp;&quot;', 2);&quot;" office:value-type="string" office:string-value="INSERT INTO item (id, name, topic_id) VALUES (189, 'Irlandia', 2);" calcext:value-type="string">
            <text:p>INSERT INTO item (id, name, topic_id) VALUES (189, 'Irlandia', 2);</text:p>
          </table:table-cell>
          <table:table-cell office:value-type="string" calcext:value-type="string">
            <text:p>Dublin</text:p>
          </table:table-cell>
          <table:table-cell table:formula="of:=&quot;INSERT INTO property (property_type_id, content, item_id) VALUES (7, '&quot;&amp;[.E73]&amp;&quot;', &quot;&amp;[.B73]&amp;&quot;);&quot;" office:value-type="string" office:string-value="INSERT INTO property (property_type_id, content, item_id) VALUES (7, 'Dublin', 189);" calcext:value-type="string">
            <text:p>INSERT INTO property (property_type_id, content, item_id) VALUES (7, 'Dublin', 189);</text:p>
          </table:table-cell>
          <table:table-cell office:value-type="string" calcext:value-type="string">
            <text:p>Prezydent Michael D. Higgins</text:p>
          </table:table-cell>
          <table:table-cell table:formula="of:=&quot;INSERT INTO property (property_type_id, content, item_id) VALUES (8, '&quot;&amp;[.G73]&amp;&quot;', &quot;&amp;[.B73]&amp;&quot;);&quot;" office:value-type="string" office:string-value="INSERT INTO property (property_type_id, content, item_id) VALUES (8, 'Prezydent Michael D. Higgins', 189);" calcext:value-type="string">
            <text:p>INSERT INTO property (property_type_id, content, item_id) VALUES (8, 'Prezydent Michael D. Higgins', 189);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Islandia</text:p>
          </table:table-cell>
          <table:table-cell table:formula="of:=&quot;INSERT INTO item (id, name, topic_id) VALUES (&quot;&amp;[.B74]&amp;&quot;, '&quot;&amp;[.C74]&amp;&quot;', 2);&quot;" office:value-type="string" office:string-value="INSERT INTO item (id, name, topic_id) VALUES (190, 'Islandia', 2);" calcext:value-type="string">
            <text:p>INSERT INTO item (id, name, topic_id) VALUES (190, 'Islandia', 2);</text:p>
          </table:table-cell>
          <table:table-cell office:value-type="string" calcext:value-type="string">
            <text:p>Reykjavík</text:p>
          </table:table-cell>
          <table:table-cell table:formula="of:=&quot;INSERT INTO property (property_type_id, content, item_id) VALUES (7, '&quot;&amp;[.E74]&amp;&quot;', &quot;&amp;[.B74]&amp;&quot;);&quot;" office:value-type="string" office:string-value="INSERT INTO property (property_type_id, content, item_id) VALUES (7, 'Reykjavík', 190);" calcext:value-type="string">
            <text:p>INSERT INTO property (property_type_id, content, item_id) VALUES (7, 'Reykjavík', 190);</text:p>
          </table:table-cell>
          <table:table-cell office:value-type="string" calcext:value-type="string">
            <text:p>Prezydent Guðni Th. Jóhannesson</text:p>
          </table:table-cell>
          <table:table-cell table:formula="of:=&quot;INSERT INTO property (property_type_id, content, item_id) VALUES (8, '&quot;&amp;[.G74]&amp;&quot;', &quot;&amp;[.B74]&amp;&quot;);&quot;" office:value-type="string" office:string-value="INSERT INTO property (property_type_id, content, item_id) VALUES (8, 'Prezydent Guðni Th. Jóhannesson', 190);" calcext:value-type="string">
            <text:p>INSERT INTO property (property_type_id, content, item_id) VALUES (8, 'Prezydent Guðni Th. Jóhannesson', 190);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Izrael</text:p>
          </table:table-cell>
          <table:table-cell table:formula="of:=&quot;INSERT INTO item (id, name, topic_id) VALUES (&quot;&amp;[.B75]&amp;&quot;, '&quot;&amp;[.C75]&amp;&quot;', 2);&quot;" office:value-type="string" office:string-value="INSERT INTO item (id, name, topic_id) VALUES (191, 'Izrael', 2);" calcext:value-type="string">
            <text:p>INSERT INTO item (id, name, topic_id) VALUES (191, 'Izrael', 2);</text:p>
          </table:table-cell>
          <table:table-cell office:value-type="string" calcext:value-type="string">
            <text:p>Tel Awiw-Jafa</text:p>
          </table:table-cell>
          <table:table-cell table:formula="of:=&quot;INSERT INTO property (property_type_id, content, item_id) VALUES (7, '&quot;&amp;[.E75]&amp;&quot;', &quot;&amp;[.B75]&amp;&quot;);&quot;" office:value-type="string" office:string-value="INSERT INTO property (property_type_id, content, item_id) VALUES (7, 'Tel Awiw-Jafa', 191);" calcext:value-type="string">
            <text:p>INSERT INTO property (property_type_id, content, item_id) VALUES (7, 'Tel Awiw-Jafa', 191);</text:p>
          </table:table-cell>
          <table:table-cell office:value-type="string" calcext:value-type="string">
            <text:p>Prezydent Jicchak Herzog</text:p>
          </table:table-cell>
          <table:table-cell table:formula="of:=&quot;INSERT INTO property (property_type_id, content, item_id) VALUES (8, '&quot;&amp;[.G75]&amp;&quot;', &quot;&amp;[.B75]&amp;&quot;);&quot;" office:value-type="string" office:string-value="INSERT INTO property (property_type_id, content, item_id) VALUES (8, 'Prezydent Jicchak Herzog', 191);" calcext:value-type="string">
            <text:p>INSERT INTO property (property_type_id, content, item_id) VALUES (8, 'Prezydent Jicchak Herzog', 191);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Jamajka</text:p>
          </table:table-cell>
          <table:table-cell table:formula="of:=&quot;INSERT INTO item (id, name, topic_id) VALUES (&quot;&amp;[.B76]&amp;&quot;, '&quot;&amp;[.C76]&amp;&quot;', 2);&quot;" office:value-type="string" office:string-value="INSERT INTO item (id, name, topic_id) VALUES (192, 'Jamajka', 2);" calcext:value-type="string">
            <text:p>INSERT INTO item (id, name, topic_id) VALUES (192, 'Jamajka', 2);</text:p>
          </table:table-cell>
          <table:table-cell office:value-type="string" calcext:value-type="string">
            <text:p>Kingston</text:p>
          </table:table-cell>
          <table:table-cell table:formula="of:=&quot;INSERT INTO property (property_type_id, content, item_id) VALUES (7, '&quot;&amp;[.E76]&amp;&quot;', &quot;&amp;[.B76]&amp;&quot;);&quot;" office:value-type="string" office:string-value="INSERT INTO property (property_type_id, content, item_id) VALUES (7, 'Kingston', 192);" calcext:value-type="string">
            <text:p>INSERT INTO property (property_type_id, content, item_id) VALUES (7, 'Kingston', 192);</text:p>
          </table:table-cell>
          <table:table-cell office:value-type="string" calcext:value-type="string">
            <text:p>Królowa Elżbieta II, w jej imieniu gubernator generalny Patrick Allen</text:p>
          </table:table-cell>
          <table:table-cell table:formula="of:=&quot;INSERT INTO property (property_type_id, content, item_id) VALUES (8, '&quot;&amp;[.G76]&amp;&quot;', &quot;&amp;[.B76]&amp;&quot;);&quot;" office:value-type="string" office:string-value="INSERT INTO property (property_type_id, content, item_id) VALUES (8, 'Królowa Elżbieta II, w jej imieniu gubernator generalny Patrick Allen', 192);" calcext:value-type="string">
            <text:p>INSERT INTO property (property_type_id, content, item_id) VALUES (8, 'Królowa Elżbieta II, w jej imieniu gubernator generalny Patrick Allen', 192);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Japonia</text:p>
          </table:table-cell>
          <table:table-cell table:formula="of:=&quot;INSERT INTO item (id, name, topic_id) VALUES (&quot;&amp;[.B77]&amp;&quot;, '&quot;&amp;[.C77]&amp;&quot;', 2);&quot;" office:value-type="string" office:string-value="INSERT INTO item (id, name, topic_id) VALUES (193, 'Japonia', 2);" calcext:value-type="string">
            <text:p>INSERT INTO item (id, name, topic_id) VALUES (193, 'Japonia', 2);</text:p>
          </table:table-cell>
          <table:table-cell office:value-type="string" calcext:value-type="string">
            <text:p>Tokio</text:p>
          </table:table-cell>
          <table:table-cell table:formula="of:=&quot;INSERT INTO property (property_type_id, content, item_id) VALUES (7, '&quot;&amp;[.E77]&amp;&quot;', &quot;&amp;[.B77]&amp;&quot;);&quot;" office:value-type="string" office:string-value="INSERT INTO property (property_type_id, content, item_id) VALUES (7, 'Tokio', 193);" calcext:value-type="string">
            <text:p>INSERT INTO property (property_type_id, content, item_id) VALUES (7, 'Tokio', 193);</text:p>
          </table:table-cell>
          <table:table-cell office:value-type="string" calcext:value-type="string">
            <text:p>Cesarz Naruhito</text:p>
          </table:table-cell>
          <table:table-cell table:formula="of:=&quot;INSERT INTO property (property_type_id, content, item_id) VALUES (8, '&quot;&amp;[.G77]&amp;&quot;', &quot;&amp;[.B77]&amp;&quot;);&quot;" office:value-type="string" office:string-value="INSERT INTO property (property_type_id, content, item_id) VALUES (8, 'Cesarz Naruhito', 193);" calcext:value-type="string">
            <text:p>INSERT INTO property (property_type_id, content, item_id) VALUES (8, 'Cesarz Naruhito', 193);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Jemen</text:p>
          </table:table-cell>
          <table:table-cell table:formula="of:=&quot;INSERT INTO item (id, name, topic_id) VALUES (&quot;&amp;[.B78]&amp;&quot;, '&quot;&amp;[.C78]&amp;&quot;', 2);&quot;" office:value-type="string" office:string-value="INSERT INTO item (id, name, topic_id) VALUES (194, 'Jemen', 2);" calcext:value-type="string">
            <text:p>INSERT INTO item (id, name, topic_id) VALUES (194, 'Jemen', 2);</text:p>
          </table:table-cell>
          <table:table-cell office:value-type="string" calcext:value-type="string">
            <text:p>Sana</text:p>
          </table:table-cell>
          <table:table-cell table:formula="of:=&quot;INSERT INTO property (property_type_id, content, item_id) VALUES (7, '&quot;&amp;[.E78]&amp;&quot;', &quot;&amp;[.B78]&amp;&quot;);&quot;" office:value-type="string" office:string-value="INSERT INTO property (property_type_id, content, item_id) VALUES (7, 'Sana', 194);" calcext:value-type="string">
            <text:p>INSERT INTO property (property_type_id, content, item_id) VALUES (7, 'Sana', 194);</text:p>
          </table:table-cell>
          <table:table-cell office:value-type="string" calcext:value-type="string">
            <text:p>Prezydent Abd Rabbuh Mansur Hadi</text:p>
          </table:table-cell>
          <table:table-cell table:formula="of:=&quot;INSERT INTO property (property_type_id, content, item_id) VALUES (8, '&quot;&amp;[.G78]&amp;&quot;', &quot;&amp;[.B78]&amp;&quot;);&quot;" office:value-type="string" office:string-value="INSERT INTO property (property_type_id, content, item_id) VALUES (8, 'Prezydent Abd Rabbuh Mansur Hadi', 194);" calcext:value-type="string">
            <text:p>INSERT INTO property (property_type_id, content, item_id) VALUES (8, 'Prezydent Abd Rabbuh Mansur Hadi', 194);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Jordania</text:p>
          </table:table-cell>
          <table:table-cell table:formula="of:=&quot;INSERT INTO item (id, name, topic_id) VALUES (&quot;&amp;[.B79]&amp;&quot;, '&quot;&amp;[.C79]&amp;&quot;', 2);&quot;" office:value-type="string" office:string-value="INSERT INTO item (id, name, topic_id) VALUES (195, 'Jordania', 2);" calcext:value-type="string">
            <text:p>INSERT INTO item (id, name, topic_id) VALUES (195, 'Jordania', 2);</text:p>
          </table:table-cell>
          <table:table-cell office:value-type="string" calcext:value-type="string">
            <text:p>Amman</text:p>
          </table:table-cell>
          <table:table-cell table:formula="of:=&quot;INSERT INTO property (property_type_id, content, item_id) VALUES (7, '&quot;&amp;[.E79]&amp;&quot;', &quot;&amp;[.B79]&amp;&quot;);&quot;" office:value-type="string" office:string-value="INSERT INTO property (property_type_id, content, item_id) VALUES (7, 'Amman', 195);" calcext:value-type="string">
            <text:p>INSERT INTO property (property_type_id, content, item_id) VALUES (7, 'Amman', 195);</text:p>
          </table:table-cell>
          <table:table-cell office:value-type="string" calcext:value-type="string">
            <text:p>Król Abdullah II</text:p>
          </table:table-cell>
          <table:table-cell table:formula="of:=&quot;INSERT INTO property (property_type_id, content, item_id) VALUES (8, '&quot;&amp;[.G79]&amp;&quot;', &quot;&amp;[.B79]&amp;&quot;);&quot;" office:value-type="string" office:string-value="INSERT INTO property (property_type_id, content, item_id) VALUES (8, 'Król Abdullah II', 195);" calcext:value-type="string">
            <text:p>INSERT INTO property (property_type_id, content, item_id) VALUES (8, 'Król Abdullah II', 195);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Kambodża</text:p>
          </table:table-cell>
          <table:table-cell table:formula="of:=&quot;INSERT INTO item (id, name, topic_id) VALUES (&quot;&amp;[.B80]&amp;&quot;, '&quot;&amp;[.C80]&amp;&quot;', 2);&quot;" office:value-type="string" office:string-value="INSERT INTO item (id, name, topic_id) VALUES (196, 'Kambodża', 2);" calcext:value-type="string">
            <text:p>INSERT INTO item (id, name, topic_id) VALUES (196, 'Kambodża', 2);</text:p>
          </table:table-cell>
          <table:table-cell office:value-type="string" calcext:value-type="string">
            <text:p>Phnom Penh</text:p>
          </table:table-cell>
          <table:table-cell table:formula="of:=&quot;INSERT INTO property (property_type_id, content, item_id) VALUES (7, '&quot;&amp;[.E80]&amp;&quot;', &quot;&amp;[.B80]&amp;&quot;);&quot;" office:value-type="string" office:string-value="INSERT INTO property (property_type_id, content, item_id) VALUES (7, 'Phnom Penh', 196);" calcext:value-type="string">
            <text:p>INSERT INTO property (property_type_id, content, item_id) VALUES (7, 'Phnom Penh', 196);</text:p>
          </table:table-cell>
          <table:table-cell office:value-type="string" calcext:value-type="string">
            <text:p>Król Norodom Sihamoni</text:p>
          </table:table-cell>
          <table:table-cell table:formula="of:=&quot;INSERT INTO property (property_type_id, content, item_id) VALUES (8, '&quot;&amp;[.G80]&amp;&quot;', &quot;&amp;[.B80]&amp;&quot;);&quot;" office:value-type="string" office:string-value="INSERT INTO property (property_type_id, content, item_id) VALUES (8, 'Król Norodom Sihamoni', 196);" calcext:value-type="string">
            <text:p>INSERT INTO property (property_type_id, content, item_id) VALUES (8, 'Król Norodom Sihamoni', 196);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Kamerun</text:p>
          </table:table-cell>
          <table:table-cell table:formula="of:=&quot;INSERT INTO item (id, name, topic_id) VALUES (&quot;&amp;[.B81]&amp;&quot;, '&quot;&amp;[.C81]&amp;&quot;', 2);&quot;" office:value-type="string" office:string-value="INSERT INTO item (id, name, topic_id) VALUES (197, 'Kamerun', 2);" calcext:value-type="string">
            <text:p>INSERT INTO item (id, name, topic_id) VALUES (197, 'Kamerun', 2);</text:p>
          </table:table-cell>
          <table:table-cell office:value-type="string" calcext:value-type="string">
            <text:p>Jaunde</text:p>
          </table:table-cell>
          <table:table-cell table:formula="of:=&quot;INSERT INTO property (property_type_id, content, item_id) VALUES (7, '&quot;&amp;[.E81]&amp;&quot;', &quot;&amp;[.B81]&amp;&quot;);&quot;" office:value-type="string" office:string-value="INSERT INTO property (property_type_id, content, item_id) VALUES (7, 'Jaunde', 197);" calcext:value-type="string">
            <text:p>INSERT INTO property (property_type_id, content, item_id) VALUES (7, 'Jaunde', 197);</text:p>
          </table:table-cell>
          <table:table-cell office:value-type="string" calcext:value-type="string">
            <text:p>Prezydent Paul Biya</text:p>
          </table:table-cell>
          <table:table-cell table:formula="of:=&quot;INSERT INTO property (property_type_id, content, item_id) VALUES (8, '&quot;&amp;[.G81]&amp;&quot;', &quot;&amp;[.B81]&amp;&quot;);&quot;" office:value-type="string" office:string-value="INSERT INTO property (property_type_id, content, item_id) VALUES (8, 'Prezydent Paul Biya', 197);" calcext:value-type="string">
            <text:p>INSERT INTO property (property_type_id, content, item_id) VALUES (8, 'Prezydent Paul Biya', 197);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Kanada</text:p>
          </table:table-cell>
          <table:table-cell table:formula="of:=&quot;INSERT INTO item (id, name, topic_id) VALUES (&quot;&amp;[.B82]&amp;&quot;, '&quot;&amp;[.C82]&amp;&quot;', 2);&quot;" office:value-type="string" office:string-value="INSERT INTO item (id, name, topic_id) VALUES (198, 'Kanada', 2);" calcext:value-type="string">
            <text:p>INSERT INTO item (id, name, topic_id) VALUES (198, 'Kanada', 2);</text:p>
          </table:table-cell>
          <table:table-cell office:value-type="string" calcext:value-type="string">
            <text:p>Ottawa</text:p>
          </table:table-cell>
          <table:table-cell table:formula="of:=&quot;INSERT INTO property (property_type_id, content, item_id) VALUES (7, '&quot;&amp;[.E82]&amp;&quot;', &quot;&amp;[.B82]&amp;&quot;);&quot;" office:value-type="string" office:string-value="INSERT INTO property (property_type_id, content, item_id) VALUES (7, 'Ottawa', 198);" calcext:value-type="string">
            <text:p>INSERT INTO property (property_type_id, content, item_id) VALUES (7, 'Ottawa', 198);</text:p>
          </table:table-cell>
          <table:table-cell office:value-type="string" calcext:value-type="string">
            <text:p>Królowa Elżbieta II, w jej imieniu gubernator generalna Mary Simon</text:p>
          </table:table-cell>
          <table:table-cell table:formula="of:=&quot;INSERT INTO property (property_type_id, content, item_id) VALUES (8, '&quot;&amp;[.G82]&amp;&quot;', &quot;&amp;[.B82]&amp;&quot;);&quot;" office:value-type="string" office:string-value="INSERT INTO property (property_type_id, content, item_id) VALUES (8, 'Królowa Elżbieta II, w jej imieniu gubernator generalna Mary Simon', 198);" calcext:value-type="string">
            <text:p>INSERT INTO property (property_type_id, content, item_id) VALUES (8, 'Królowa Elżbieta II, w jej imieniu gubernator generalna Mary Simon', 198);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atar</text:p>
          </table:table-cell>
          <table:table-cell table:formula="of:=&quot;INSERT INTO item (id, name, topic_id) VALUES (&quot;&amp;[.B83]&amp;&quot;, '&quot;&amp;[.C83]&amp;&quot;', 2);&quot;" office:value-type="string" office:string-value="INSERT INTO item (id, name, topic_id) VALUES (199, 'Katar', 2);" calcext:value-type="string">
            <text:p>INSERT INTO item (id, name, topic_id) VALUES (199, 'Katar', 2);</text:p>
          </table:table-cell>
          <table:table-cell office:value-type="string" calcext:value-type="string">
            <text:p>Doha</text:p>
          </table:table-cell>
          <table:table-cell table:formula="of:=&quot;INSERT INTO property (property_type_id, content, item_id) VALUES (7, '&quot;&amp;[.E83]&amp;&quot;', &quot;&amp;[.B83]&amp;&quot;);&quot;" office:value-type="string" office:string-value="INSERT INTO property (property_type_id, content, item_id) VALUES (7, 'Doha', 199);" calcext:value-type="string">
            <text:p>INSERT INTO property (property_type_id, content, item_id) VALUES (7, 'Doha', 199);</text:p>
          </table:table-cell>
          <table:table-cell office:value-type="string" calcext:value-type="string">
            <text:p>Emir Tamim ibn Hamad Al Sani</text:p>
          </table:table-cell>
          <table:table-cell table:formula="of:=&quot;INSERT INTO property (property_type_id, content, item_id) VALUES (8, '&quot;&amp;[.G83]&amp;&quot;', &quot;&amp;[.B83]&amp;&quot;);&quot;" office:value-type="string" office:string-value="INSERT INTO property (property_type_id, content, item_id) VALUES (8, 'Emir Tamim ibn Hamad Al Sani', 199);" calcext:value-type="string">
            <text:p>INSERT INTO property (property_type_id, content, item_id) VALUES (8, 'Emir Tamim ibn Hamad Al Sani', 199);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Kazachstan</text:p>
          </table:table-cell>
          <table:table-cell table:formula="of:=&quot;INSERT INTO item (id, name, topic_id) VALUES (&quot;&amp;[.B84]&amp;&quot;, '&quot;&amp;[.C84]&amp;&quot;', 2);&quot;" office:value-type="string" office:string-value="INSERT INTO item (id, name, topic_id) VALUES (200, 'Kazachstan', 2);" calcext:value-type="string">
            <text:p>INSERT INTO item (id, name, topic_id) VALUES (200, 'Kazachstan', 2);</text:p>
          </table:table-cell>
          <table:table-cell office:value-type="string" calcext:value-type="string">
            <text:p>Nur-Sułtan</text:p>
          </table:table-cell>
          <table:table-cell table:formula="of:=&quot;INSERT INTO property (property_type_id, content, item_id) VALUES (7, '&quot;&amp;[.E84]&amp;&quot;', &quot;&amp;[.B84]&amp;&quot;);&quot;" office:value-type="string" office:string-value="INSERT INTO property (property_type_id, content, item_id) VALUES (7, 'Nur-Sułtan', 200);" calcext:value-type="string">
            <text:p>INSERT INTO property (property_type_id, content, item_id) VALUES (7, 'Nur-Sułtan', 200);</text:p>
          </table:table-cell>
          <table:table-cell office:value-type="string" calcext:value-type="string">
            <text:p>Prezydent Kasym-Żomart Tokajew</text:p>
          </table:table-cell>
          <table:table-cell table:formula="of:=&quot;INSERT INTO property (property_type_id, content, item_id) VALUES (8, '&quot;&amp;[.G84]&amp;&quot;', &quot;&amp;[.B84]&amp;&quot;);&quot;" office:value-type="string" office:string-value="INSERT INTO property (property_type_id, content, item_id) VALUES (8, 'Prezydent Kasym-Żomart Tokajew', 200);" calcext:value-type="string">
            <text:p>INSERT INTO property (property_type_id, content, item_id) VALUES (8, 'Prezydent Kasym-Żomart Tokajew', 200);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Kenia</text:p>
          </table:table-cell>
          <table:table-cell table:formula="of:=&quot;INSERT INTO item (id, name, topic_id) VALUES (&quot;&amp;[.B85]&amp;&quot;, '&quot;&amp;[.C85]&amp;&quot;', 2);&quot;" office:value-type="string" office:string-value="INSERT INTO item (id, name, topic_id) VALUES (201, 'Kenia', 2);" calcext:value-type="string">
            <text:p>INSERT INTO item (id, name, topic_id) VALUES (201, 'Kenia', 2);</text:p>
          </table:table-cell>
          <table:table-cell office:value-type="string" calcext:value-type="string">
            <text:p>Nairobi</text:p>
          </table:table-cell>
          <table:table-cell table:formula="of:=&quot;INSERT INTO property (property_type_id, content, item_id) VALUES (7, '&quot;&amp;[.E85]&amp;&quot;', &quot;&amp;[.B85]&amp;&quot;);&quot;" office:value-type="string" office:string-value="INSERT INTO property (property_type_id, content, item_id) VALUES (7, 'Nairobi', 201);" calcext:value-type="string">
            <text:p>INSERT INTO property (property_type_id, content, item_id) VALUES (7, 'Nairobi', 201);</text:p>
          </table:table-cell>
          <table:table-cell office:value-type="string" calcext:value-type="string">
            <text:p>Prezydent Uhuru Kenyatta</text:p>
          </table:table-cell>
          <table:table-cell table:formula="of:=&quot;INSERT INTO property (property_type_id, content, item_id) VALUES (8, '&quot;&amp;[.G85]&amp;&quot;', &quot;&amp;[.B85]&amp;&quot;);&quot;" office:value-type="string" office:string-value="INSERT INTO property (property_type_id, content, item_id) VALUES (8, 'Prezydent Uhuru Kenyatta', 201);" calcext:value-type="string">
            <text:p>INSERT INTO property (property_type_id, content, item_id) VALUES (8, 'Prezydent Uhuru Kenyatta', 201);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Kirgistan</text:p>
          </table:table-cell>
          <table:table-cell table:formula="of:=&quot;INSERT INTO item (id, name, topic_id) VALUES (&quot;&amp;[.B86]&amp;&quot;, '&quot;&amp;[.C86]&amp;&quot;', 2);&quot;" office:value-type="string" office:string-value="INSERT INTO item (id, name, topic_id) VALUES (202, 'Kirgistan', 2);" calcext:value-type="string">
            <text:p>INSERT INTO item (id, name, topic_id) VALUES (202, 'Kirgistan', 2);</text:p>
          </table:table-cell>
          <table:table-cell office:value-type="string" calcext:value-type="string">
            <text:p>Biszkek</text:p>
          </table:table-cell>
          <table:table-cell table:formula="of:=&quot;INSERT INTO property (property_type_id, content, item_id) VALUES (7, '&quot;&amp;[.E86]&amp;&quot;', &quot;&amp;[.B86]&amp;&quot;);&quot;" office:value-type="string" office:string-value="INSERT INTO property (property_type_id, content, item_id) VALUES (7, 'Biszkek', 202);" calcext:value-type="string">
            <text:p>INSERT INTO property (property_type_id, content, item_id) VALUES (7, 'Biszkek', 202);</text:p>
          </table:table-cell>
          <table:table-cell office:value-type="string" calcext:value-type="string">
            <text:p>Prezydent Sadyr Dżaparow</text:p>
          </table:table-cell>
          <table:table-cell table:formula="of:=&quot;INSERT INTO property (property_type_id, content, item_id) VALUES (8, '&quot;&amp;[.G86]&amp;&quot;', &quot;&amp;[.B86]&amp;&quot;);&quot;" office:value-type="string" office:string-value="INSERT INTO property (property_type_id, content, item_id) VALUES (8, 'Prezydent Sadyr Dżaparow', 202);" calcext:value-type="string">
            <text:p>INSERT INTO property (property_type_id, content, item_id) VALUES (8, 'Prezydent Sadyr Dżaparow', 202);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Kiribati</text:p>
          </table:table-cell>
          <table:table-cell table:formula="of:=&quot;INSERT INTO item (id, name, topic_id) VALUES (&quot;&amp;[.B87]&amp;&quot;, '&quot;&amp;[.C87]&amp;&quot;', 2);&quot;" office:value-type="string" office:string-value="INSERT INTO item (id, name, topic_id) VALUES (203, 'Kiribati', 2);" calcext:value-type="string">
            <text:p>INSERT INTO item (id, name, topic_id) VALUES (203, 'Kiribati', 2);</text:p>
          </table:table-cell>
          <table:table-cell office:value-type="string" calcext:value-type="string">
            <text:p>Bairiki</text:p>
          </table:table-cell>
          <table:table-cell table:formula="of:=&quot;INSERT INTO property (property_type_id, content, item_id) VALUES (7, '&quot;&amp;[.E87]&amp;&quot;', &quot;&amp;[.B87]&amp;&quot;);&quot;" office:value-type="string" office:string-value="INSERT INTO property (property_type_id, content, item_id) VALUES (7, 'Bairiki', 203);" calcext:value-type="string">
            <text:p>INSERT INTO property (property_type_id, content, item_id) VALUES (7, 'Bairiki', 203);</text:p>
          </table:table-cell>
          <table:table-cell office:value-type="string" calcext:value-type="string">
            <text:p>Prezydent Taneti Mamau</text:p>
          </table:table-cell>
          <table:table-cell table:formula="of:=&quot;INSERT INTO property (property_type_id, content, item_id) VALUES (8, '&quot;&amp;[.G87]&amp;&quot;', &quot;&amp;[.B87]&amp;&quot;);&quot;" office:value-type="string" office:string-value="INSERT INTO property (property_type_id, content, item_id) VALUES (8, 'Prezydent Taneti Mamau', 203);" calcext:value-type="string">
            <text:p>INSERT INTO property (property_type_id, content, item_id) VALUES (8, 'Prezydent Taneti Mamau', 203);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Kolumbia</text:p>
          </table:table-cell>
          <table:table-cell table:formula="of:=&quot;INSERT INTO item (id, name, topic_id) VALUES (&quot;&amp;[.B88]&amp;&quot;, '&quot;&amp;[.C88]&amp;&quot;', 2);&quot;" office:value-type="string" office:string-value="INSERT INTO item (id, name, topic_id) VALUES (204, 'Kolumbia', 2);" calcext:value-type="string">
            <text:p>INSERT INTO item (id, name, topic_id) VALUES (204, 'Kolumbia', 2);</text:p>
          </table:table-cell>
          <table:table-cell office:value-type="string" calcext:value-type="string">
            <text:p>Bogota</text:p>
          </table:table-cell>
          <table:table-cell table:formula="of:=&quot;INSERT INTO property (property_type_id, content, item_id) VALUES (7, '&quot;&amp;[.E88]&amp;&quot;', &quot;&amp;[.B88]&amp;&quot;);&quot;" office:value-type="string" office:string-value="INSERT INTO property (property_type_id, content, item_id) VALUES (7, 'Bogota', 204);" calcext:value-type="string">
            <text:p>INSERT INTO property (property_type_id, content, item_id) VALUES (7, 'Bogota', 204);</text:p>
          </table:table-cell>
          <table:table-cell office:value-type="string" calcext:value-type="string">
            <text:p>Prezydent Iván Duque Márquez</text:p>
          </table:table-cell>
          <table:table-cell table:formula="of:=&quot;INSERT INTO property (property_type_id, content, item_id) VALUES (8, '&quot;&amp;[.G88]&amp;&quot;', &quot;&amp;[.B88]&amp;&quot;);&quot;" office:value-type="string" office:string-value="INSERT INTO property (property_type_id, content, item_id) VALUES (8, 'Prezydent Iván Duque Márquez', 204);" calcext:value-type="string">
            <text:p>INSERT INTO property (property_type_id, content, item_id) VALUES (8, 'Prezydent Iván Duque Márquez', 204);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Komory</text:p>
          </table:table-cell>
          <table:table-cell table:formula="of:=&quot;INSERT INTO item (id, name, topic_id) VALUES (&quot;&amp;[.B89]&amp;&quot;, '&quot;&amp;[.C89]&amp;&quot;', 2);&quot;" office:value-type="string" office:string-value="INSERT INTO item (id, name, topic_id) VALUES (205, 'Komory', 2);" calcext:value-type="string">
            <text:p>INSERT INTO item (id, name, topic_id) VALUES (205, 'Komory', 2);</text:p>
          </table:table-cell>
          <table:table-cell office:value-type="string" calcext:value-type="string">
            <text:p>Moroni</text:p>
          </table:table-cell>
          <table:table-cell table:formula="of:=&quot;INSERT INTO property (property_type_id, content, item_id) VALUES (7, '&quot;&amp;[.E89]&amp;&quot;', &quot;&amp;[.B89]&amp;&quot;);&quot;" office:value-type="string" office:string-value="INSERT INTO property (property_type_id, content, item_id) VALUES (7, 'Moroni', 205);" calcext:value-type="string">
            <text:p>INSERT INTO property (property_type_id, content, item_id) VALUES (7, 'Moroni', 205);</text:p>
          </table:table-cell>
          <table:table-cell office:value-type="string" calcext:value-type="string">
            <text:p>Prezydent Azali Assoumani</text:p>
          </table:table-cell>
          <table:table-cell table:formula="of:=&quot;INSERT INTO property (property_type_id, content, item_id) VALUES (8, '&quot;&amp;[.G89]&amp;&quot;', &quot;&amp;[.B89]&amp;&quot;);&quot;" office:value-type="string" office:string-value="INSERT INTO property (property_type_id, content, item_id) VALUES (8, 'Prezydent Azali Assoumani', 205);" calcext:value-type="string">
            <text:p>INSERT INTO property (property_type_id, content, item_id) VALUES (8, 'Prezydent Azali Assoumani', 205);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Kongo</text:p>
          </table:table-cell>
          <table:table-cell table:formula="of:=&quot;INSERT INTO item (id, name, topic_id) VALUES (&quot;&amp;[.B90]&amp;&quot;, '&quot;&amp;[.C90]&amp;&quot;', 2);&quot;" office:value-type="string" office:string-value="INSERT INTO item (id, name, topic_id) VALUES (206, 'Kongo', 2);" calcext:value-type="string">
            <text:p>INSERT INTO item (id, name, topic_id) VALUES (206, 'Kongo', 2);</text:p>
          </table:table-cell>
          <table:table-cell office:value-type="string" calcext:value-type="string">
            <text:p>Brazzaville</text:p>
          </table:table-cell>
          <table:table-cell table:formula="of:=&quot;INSERT INTO property (property_type_id, content, item_id) VALUES (7, '&quot;&amp;[.E90]&amp;&quot;', &quot;&amp;[.B90]&amp;&quot;);&quot;" office:value-type="string" office:string-value="INSERT INTO property (property_type_id, content, item_id) VALUES (7, 'Brazzaville', 206);" calcext:value-type="string">
            <text:p>INSERT INTO property (property_type_id, content, item_id) VALUES (7, 'Brazzaville', 206);</text:p>
          </table:table-cell>
          <table:table-cell office:value-type="string" calcext:value-type="string">
            <text:p>Prezydent Denis Sassou-Nguesso</text:p>
          </table:table-cell>
          <table:table-cell table:formula="of:=&quot;INSERT INTO property (property_type_id, content, item_id) VALUES (8, '&quot;&amp;[.G90]&amp;&quot;', &quot;&amp;[.B90]&amp;&quot;);&quot;" office:value-type="string" office:string-value="INSERT INTO property (property_type_id, content, item_id) VALUES (8, 'Prezydent Denis Sassou-Nguesso', 206);" calcext:value-type="string">
            <text:p>INSERT INTO property (property_type_id, content, item_id) VALUES (8, 'Prezydent Denis Sassou-Nguesso', 206);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Korea Południowa</text:p>
          </table:table-cell>
          <table:table-cell table:formula="of:=&quot;INSERT INTO item (id, name, topic_id) VALUES (&quot;&amp;[.B91]&amp;&quot;, '&quot;&amp;[.C91]&amp;&quot;', 2);&quot;" office:value-type="string" office:string-value="INSERT INTO item (id, name, topic_id) VALUES (207, 'Korea Południowa', 2);" calcext:value-type="string">
            <text:p>INSERT INTO item (id, name, topic_id) VALUES (207, 'Korea Południowa', 2);</text:p>
          </table:table-cell>
          <table:table-cell office:value-type="string" calcext:value-type="string">
            <text:p>Seul</text:p>
          </table:table-cell>
          <table:table-cell table:formula="of:=&quot;INSERT INTO property (property_type_id, content, item_id) VALUES (7, '&quot;&amp;[.E91]&amp;&quot;', &quot;&amp;[.B91]&amp;&quot;);&quot;" office:value-type="string" office:string-value="INSERT INTO property (property_type_id, content, item_id) VALUES (7, 'Seul', 207);" calcext:value-type="string">
            <text:p>INSERT INTO property (property_type_id, content, item_id) VALUES (7, 'Seul', 207);</text:p>
          </table:table-cell>
          <table:table-cell office:value-type="string" calcext:value-type="string">
            <text:p>Prezydent Yoon Suk-yeol</text:p>
          </table:table-cell>
          <table:table-cell table:formula="of:=&quot;INSERT INTO property (property_type_id, content, item_id) VALUES (8, '&quot;&amp;[.G91]&amp;&quot;', &quot;&amp;[.B91]&amp;&quot;);&quot;" office:value-type="string" office:string-value="INSERT INTO property (property_type_id, content, item_id) VALUES (8, 'Prezydent Yoon Suk-yeol', 207);" calcext:value-type="string">
            <text:p>INSERT INTO property (property_type_id, content, item_id) VALUES (8, 'Prezydent Yoon Suk-yeol', 207);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Korea Północna</text:p>
          </table:table-cell>
          <table:table-cell table:formula="of:=&quot;INSERT INTO item (id, name, topic_id) VALUES (&quot;&amp;[.B92]&amp;&quot;, '&quot;&amp;[.C92]&amp;&quot;', 2);&quot;" office:value-type="string" office:string-value="INSERT INTO item (id, name, topic_id) VALUES (208, 'Korea Północna', 2);" calcext:value-type="string">
            <text:p>INSERT INTO item (id, name, topic_id) VALUES (208, 'Korea Północna', 2);</text:p>
          </table:table-cell>
          <table:table-cell office:value-type="string" calcext:value-type="string">
            <text:p>Pjongjang</text:p>
          </table:table-cell>
          <table:table-cell table:formula="of:=&quot;INSERT INTO property (property_type_id, content, item_id) VALUES (7, '&quot;&amp;[.E92]&amp;&quot;', &quot;&amp;[.B92]&amp;&quot;);&quot;" office:value-type="string" office:string-value="INSERT INTO property (property_type_id, content, item_id) VALUES (7, 'Pjongjang', 208);" calcext:value-type="string">
            <text:p>INSERT INTO property (property_type_id, content, item_id) VALUES (7, 'Pjongjang', 208);</text:p>
          </table:table-cell>
          <table:table-cell office:value-type="string" calcext:value-type="string">
            <text:p>Najwyższy Przywódca Kim Dzong Un</text:p>
          </table:table-cell>
          <table:table-cell table:formula="of:=&quot;INSERT INTO property (property_type_id, content, item_id) VALUES (8, '&quot;&amp;[.G92]&amp;&quot;', &quot;&amp;[.B92]&amp;&quot;);&quot;" office:value-type="string" office:string-value="INSERT INTO property (property_type_id, content, item_id) VALUES (8, 'Najwyższy Przywódca Kim Dzong Un', 208);" calcext:value-type="string">
            <text:p>INSERT INTO property (property_type_id, content, item_id) VALUES (8, 'Najwyższy Przywódca Kim Dzong Un', 208);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Kosowo</text:p>
          </table:table-cell>
          <table:table-cell table:formula="of:=&quot;INSERT INTO item (id, name, topic_id) VALUES (&quot;&amp;[.B93]&amp;&quot;, '&quot;&amp;[.C93]&amp;&quot;', 2);&quot;" office:value-type="string" office:string-value="INSERT INTO item (id, name, topic_id) VALUES (209, 'Kosowo', 2);" calcext:value-type="string">
            <text:p>INSERT INTO item (id, name, topic_id) VALUES (209, 'Kosowo', 2);</text:p>
          </table:table-cell>
          <table:table-cell office:value-type="string" calcext:value-type="string">
            <text:p>Prisztina</text:p>
          </table:table-cell>
          <table:table-cell table:formula="of:=&quot;INSERT INTO property (property_type_id, content, item_id) VALUES (7, '&quot;&amp;[.E93]&amp;&quot;', &quot;&amp;[.B93]&amp;&quot;);&quot;" office:value-type="string" office:string-value="INSERT INTO property (property_type_id, content, item_id) VALUES (7, 'Prisztina', 209);" calcext:value-type="string">
            <text:p>INSERT INTO property (property_type_id, content, item_id) VALUES (7, 'Prisztina', 209);</text:p>
          </table:table-cell>
          <table:table-cell office:value-type="string" calcext:value-type="string">
            <text:p>Prezydent Vjosa Osmani</text:p>
          </table:table-cell>
          <table:table-cell table:formula="of:=&quot;INSERT INTO property (property_type_id, content, item_id) VALUES (8, '&quot;&amp;[.G93]&amp;&quot;', &quot;&amp;[.B93]&amp;&quot;);&quot;" office:value-type="string" office:string-value="INSERT INTO property (property_type_id, content, item_id) VALUES (8, 'Prezydent Vjosa Osmani', 209);" calcext:value-type="string">
            <text:p>INSERT INTO property (property_type_id, content, item_id) VALUES (8, 'Prezydent Vjosa Osmani', 209);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Kostaryka</text:p>
          </table:table-cell>
          <table:table-cell table:formula="of:=&quot;INSERT INTO item (id, name, topic_id) VALUES (&quot;&amp;[.B94]&amp;&quot;, '&quot;&amp;[.C94]&amp;&quot;', 2);&quot;" office:value-type="string" office:string-value="INSERT INTO item (id, name, topic_id) VALUES (210, 'Kostaryka', 2);" calcext:value-type="string">
            <text:p>INSERT INTO item (id, name, topic_id) VALUES (210, 'Kostaryka', 2);</text:p>
          </table:table-cell>
          <table:table-cell office:value-type="string" calcext:value-type="string">
            <text:p>San José</text:p>
          </table:table-cell>
          <table:table-cell table:formula="of:=&quot;INSERT INTO property (property_type_id, content, item_id) VALUES (7, '&quot;&amp;[.E94]&amp;&quot;', &quot;&amp;[.B94]&amp;&quot;);&quot;" office:value-type="string" office:string-value="INSERT INTO property (property_type_id, content, item_id) VALUES (7, 'San José', 210);" calcext:value-type="string">
            <text:p>INSERT INTO property (property_type_id, content, item_id) VALUES (7, 'San José', 210);</text:p>
          </table:table-cell>
          <table:table-cell office:value-type="string" calcext:value-type="string">
            <text:p>Prezydent Rodrigo Chaves Robles</text:p>
          </table:table-cell>
          <table:table-cell table:formula="of:=&quot;INSERT INTO property (property_type_id, content, item_id) VALUES (8, '&quot;&amp;[.G94]&amp;&quot;', &quot;&amp;[.B94]&amp;&quot;);&quot;" office:value-type="string" office:string-value="INSERT INTO property (property_type_id, content, item_id) VALUES (8, 'Prezydent Rodrigo Chaves Robles', 210);" calcext:value-type="string">
            <text:p>INSERT INTO property (property_type_id, content, item_id) VALUES (8, 'Prezydent Rodrigo Chaves Robles', 210);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Kuba</text:p>
          </table:table-cell>
          <table:table-cell table:formula="of:=&quot;INSERT INTO item (id, name, topic_id) VALUES (&quot;&amp;[.B95]&amp;&quot;, '&quot;&amp;[.C95]&amp;&quot;', 2);&quot;" office:value-type="string" office:string-value="INSERT INTO item (id, name, topic_id) VALUES (211, 'Kuba', 2);" calcext:value-type="string">
            <text:p>INSERT INTO item (id, name, topic_id) VALUES (211, 'Kuba', 2);</text:p>
          </table:table-cell>
          <table:table-cell office:value-type="string" calcext:value-type="string">
            <text:p>Hawana</text:p>
          </table:table-cell>
          <table:table-cell table:formula="of:=&quot;INSERT INTO property (property_type_id, content, item_id) VALUES (7, '&quot;&amp;[.E95]&amp;&quot;', &quot;&amp;[.B95]&amp;&quot;);&quot;" office:value-type="string" office:string-value="INSERT INTO property (property_type_id, content, item_id) VALUES (7, 'Hawana', 211);" calcext:value-type="string">
            <text:p>INSERT INTO property (property_type_id, content, item_id) VALUES (7, 'Hawana', 211);</text:p>
          </table:table-cell>
          <table:table-cell office:value-type="string" calcext:value-type="string">
            <text:p>Prezydent Miguel Díaz-Canel</text:p>
          </table:table-cell>
          <table:table-cell table:formula="of:=&quot;INSERT INTO property (property_type_id, content, item_id) VALUES (8, '&quot;&amp;[.G95]&amp;&quot;', &quot;&amp;[.B95]&amp;&quot;);&quot;" office:value-type="string" office:string-value="INSERT INTO property (property_type_id, content, item_id) VALUES (8, 'Prezydent Miguel Díaz-Canel', 211);" calcext:value-type="string">
            <text:p>INSERT INTO property (property_type_id, content, item_id) VALUES (8, 'Prezydent Miguel Díaz-Canel', 211);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Kuwejt</text:p>
          </table:table-cell>
          <table:table-cell table:formula="of:=&quot;INSERT INTO item (id, name, topic_id) VALUES (&quot;&amp;[.B96]&amp;&quot;, '&quot;&amp;[.C96]&amp;&quot;', 2);&quot;" office:value-type="string" office:string-value="INSERT INTO item (id, name, topic_id) VALUES (212, 'Kuwejt', 2);" calcext:value-type="string">
            <text:p>INSERT INTO item (id, name, topic_id) VALUES (212, 'Kuwejt', 2);</text:p>
          </table:table-cell>
          <table:table-cell office:value-type="string" calcext:value-type="string">
            <text:p>Kuwejt</text:p>
          </table:table-cell>
          <table:table-cell table:formula="of:=&quot;INSERT INTO property (property_type_id, content, item_id) VALUES (7, '&quot;&amp;[.E96]&amp;&quot;', &quot;&amp;[.B96]&amp;&quot;);&quot;" office:value-type="string" office:string-value="INSERT INTO property (property_type_id, content, item_id) VALUES (7, 'Kuwejt', 212);" calcext:value-type="string">
            <text:p>INSERT INTO property (property_type_id, content, item_id) VALUES (7, 'Kuwejt', 212);</text:p>
          </table:table-cell>
          <table:table-cell office:value-type="string" calcext:value-type="string">
            <text:p>Emir Nawwaf al-Ahmad al-Dżabir as-Sabah</text:p>
          </table:table-cell>
          <table:table-cell table:formula="of:=&quot;INSERT INTO property (property_type_id, content, item_id) VALUES (8, '&quot;&amp;[.G96]&amp;&quot;', &quot;&amp;[.B96]&amp;&quot;);&quot;" office:value-type="string" office:string-value="INSERT INTO property (property_type_id, content, item_id) VALUES (8, 'Emir Nawwaf al-Ahmad al-Dżabir as-Sabah', 212);" calcext:value-type="string">
            <text:p>INSERT INTO property (property_type_id, content, item_id) VALUES (8, 'Emir Nawwaf al-Ahmad al-Dżabir as-Sabah', 212);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Laos</text:p>
          </table:table-cell>
          <table:table-cell table:formula="of:=&quot;INSERT INTO item (id, name, topic_id) VALUES (&quot;&amp;[.B97]&amp;&quot;, '&quot;&amp;[.C97]&amp;&quot;', 2);&quot;" office:value-type="string" office:string-value="INSERT INTO item (id, name, topic_id) VALUES (213, 'Laos', 2);" calcext:value-type="string">
            <text:p>INSERT INTO item (id, name, topic_id) VALUES (213, 'Laos', 2);</text:p>
          </table:table-cell>
          <table:table-cell office:value-type="string" calcext:value-type="string">
            <text:p>Wientian</text:p>
          </table:table-cell>
          <table:table-cell table:formula="of:=&quot;INSERT INTO property (property_type_id, content, item_id) VALUES (7, '&quot;&amp;[.E97]&amp;&quot;', &quot;&amp;[.B97]&amp;&quot;);&quot;" office:value-type="string" office:string-value="INSERT INTO property (property_type_id, content, item_id) VALUES (7, 'Wientian', 213);" calcext:value-type="string">
            <text:p>INSERT INTO property (property_type_id, content, item_id) VALUES (7, 'Wientian', 213);</text:p>
          </table:table-cell>
          <table:table-cell office:value-type="string" calcext:value-type="string">
            <text:p>Prezydent Thongloun Sisoulith</text:p>
          </table:table-cell>
          <table:table-cell table:formula="of:=&quot;INSERT INTO property (property_type_id, content, item_id) VALUES (8, '&quot;&amp;[.G97]&amp;&quot;', &quot;&amp;[.B97]&amp;&quot;);&quot;" office:value-type="string" office:string-value="INSERT INTO property (property_type_id, content, item_id) VALUES (8, 'Prezydent Thongloun Sisoulith', 213);" calcext:value-type="string">
            <text:p>INSERT INTO property (property_type_id, content, item_id) VALUES (8, 'Prezydent Thongloun Sisoulith', 213);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Lesotho</text:p>
          </table:table-cell>
          <table:table-cell table:formula="of:=&quot;INSERT INTO item (id, name, topic_id) VALUES (&quot;&amp;[.B98]&amp;&quot;, '&quot;&amp;[.C98]&amp;&quot;', 2);&quot;" office:value-type="string" office:string-value="INSERT INTO item (id, name, topic_id) VALUES (214, 'Lesotho', 2);" calcext:value-type="string">
            <text:p>INSERT INTO item (id, name, topic_id) VALUES (214, 'Lesotho', 2);</text:p>
          </table:table-cell>
          <table:table-cell office:value-type="string" calcext:value-type="string">
            <text:p>Maseru</text:p>
          </table:table-cell>
          <table:table-cell table:formula="of:=&quot;INSERT INTO property (property_type_id, content, item_id) VALUES (7, '&quot;&amp;[.E98]&amp;&quot;', &quot;&amp;[.B98]&amp;&quot;);&quot;" office:value-type="string" office:string-value="INSERT INTO property (property_type_id, content, item_id) VALUES (7, 'Maseru', 214);" calcext:value-type="string">
            <text:p>INSERT INTO property (property_type_id, content, item_id) VALUES (7, 'Maseru', 214);</text:p>
          </table:table-cell>
          <table:table-cell office:value-type="string" calcext:value-type="string">
            <text:p>Król Letsie III</text:p>
          </table:table-cell>
          <table:table-cell table:formula="of:=&quot;INSERT INTO property (property_type_id, content, item_id) VALUES (8, '&quot;&amp;[.G98]&amp;&quot;', &quot;&amp;[.B98]&amp;&quot;);&quot;" office:value-type="string" office:string-value="INSERT INTO property (property_type_id, content, item_id) VALUES (8, 'Król Letsie III', 214);" calcext:value-type="string">
            <text:p>INSERT INTO property (property_type_id, content, item_id) VALUES (8, 'Król Letsie III', 214);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Liban</text:p>
          </table:table-cell>
          <table:table-cell table:formula="of:=&quot;INSERT INTO item (id, name, topic_id) VALUES (&quot;&amp;[.B99]&amp;&quot;, '&quot;&amp;[.C99]&amp;&quot;', 2);&quot;" office:value-type="string" office:string-value="INSERT INTO item (id, name, topic_id) VALUES (215, 'Liban', 2);" calcext:value-type="string">
            <text:p>INSERT INTO item (id, name, topic_id) VALUES (215, 'Liban', 2);</text:p>
          </table:table-cell>
          <table:table-cell office:value-type="string" calcext:value-type="string">
            <text:p>Bejrut</text:p>
          </table:table-cell>
          <table:table-cell table:formula="of:=&quot;INSERT INTO property (property_type_id, content, item_id) VALUES (7, '&quot;&amp;[.E99]&amp;&quot;', &quot;&amp;[.B99]&amp;&quot;);&quot;" office:value-type="string" office:string-value="INSERT INTO property (property_type_id, content, item_id) VALUES (7, 'Bejrut', 215);" calcext:value-type="string">
            <text:p>INSERT INTO property (property_type_id, content, item_id) VALUES (7, 'Bejrut', 215);</text:p>
          </table:table-cell>
          <table:table-cell office:value-type="string" calcext:value-type="string">
            <text:p>Prezydent Michel Aoun</text:p>
          </table:table-cell>
          <table:table-cell table:formula="of:=&quot;INSERT INTO property (property_type_id, content, item_id) VALUES (8, '&quot;&amp;[.G99]&amp;&quot;', &quot;&amp;[.B99]&amp;&quot;);&quot;" office:value-type="string" office:string-value="INSERT INTO property (property_type_id, content, item_id) VALUES (8, 'Prezydent Michel Aoun', 215);" calcext:value-type="string">
            <text:p>INSERT INTO property (property_type_id, content, item_id) VALUES (8, 'Prezydent Michel Aoun', 215);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Liberia</text:p>
          </table:table-cell>
          <table:table-cell table:formula="of:=&quot;INSERT INTO item (id, name, topic_id) VALUES (&quot;&amp;[.B100]&amp;&quot;, '&quot;&amp;[.C100]&amp;&quot;', 2);&quot;" office:value-type="string" office:string-value="INSERT INTO item (id, name, topic_id) VALUES (216, 'Liberia', 2);" calcext:value-type="string">
            <text:p>INSERT INTO item (id, name, topic_id) VALUES (216, 'Liberia', 2);</text:p>
          </table:table-cell>
          <table:table-cell office:value-type="string" calcext:value-type="string">
            <text:p>Monrovia</text:p>
          </table:table-cell>
          <table:table-cell table:formula="of:=&quot;INSERT INTO property (property_type_id, content, item_id) VALUES (7, '&quot;&amp;[.E100]&amp;&quot;', &quot;&amp;[.B100]&amp;&quot;);&quot;" office:value-type="string" office:string-value="INSERT INTO property (property_type_id, content, item_id) VALUES (7, 'Monrovia', 216);" calcext:value-type="string">
            <text:p>INSERT INTO property (property_type_id, content, item_id) VALUES (7, 'Monrovia', 216);</text:p>
          </table:table-cell>
          <table:table-cell office:value-type="string" calcext:value-type="string">
            <text:p>Prezydent George Weah</text:p>
          </table:table-cell>
          <table:table-cell table:formula="of:=&quot;INSERT INTO property (property_type_id, content, item_id) VALUES (8, '&quot;&amp;[.G100]&amp;&quot;', &quot;&amp;[.B100]&amp;&quot;);&quot;" office:value-type="string" office:string-value="INSERT INTO property (property_type_id, content, item_id) VALUES (8, 'Prezydent George Weah', 216);" calcext:value-type="string">
            <text:p>INSERT INTO property (property_type_id, content, item_id) VALUES (8, 'Prezydent George Weah', 216);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Libia</text:p>
          </table:table-cell>
          <table:table-cell table:formula="of:=&quot;INSERT INTO item (id, name, topic_id) VALUES (&quot;&amp;[.B101]&amp;&quot;, '&quot;&amp;[.C101]&amp;&quot;', 2);&quot;" office:value-type="string" office:string-value="INSERT INTO item (id, name, topic_id) VALUES (217, 'Libia', 2);" calcext:value-type="string">
            <text:p>INSERT INTO item (id, name, topic_id) VALUES (217, 'Libia', 2);</text:p>
          </table:table-cell>
          <table:table-cell office:value-type="string" calcext:value-type="string">
            <text:p>Trypolis</text:p>
          </table:table-cell>
          <table:table-cell table:formula="of:=&quot;INSERT INTO property (property_type_id, content, item_id) VALUES (7, '&quot;&amp;[.E101]&amp;&quot;', &quot;&amp;[.B101]&amp;&quot;);&quot;" office:value-type="string" office:string-value="INSERT INTO property (property_type_id, content, item_id) VALUES (7, 'Trypolis', 217);" calcext:value-type="string">
            <text:p>INSERT INTO property (property_type_id, content, item_id) VALUES (7, 'Trypolis', 217);</text:p>
          </table:table-cell>
          <table:table-cell office:value-type="string" calcext:value-type="string">
            <text:p>Rada Prezydencka: <text:s/>Muhammad al-Manfi (przewodniczący), Abdullah al-Lafi, Musa al-Koni</text:p>
          </table:table-cell>
          <table:table-cell table:formula="of:=&quot;INSERT INTO property (property_type_id, content, item_id) VALUES (8, '&quot;&amp;[.G101]&amp;&quot;', &quot;&amp;[.B101]&amp;&quot;);&quot;" office:value-type="string" office:string-value="INSERT INTO property (property_type_id, content, item_id) VALUES (8, 'Rada Prezydencka:  Muhammad al-Manfi (przewodniczący), Abdullah al-Lafi, Musa al-Koni', 217);" calcext:value-type="string">
            <text:p>INSERT INTO property (property_type_id, content, item_id) VALUES (8, 'Rada Prezydencka: <text:s/>Muhammad al-Manfi (przewodniczący), Abdullah al-Lafi, Musa al-Koni', 217);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Liechtenstein</text:p>
          </table:table-cell>
          <table:table-cell table:formula="of:=&quot;INSERT INTO item (id, name, topic_id) VALUES (&quot;&amp;[.B102]&amp;&quot;, '&quot;&amp;[.C102]&amp;&quot;', 2);&quot;" office:value-type="string" office:string-value="INSERT INTO item (id, name, topic_id) VALUES (218, 'Liechtenstein', 2);" calcext:value-type="string">
            <text:p>INSERT INTO item (id, name, topic_id) VALUES (218, 'Liechtenstein', 2);</text:p>
          </table:table-cell>
          <table:table-cell office:value-type="string" calcext:value-type="string">
            <text:p>Vaduz</text:p>
          </table:table-cell>
          <table:table-cell table:formula="of:=&quot;INSERT INTO property (property_type_id, content, item_id) VALUES (7, '&quot;&amp;[.E102]&amp;&quot;', &quot;&amp;[.B102]&amp;&quot;);&quot;" office:value-type="string" office:string-value="INSERT INTO property (property_type_id, content, item_id) VALUES (7, 'Vaduz', 218);" calcext:value-type="string">
            <text:p>INSERT INTO property (property_type_id, content, item_id) VALUES (7, 'Vaduz', 218);</text:p>
          </table:table-cell>
          <table:table-cell office:value-type="string" calcext:value-type="string">
            <text:p>Książę Jan Adam II</text:p>
          </table:table-cell>
          <table:table-cell table:formula="of:=&quot;INSERT INTO property (property_type_id, content, item_id) VALUES (8, '&quot;&amp;[.G102]&amp;&quot;', &quot;&amp;[.B102]&amp;&quot;);&quot;" office:value-type="string" office:string-value="INSERT INTO property (property_type_id, content, item_id) VALUES (8, 'Książę Jan Adam II', 218);" calcext:value-type="string">
            <text:p>INSERT INTO property (property_type_id, content, item_id) VALUES (8, 'Książę Jan Adam II', 218);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Litwa</text:p>
          </table:table-cell>
          <table:table-cell table:formula="of:=&quot;INSERT INTO item (id, name, topic_id) VALUES (&quot;&amp;[.B103]&amp;&quot;, '&quot;&amp;[.C103]&amp;&quot;', 2);&quot;" office:value-type="string" office:string-value="INSERT INTO item (id, name, topic_id) VALUES (219, 'Litwa', 2);" calcext:value-type="string">
            <text:p>INSERT INTO item (id, name, topic_id) VALUES (219, 'Litwa', 2);</text:p>
          </table:table-cell>
          <table:table-cell office:value-type="string" calcext:value-type="string">
            <text:p>Wilno</text:p>
          </table:table-cell>
          <table:table-cell table:formula="of:=&quot;INSERT INTO property (property_type_id, content, item_id) VALUES (7, '&quot;&amp;[.E103]&amp;&quot;', &quot;&amp;[.B103]&amp;&quot;);&quot;" office:value-type="string" office:string-value="INSERT INTO property (property_type_id, content, item_id) VALUES (7, 'Wilno', 219);" calcext:value-type="string">
            <text:p>INSERT INTO property (property_type_id, content, item_id) VALUES (7, 'Wilno', 219);</text:p>
          </table:table-cell>
          <table:table-cell office:value-type="string" calcext:value-type="string">
            <text:p>Prezydent Gitanas Nausėda</text:p>
          </table:table-cell>
          <table:table-cell table:formula="of:=&quot;INSERT INTO property (property_type_id, content, item_id) VALUES (8, '&quot;&amp;[.G103]&amp;&quot;', &quot;&amp;[.B103]&amp;&quot;);&quot;" office:value-type="string" office:string-value="INSERT INTO property (property_type_id, content, item_id) VALUES (8, 'Prezydent Gitanas Nausėda', 219);" calcext:value-type="string">
            <text:p>INSERT INTO property (property_type_id, content, item_id) VALUES (8, 'Prezydent Gitanas Nausėda', 219);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Luksemburg</text:p>
          </table:table-cell>
          <table:table-cell table:formula="of:=&quot;INSERT INTO item (id, name, topic_id) VALUES (&quot;&amp;[.B104]&amp;&quot;, '&quot;&amp;[.C104]&amp;&quot;', 2);&quot;" office:value-type="string" office:string-value="INSERT INTO item (id, name, topic_id) VALUES (220, 'Luksemburg', 2);" calcext:value-type="string">
            <text:p>INSERT INTO item (id, name, topic_id) VALUES (220, 'Luksemburg', 2);</text:p>
          </table:table-cell>
          <table:table-cell office:value-type="string" calcext:value-type="string">
            <text:p>Luksemburg</text:p>
          </table:table-cell>
          <table:table-cell table:formula="of:=&quot;INSERT INTO property (property_type_id, content, item_id) VALUES (7, '&quot;&amp;[.E104]&amp;&quot;', &quot;&amp;[.B104]&amp;&quot;);&quot;" office:value-type="string" office:string-value="INSERT INTO property (property_type_id, content, item_id) VALUES (7, 'Luksemburg', 220);" calcext:value-type="string">
            <text:p>INSERT INTO property (property_type_id, content, item_id) VALUES (7, 'Luksemburg', 220);</text:p>
          </table:table-cell>
          <table:table-cell office:value-type="string" calcext:value-type="string">
            <text:p>Wielki Książę Henri Albért Gabriel Félix Marie Guillaume</text:p>
          </table:table-cell>
          <table:table-cell table:formula="of:=&quot;INSERT INTO property (property_type_id, content, item_id) VALUES (8, '&quot;&amp;[.G104]&amp;&quot;', &quot;&amp;[.B104]&amp;&quot;);&quot;" office:value-type="string" office:string-value="INSERT INTO property (property_type_id, content, item_id) VALUES (8, 'Wielki Książę Henri Albért Gabriel Félix Marie Guillaume', 220);" calcext:value-type="string">
            <text:p>INSERT INTO property (property_type_id, content, item_id) VALUES (8, 'Wielki Książę Henri Albért Gabriel Félix Marie Guillaume', 220);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Łotwa</text:p>
          </table:table-cell>
          <table:table-cell table:formula="of:=&quot;INSERT INTO item (id, name, topic_id) VALUES (&quot;&amp;[.B105]&amp;&quot;, '&quot;&amp;[.C105]&amp;&quot;', 2);&quot;" office:value-type="string" office:string-value="INSERT INTO item (id, name, topic_id) VALUES (221, 'Łotwa', 2);" calcext:value-type="string">
            <text:p>INSERT INTO item (id, name, topic_id) VALUES (221, 'Łotwa', 2);</text:p>
          </table:table-cell>
          <table:table-cell office:value-type="string" calcext:value-type="string">
            <text:p>Ryga</text:p>
          </table:table-cell>
          <table:table-cell table:formula="of:=&quot;INSERT INTO property (property_type_id, content, item_id) VALUES (7, '&quot;&amp;[.E105]&amp;&quot;', &quot;&amp;[.B105]&amp;&quot;);&quot;" office:value-type="string" office:string-value="INSERT INTO property (property_type_id, content, item_id) VALUES (7, 'Ryga', 221);" calcext:value-type="string">
            <text:p>INSERT INTO property (property_type_id, content, item_id) VALUES (7, 'Ryga', 221);</text:p>
          </table:table-cell>
          <table:table-cell office:value-type="string" calcext:value-type="string">
            <text:p>Prezydent Egils Levits</text:p>
          </table:table-cell>
          <table:table-cell table:formula="of:=&quot;INSERT INTO property (property_type_id, content, item_id) VALUES (8, '&quot;&amp;[.G105]&amp;&quot;', &quot;&amp;[.B105]&amp;&quot;);&quot;" office:value-type="string" office:string-value="INSERT INTO property (property_type_id, content, item_id) VALUES (8, 'Prezydent Egils Levits', 221);" calcext:value-type="string">
            <text:p>INSERT INTO property (property_type_id, content, item_id) VALUES (8, 'Prezydent Egils Levits', 221);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Macedonia Północna</text:p>
          </table:table-cell>
          <table:table-cell table:formula="of:=&quot;INSERT INTO item (id, name, topic_id) VALUES (&quot;&amp;[.B106]&amp;&quot;, '&quot;&amp;[.C106]&amp;&quot;', 2);&quot;" office:value-type="string" office:string-value="INSERT INTO item (id, name, topic_id) VALUES (222, 'Macedonia Północna', 2);" calcext:value-type="string">
            <text:p>INSERT INTO item (id, name, topic_id) VALUES (222, 'Macedonia Północna', 2);</text:p>
          </table:table-cell>
          <table:table-cell office:value-type="string" calcext:value-type="string">
            <text:p>Skopje</text:p>
          </table:table-cell>
          <table:table-cell table:formula="of:=&quot;INSERT INTO property (property_type_id, content, item_id) VALUES (7, '&quot;&amp;[.E106]&amp;&quot;', &quot;&amp;[.B106]&amp;&quot;);&quot;" office:value-type="string" office:string-value="INSERT INTO property (property_type_id, content, item_id) VALUES (7, 'Skopje', 222);" calcext:value-type="string">
            <text:p>INSERT INTO property (property_type_id, content, item_id) VALUES (7, 'Skopje', 222);</text:p>
          </table:table-cell>
          <table:table-cell office:value-type="string" calcext:value-type="string">
            <text:p>Prezydent Stewo Pendarowski</text:p>
          </table:table-cell>
          <table:table-cell table:formula="of:=&quot;INSERT INTO property (property_type_id, content, item_id) VALUES (8, '&quot;&amp;[.G106]&amp;&quot;', &quot;&amp;[.B106]&amp;&quot;);&quot;" office:value-type="string" office:string-value="INSERT INTO property (property_type_id, content, item_id) VALUES (8, 'Prezydent Stewo Pendarowski', 222);" calcext:value-type="string">
            <text:p>INSERT INTO property (property_type_id, content, item_id) VALUES (8, 'Prezydent Stewo Pendarowski', 222);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Madagaskar</text:p>
          </table:table-cell>
          <table:table-cell table:formula="of:=&quot;INSERT INTO item (id, name, topic_id) VALUES (&quot;&amp;[.B107]&amp;&quot;, '&quot;&amp;[.C107]&amp;&quot;', 2);&quot;" office:value-type="string" office:string-value="INSERT INTO item (id, name, topic_id) VALUES (223, 'Madagaskar', 2);" calcext:value-type="string">
            <text:p>INSERT INTO item (id, name, topic_id) VALUES (223, 'Madagaskar', 2);</text:p>
          </table:table-cell>
          <table:table-cell office:value-type="string" calcext:value-type="string">
            <text:p>Antananarywa</text:p>
          </table:table-cell>
          <table:table-cell table:formula="of:=&quot;INSERT INTO property (property_type_id, content, item_id) VALUES (7, '&quot;&amp;[.E107]&amp;&quot;', &quot;&amp;[.B107]&amp;&quot;);&quot;" office:value-type="string" office:string-value="INSERT INTO property (property_type_id, content, item_id) VALUES (7, 'Antananarywa', 223);" calcext:value-type="string">
            <text:p>INSERT INTO property (property_type_id, content, item_id) VALUES (7, 'Antananarywa', 223);</text:p>
          </table:table-cell>
          <table:table-cell office:value-type="string" calcext:value-type="string">
            <text:p>Prezydent Andry Rajoelina</text:p>
          </table:table-cell>
          <table:table-cell table:formula="of:=&quot;INSERT INTO property (property_type_id, content, item_id) VALUES (8, '&quot;&amp;[.G107]&amp;&quot;', &quot;&amp;[.B107]&amp;&quot;);&quot;" office:value-type="string" office:string-value="INSERT INTO property (property_type_id, content, item_id) VALUES (8, 'Prezydent Andry Rajoelina', 223);" calcext:value-type="string">
            <text:p>INSERT INTO property (property_type_id, content, item_id) VALUES (8, 'Prezydent Andry Rajoelina', 223);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Malawi</text:p>
          </table:table-cell>
          <table:table-cell table:formula="of:=&quot;INSERT INTO item (id, name, topic_id) VALUES (&quot;&amp;[.B108]&amp;&quot;, '&quot;&amp;[.C108]&amp;&quot;', 2);&quot;" office:value-type="string" office:string-value="INSERT INTO item (id, name, topic_id) VALUES (224, 'Malawi', 2);" calcext:value-type="string">
            <text:p>INSERT INTO item (id, name, topic_id) VALUES (224, 'Malawi', 2);</text:p>
          </table:table-cell>
          <table:table-cell office:value-type="string" calcext:value-type="string">
            <text:p>Lilongwe</text:p>
          </table:table-cell>
          <table:table-cell table:formula="of:=&quot;INSERT INTO property (property_type_id, content, item_id) VALUES (7, '&quot;&amp;[.E108]&amp;&quot;', &quot;&amp;[.B108]&amp;&quot;);&quot;" office:value-type="string" office:string-value="INSERT INTO property (property_type_id, content, item_id) VALUES (7, 'Lilongwe', 224);" calcext:value-type="string">
            <text:p>INSERT INTO property (property_type_id, content, item_id) VALUES (7, 'Lilongwe', 224);</text:p>
          </table:table-cell>
          <table:table-cell office:value-type="string" calcext:value-type="string">
            <text:p>Prezydent Lazarus Chakwera</text:p>
          </table:table-cell>
          <table:table-cell table:formula="of:=&quot;INSERT INTO property (property_type_id, content, item_id) VALUES (8, '&quot;&amp;[.G108]&amp;&quot;', &quot;&amp;[.B108]&amp;&quot;);&quot;" office:value-type="string" office:string-value="INSERT INTO property (property_type_id, content, item_id) VALUES (8, 'Prezydent Lazarus Chakwera', 224);" calcext:value-type="string">
            <text:p>INSERT INTO property (property_type_id, content, item_id) VALUES (8, 'Prezydent Lazarus Chakwera', 224);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Malediwy</text:p>
          </table:table-cell>
          <table:table-cell table:formula="of:=&quot;INSERT INTO item (id, name, topic_id) VALUES (&quot;&amp;[.B109]&amp;&quot;, '&quot;&amp;[.C109]&amp;&quot;', 2);&quot;" office:value-type="string" office:string-value="INSERT INTO item (id, name, topic_id) VALUES (225, 'Malediwy', 2);" calcext:value-type="string">
            <text:p>INSERT INTO item (id, name, topic_id) VALUES (225, 'Malediwy', 2);</text:p>
          </table:table-cell>
          <table:table-cell office:value-type="string" calcext:value-type="string">
            <text:p>Male</text:p>
          </table:table-cell>
          <table:table-cell table:formula="of:=&quot;INSERT INTO property (property_type_id, content, item_id) VALUES (7, '&quot;&amp;[.E109]&amp;&quot;', &quot;&amp;[.B109]&amp;&quot;);&quot;" office:value-type="string" office:string-value="INSERT INTO property (property_type_id, content, item_id) VALUES (7, 'Male', 225);" calcext:value-type="string">
            <text:p>INSERT INTO property (property_type_id, content, item_id) VALUES (7, 'Male', 225);</text:p>
          </table:table-cell>
          <table:table-cell office:value-type="string" calcext:value-type="string">
            <text:p>Prezydent Ibrahim Mohamed Solih</text:p>
          </table:table-cell>
          <table:table-cell table:formula="of:=&quot;INSERT INTO property (property_type_id, content, item_id) VALUES (8, '&quot;&amp;[.G109]&amp;&quot;', &quot;&amp;[.B109]&amp;&quot;);&quot;" office:value-type="string" office:string-value="INSERT INTO property (property_type_id, content, item_id) VALUES (8, 'Prezydent Ibrahim Mohamed Solih', 225);" calcext:value-type="string">
            <text:p>INSERT INTO property (property_type_id, content, item_id) VALUES (8, 'Prezydent Ibrahim Mohamed Solih', 225);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Malezja</text:p>
          </table:table-cell>
          <table:table-cell table:formula="of:=&quot;INSERT INTO item (id, name, topic_id) VALUES (&quot;&amp;[.B110]&amp;&quot;, '&quot;&amp;[.C110]&amp;&quot;', 2);&quot;" office:value-type="string" office:string-value="INSERT INTO item (id, name, topic_id) VALUES (226, 'Malezja', 2);" calcext:value-type="string">
            <text:p>INSERT INTO item (id, name, topic_id) VALUES (226, 'Malezja', 2);</text:p>
          </table:table-cell>
          <table:table-cell office:value-type="string" calcext:value-type="string">
            <text:p>Kuala Lumpur</text:p>
          </table:table-cell>
          <table:table-cell table:formula="of:=&quot;INSERT INTO property (property_type_id, content, item_id) VALUES (7, '&quot;&amp;[.E110]&amp;&quot;', &quot;&amp;[.B110]&amp;&quot;);&quot;" office:value-type="string" office:string-value="INSERT INTO property (property_type_id, content, item_id) VALUES (7, 'Kuala Lumpur', 226);" calcext:value-type="string">
            <text:p>INSERT INTO property (property_type_id, content, item_id) VALUES (7, 'Kuala Lumpur', 226);</text:p>
          </table:table-cell>
          <table:table-cell office:value-type="string" calcext:value-type="string">
            <text:p>Yang di-Pertuan Agong Tengku Abdullah</text:p>
          </table:table-cell>
          <table:table-cell table:formula="of:=&quot;INSERT INTO property (property_type_id, content, item_id) VALUES (8, '&quot;&amp;[.G110]&amp;&quot;', &quot;&amp;[.B110]&amp;&quot;);&quot;" office:value-type="string" office:string-value="INSERT INTO property (property_type_id, content, item_id) VALUES (8, 'Yang di-Pertuan Agong Tengku Abdullah', 226);" calcext:value-type="string">
            <text:p>INSERT INTO property (property_type_id, content, item_id) VALUES (8, 'Yang di-Pertuan Agong Tengku Abdullah', 226);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Mali</text:p>
          </table:table-cell>
          <table:table-cell table:formula="of:=&quot;INSERT INTO item (id, name, topic_id) VALUES (&quot;&amp;[.B111]&amp;&quot;, '&quot;&amp;[.C111]&amp;&quot;', 2);&quot;" office:value-type="string" office:string-value="INSERT INTO item (id, name, topic_id) VALUES (227, 'Mali', 2);" calcext:value-type="string">
            <text:p>INSERT INTO item (id, name, topic_id) VALUES (227, 'Mali', 2);</text:p>
          </table:table-cell>
          <table:table-cell office:value-type="string" calcext:value-type="string">
            <text:p>Bamako</text:p>
          </table:table-cell>
          <table:table-cell table:formula="of:=&quot;INSERT INTO property (property_type_id, content, item_id) VALUES (7, '&quot;&amp;[.E111]&amp;&quot;', &quot;&amp;[.B111]&amp;&quot;);&quot;" office:value-type="string" office:string-value="INSERT INTO property (property_type_id, content, item_id) VALUES (7, 'Bamako', 227);" calcext:value-type="string">
            <text:p>INSERT INTO property (property_type_id, content, item_id) VALUES (7, 'Bamako', 227);</text:p>
          </table:table-cell>
          <table:table-cell office:value-type="string" calcext:value-type="string">
            <text:p>Pełniący obowiązki prezydenta Assimi Goita</text:p>
          </table:table-cell>
          <table:table-cell table:formula="of:=&quot;INSERT INTO property (property_type_id, content, item_id) VALUES (8, '&quot;&amp;[.G111]&amp;&quot;', &quot;&amp;[.B111]&amp;&quot;);&quot;" office:value-type="string" office:string-value="INSERT INTO property (property_type_id, content, item_id) VALUES (8, 'Pełniący obowiązki prezydenta Assimi Goita', 227);" calcext:value-type="string">
            <text:p>INSERT INTO property (property_type_id, content, item_id) VALUES (8, 'Pełniący obowiązki prezydenta Assimi Goita', 227);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Malta</text:p>
          </table:table-cell>
          <table:table-cell table:formula="of:=&quot;INSERT INTO item (id, name, topic_id) VALUES (&quot;&amp;[.B112]&amp;&quot;, '&quot;&amp;[.C112]&amp;&quot;', 2);&quot;" office:value-type="string" office:string-value="INSERT INTO item (id, name, topic_id) VALUES (228, 'Malta', 2);" calcext:value-type="string">
            <text:p>INSERT INTO item (id, name, topic_id) VALUES (228, 'Malta', 2);</text:p>
          </table:table-cell>
          <table:table-cell office:value-type="string" calcext:value-type="string">
            <text:p>Valletta</text:p>
          </table:table-cell>
          <table:table-cell table:formula="of:=&quot;INSERT INTO property (property_type_id, content, item_id) VALUES (7, '&quot;&amp;[.E112]&amp;&quot;', &quot;&amp;[.B112]&amp;&quot;);&quot;" office:value-type="string" office:string-value="INSERT INTO property (property_type_id, content, item_id) VALUES (7, 'Valletta', 228);" calcext:value-type="string">
            <text:p>INSERT INTO property (property_type_id, content, item_id) VALUES (7, 'Valletta', 228);</text:p>
          </table:table-cell>
          <table:table-cell office:value-type="string" calcext:value-type="string">
            <text:p>Prezydent George William Vella</text:p>
          </table:table-cell>
          <table:table-cell table:formula="of:=&quot;INSERT INTO property (property_type_id, content, item_id) VALUES (8, '&quot;&amp;[.G112]&amp;&quot;', &quot;&amp;[.B112]&amp;&quot;);&quot;" office:value-type="string" office:string-value="INSERT INTO property (property_type_id, content, item_id) VALUES (8, 'Prezydent George William Vella', 228);" calcext:value-type="string">
            <text:p>INSERT INTO property (property_type_id, content, item_id) VALUES (8, 'Prezydent George William Vella', 228);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Maroko</text:p>
          </table:table-cell>
          <table:table-cell table:formula="of:=&quot;INSERT INTO item (id, name, topic_id) VALUES (&quot;&amp;[.B113]&amp;&quot;, '&quot;&amp;[.C113]&amp;&quot;', 2);&quot;" office:value-type="string" office:string-value="INSERT INTO item (id, name, topic_id) VALUES (229, 'Maroko', 2);" calcext:value-type="string">
            <text:p>INSERT INTO item (id, name, topic_id) VALUES (229, 'Maroko', 2);</text:p>
          </table:table-cell>
          <table:table-cell office:value-type="string" calcext:value-type="string">
            <text:p>Rabat</text:p>
          </table:table-cell>
          <table:table-cell table:formula="of:=&quot;INSERT INTO property (property_type_id, content, item_id) VALUES (7, '&quot;&amp;[.E113]&amp;&quot;', &quot;&amp;[.B113]&amp;&quot;);&quot;" office:value-type="string" office:string-value="INSERT INTO property (property_type_id, content, item_id) VALUES (7, 'Rabat', 229);" calcext:value-type="string">
            <text:p>INSERT INTO property (property_type_id, content, item_id) VALUES (7, 'Rabat', 229);</text:p>
          </table:table-cell>
          <table:table-cell office:value-type="string" calcext:value-type="string">
            <text:p>Król Muhammad VI</text:p>
          </table:table-cell>
          <table:table-cell table:formula="of:=&quot;INSERT INTO property (property_type_id, content, item_id) VALUES (8, '&quot;&amp;[.G113]&amp;&quot;', &quot;&amp;[.B113]&amp;&quot;);&quot;" office:value-type="string" office:string-value="INSERT INTO property (property_type_id, content, item_id) VALUES (8, 'Król Muhammad VI', 229);" calcext:value-type="string">
            <text:p>INSERT INTO property (property_type_id, content, item_id) VALUES (8, 'Król Muhammad VI', 229);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Mauretania</text:p>
          </table:table-cell>
          <table:table-cell table:formula="of:=&quot;INSERT INTO item (id, name, topic_id) VALUES (&quot;&amp;[.B114]&amp;&quot;, '&quot;&amp;[.C114]&amp;&quot;', 2);&quot;" office:value-type="string" office:string-value="INSERT INTO item (id, name, topic_id) VALUES (230, 'Mauretania', 2);" calcext:value-type="string">
            <text:p>INSERT INTO item (id, name, topic_id) VALUES (230, 'Mauretania', 2);</text:p>
          </table:table-cell>
          <table:table-cell office:value-type="string" calcext:value-type="string">
            <text:p>Nawakszut</text:p>
          </table:table-cell>
          <table:table-cell table:formula="of:=&quot;INSERT INTO property (property_type_id, content, item_id) VALUES (7, '&quot;&amp;[.E114]&amp;&quot;', &quot;&amp;[.B114]&amp;&quot;);&quot;" office:value-type="string" office:string-value="INSERT INTO property (property_type_id, content, item_id) VALUES (7, 'Nawakszut', 230);" calcext:value-type="string">
            <text:p>INSERT INTO property (property_type_id, content, item_id) VALUES (7, 'Nawakszut', 230);</text:p>
          </table:table-cell>
          <table:table-cell office:value-type="string" calcext:value-type="string">
            <text:p>Prezydent Muhammad wuld al-Ghazwani</text:p>
          </table:table-cell>
          <table:table-cell table:formula="of:=&quot;INSERT INTO property (property_type_id, content, item_id) VALUES (8, '&quot;&amp;[.G114]&amp;&quot;', &quot;&amp;[.B114]&amp;&quot;);&quot;" office:value-type="string" office:string-value="INSERT INTO property (property_type_id, content, item_id) VALUES (8, 'Prezydent Muhammad wuld al-Ghazwani', 230);" calcext:value-type="string">
            <text:p>INSERT INTO property (property_type_id, content, item_id) VALUES (8, 'Prezydent Muhammad wuld al-Ghazwani', 230);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Mauritius</text:p>
          </table:table-cell>
          <table:table-cell table:formula="of:=&quot;INSERT INTO item (id, name, topic_id) VALUES (&quot;&amp;[.B115]&amp;&quot;, '&quot;&amp;[.C115]&amp;&quot;', 2);&quot;" office:value-type="string" office:string-value="INSERT INTO item (id, name, topic_id) VALUES (231, 'Mauritius', 2);" calcext:value-type="string">
            <text:p>INSERT INTO item (id, name, topic_id) VALUES (231, 'Mauritius', 2);</text:p>
          </table:table-cell>
          <table:table-cell office:value-type="string" calcext:value-type="string">
            <text:p>Port Louis</text:p>
          </table:table-cell>
          <table:table-cell table:formula="of:=&quot;INSERT INTO property (property_type_id, content, item_id) VALUES (7, '&quot;&amp;[.E115]&amp;&quot;', &quot;&amp;[.B115]&amp;&quot;);&quot;" office:value-type="string" office:string-value="INSERT INTO property (property_type_id, content, item_id) VALUES (7, 'Port Louis', 231);" calcext:value-type="string">
            <text:p>INSERT INTO property (property_type_id, content, item_id) VALUES (7, 'Port Louis', 231);</text:p>
          </table:table-cell>
          <table:table-cell office:value-type="string" calcext:value-type="string">
            <text:p>Prezydent Prithvirajsing Roopun</text:p>
          </table:table-cell>
          <table:table-cell table:formula="of:=&quot;INSERT INTO property (property_type_id, content, item_id) VALUES (8, '&quot;&amp;[.G115]&amp;&quot;', &quot;&amp;[.B115]&amp;&quot;);&quot;" office:value-type="string" office:string-value="INSERT INTO property (property_type_id, content, item_id) VALUES (8, 'Prezydent Prithvirajsing Roopun', 231);" calcext:value-type="string">
            <text:p>INSERT INTO property (property_type_id, content, item_id) VALUES (8, 'Prezydent Prithvirajsing Roopun', 231);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Meksyk</text:p>
          </table:table-cell>
          <table:table-cell table:formula="of:=&quot;INSERT INTO item (id, name, topic_id) VALUES (&quot;&amp;[.B116]&amp;&quot;, '&quot;&amp;[.C116]&amp;&quot;', 2);&quot;" office:value-type="string" office:string-value="INSERT INTO item (id, name, topic_id) VALUES (232, 'Meksyk', 2);" calcext:value-type="string">
            <text:p>INSERT INTO item (id, name, topic_id) VALUES (232, 'Meksyk', 2);</text:p>
          </table:table-cell>
          <table:table-cell office:value-type="string" calcext:value-type="string">
            <text:p>Meksyk</text:p>
          </table:table-cell>
          <table:table-cell table:formula="of:=&quot;INSERT INTO property (property_type_id, content, item_id) VALUES (7, '&quot;&amp;[.E116]&amp;&quot;', &quot;&amp;[.B116]&amp;&quot;);&quot;" office:value-type="string" office:string-value="INSERT INTO property (property_type_id, content, item_id) VALUES (7, 'Meksyk', 232);" calcext:value-type="string">
            <text:p>INSERT INTO property (property_type_id, content, item_id) VALUES (7, 'Meksyk', 232);</text:p>
          </table:table-cell>
          <table:table-cell office:value-type="string" calcext:value-type="string">
            <text:p>Prezydent Andrés Manuel López Obrador</text:p>
          </table:table-cell>
          <table:table-cell table:formula="of:=&quot;INSERT INTO property (property_type_id, content, item_id) VALUES (8, '&quot;&amp;[.G116]&amp;&quot;', &quot;&amp;[.B116]&amp;&quot;);&quot;" office:value-type="string" office:string-value="INSERT INTO property (property_type_id, content, item_id) VALUES (8, 'Prezydent Andrés Manuel López Obrador', 232);" calcext:value-type="string">
            <text:p>INSERT INTO property (property_type_id, content, item_id) VALUES (8, 'Prezydent Andrés Manuel López Obrador', 232);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Mikronezja</text:p>
          </table:table-cell>
          <table:table-cell table:formula="of:=&quot;INSERT INTO item (id, name, topic_id) VALUES (&quot;&amp;[.B117]&amp;&quot;, '&quot;&amp;[.C117]&amp;&quot;', 2);&quot;" office:value-type="string" office:string-value="INSERT INTO item (id, name, topic_id) VALUES (233, 'Mikronezja', 2);" calcext:value-type="string">
            <text:p>INSERT INTO item (id, name, topic_id) VALUES (233, 'Mikronezja', 2);</text:p>
          </table:table-cell>
          <table:table-cell office:value-type="string" calcext:value-type="string">
            <text:p>Palikir</text:p>
          </table:table-cell>
          <table:table-cell table:formula="of:=&quot;INSERT INTO property (property_type_id, content, item_id) VALUES (7, '&quot;&amp;[.E117]&amp;&quot;', &quot;&amp;[.B117]&amp;&quot;);&quot;" office:value-type="string" office:string-value="INSERT INTO property (property_type_id, content, item_id) VALUES (7, 'Palikir', 233);" calcext:value-type="string">
            <text:p>INSERT INTO property (property_type_id, content, item_id) VALUES (7, 'Palikir', 233);</text:p>
          </table:table-cell>
          <table:table-cell office:value-type="string" calcext:value-type="string">
            <text:p>Prezydent David W. Panuelo</text:p>
          </table:table-cell>
          <table:table-cell table:formula="of:=&quot;INSERT INTO property (property_type_id, content, item_id) VALUES (8, '&quot;&amp;[.G117]&amp;&quot;', &quot;&amp;[.B117]&amp;&quot;);&quot;" office:value-type="string" office:string-value="INSERT INTO property (property_type_id, content, item_id) VALUES (8, 'Prezydent David W. Panuelo', 233);" calcext:value-type="string">
            <text:p>INSERT INTO property (property_type_id, content, item_id) VALUES (8, 'Prezydent David W. Panuelo', 233);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Mjanma</text:p>
          </table:table-cell>
          <table:table-cell table:formula="of:=&quot;INSERT INTO item (id, name, topic_id) VALUES (&quot;&amp;[.B118]&amp;&quot;, '&quot;&amp;[.C118]&amp;&quot;', 2);&quot;" office:value-type="string" office:string-value="INSERT INTO item (id, name, topic_id) VALUES (234, 'Mjanma', 2);" calcext:value-type="string">
            <text:p>INSERT INTO item (id, name, topic_id) VALUES (234, 'Mjanma', 2);</text:p>
          </table:table-cell>
          <table:table-cell office:value-type="string" calcext:value-type="string">
            <text:p>Naypyidaw</text:p>
          </table:table-cell>
          <table:table-cell table:formula="of:=&quot;INSERT INTO property (property_type_id, content, item_id) VALUES (7, '&quot;&amp;[.E118]&amp;&quot;', &quot;&amp;[.B118]&amp;&quot;);&quot;" office:value-type="string" office:string-value="INSERT INTO property (property_type_id, content, item_id) VALUES (7, 'Naypyidaw', 234);" calcext:value-type="string">
            <text:p>INSERT INTO property (property_type_id, content, item_id) VALUES (7, 'Naypyidaw', 234);</text:p>
          </table:table-cell>
          <table:table-cell office:value-type="string" calcext:value-type="string">
            <text:p><text:span text:style-name="T1">Pełniący obowiązki </text:span>prezydenta Myint Swe</text:p>
          </table:table-cell>
          <table:table-cell table:formula="of:=&quot;INSERT INTO property (property_type_id, content, item_id) VALUES (8, '&quot;&amp;[.G118]&amp;&quot;', &quot;&amp;[.B118]&amp;&quot;);&quot;" office:value-type="string" office:string-value="INSERT INTO property (property_type_id, content, item_id) VALUES (8, 'Pełniący obowiązki prezydenta Myint Swe', 234);" calcext:value-type="string">
            <text:p>INSERT INTO property (property_type_id, content, item_id) VALUES (8, 'Pełniący obowiązki prezydenta Myint Swe', 234);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Mołdawia</text:p>
          </table:table-cell>
          <table:table-cell table:formula="of:=&quot;INSERT INTO item (id, name, topic_id) VALUES (&quot;&amp;[.B119]&amp;&quot;, '&quot;&amp;[.C119]&amp;&quot;', 2);&quot;" office:value-type="string" office:string-value="INSERT INTO item (id, name, topic_id) VALUES (235, 'Mołdawia', 2);" calcext:value-type="string">
            <text:p>INSERT INTO item (id, name, topic_id) VALUES (235, 'Mołdawia', 2);</text:p>
          </table:table-cell>
          <table:table-cell office:value-type="string" calcext:value-type="string">
            <text:p>Kiszyniów</text:p>
          </table:table-cell>
          <table:table-cell table:formula="of:=&quot;INSERT INTO property (property_type_id, content, item_id) VALUES (7, '&quot;&amp;[.E119]&amp;&quot;', &quot;&amp;[.B119]&amp;&quot;);&quot;" office:value-type="string" office:string-value="INSERT INTO property (property_type_id, content, item_id) VALUES (7, 'Kiszyniów', 235);" calcext:value-type="string">
            <text:p>INSERT INTO property (property_type_id, content, item_id) VALUES (7, 'Kiszyniów', 235);</text:p>
          </table:table-cell>
          <table:table-cell office:value-type="string" calcext:value-type="string">
            <text:p>Prezydent Maia Sandu</text:p>
          </table:table-cell>
          <table:table-cell table:formula="of:=&quot;INSERT INTO property (property_type_id, content, item_id) VALUES (8, '&quot;&amp;[.G119]&amp;&quot;', &quot;&amp;[.B119]&amp;&quot;);&quot;" office:value-type="string" office:string-value="INSERT INTO property (property_type_id, content, item_id) VALUES (8, 'Prezydent Maia Sandu', 235);" calcext:value-type="string">
            <text:p>INSERT INTO property (property_type_id, content, item_id) VALUES (8, 'Prezydent Maia Sandu', 235);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Monako</text:p>
          </table:table-cell>
          <table:table-cell table:formula="of:=&quot;INSERT INTO item (id, name, topic_id) VALUES (&quot;&amp;[.B120]&amp;&quot;, '&quot;&amp;[.C120]&amp;&quot;', 2);&quot;" office:value-type="string" office:string-value="INSERT INTO item (id, name, topic_id) VALUES (236, 'Monako', 2);" calcext:value-type="string">
            <text:p>INSERT INTO item (id, name, topic_id) VALUES (236, 'Monako', 2);</text:p>
          </table:table-cell>
          <table:table-cell office:value-type="string" calcext:value-type="string">
            <text:p>Monako</text:p>
          </table:table-cell>
          <table:table-cell table:formula="of:=&quot;INSERT INTO property (property_type_id, content, item_id) VALUES (7, '&quot;&amp;[.E120]&amp;&quot;', &quot;&amp;[.B120]&amp;&quot;);&quot;" office:value-type="string" office:string-value="INSERT INTO property (property_type_id, content, item_id) VALUES (7, 'Monako', 236);" calcext:value-type="string">
            <text:p>INSERT INTO property (property_type_id, content, item_id) VALUES (7, 'Monako', 236);</text:p>
          </table:table-cell>
          <table:table-cell office:value-type="string" calcext:value-type="string">
            <text:p>Książę Albert II</text:p>
          </table:table-cell>
          <table:table-cell table:formula="of:=&quot;INSERT INTO property (property_type_id, content, item_id) VALUES (8, '&quot;&amp;[.G120]&amp;&quot;', &quot;&amp;[.B120]&amp;&quot;);&quot;" office:value-type="string" office:string-value="INSERT INTO property (property_type_id, content, item_id) VALUES (8, 'Książę Albert II', 236);" calcext:value-type="string">
            <text:p>INSERT INTO property (property_type_id, content, item_id) VALUES (8, 'Książę Albert II', 236);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Mongolia</text:p>
          </table:table-cell>
          <table:table-cell table:formula="of:=&quot;INSERT INTO item (id, name, topic_id) VALUES (&quot;&amp;[.B121]&amp;&quot;, '&quot;&amp;[.C121]&amp;&quot;', 2);&quot;" office:value-type="string" office:string-value="INSERT INTO item (id, name, topic_id) VALUES (237, 'Mongolia', 2);" calcext:value-type="string">
            <text:p>INSERT INTO item (id, name, topic_id) VALUES (237, 'Mongolia', 2);</text:p>
          </table:table-cell>
          <table:table-cell office:value-type="string" calcext:value-type="string">
            <text:p>Ułan Bator</text:p>
          </table:table-cell>
          <table:table-cell table:formula="of:=&quot;INSERT INTO property (property_type_id, content, item_id) VALUES (7, '&quot;&amp;[.E121]&amp;&quot;', &quot;&amp;[.B121]&amp;&quot;);&quot;" office:value-type="string" office:string-value="INSERT INTO property (property_type_id, content, item_id) VALUES (7, 'Ułan Bator', 237);" calcext:value-type="string">
            <text:p>INSERT INTO property (property_type_id, content, item_id) VALUES (7, 'Ułan Bator', 237);</text:p>
          </table:table-cell>
          <table:table-cell office:value-type="string" calcext:value-type="string">
            <text:p>Prezydent Uchnaagijn Chürelsüch</text:p>
          </table:table-cell>
          <table:table-cell table:formula="of:=&quot;INSERT INTO property (property_type_id, content, item_id) VALUES (8, '&quot;&amp;[.G121]&amp;&quot;', &quot;&amp;[.B121]&amp;&quot;);&quot;" office:value-type="string" office:string-value="INSERT INTO property (property_type_id, content, item_id) VALUES (8, 'Prezydent Uchnaagijn Chürelsüch', 237);" calcext:value-type="string">
            <text:p>INSERT INTO property (property_type_id, content, item_id) VALUES (8, 'Prezydent Uchnaagijn Chürelsüch', 237);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string" calcext:value-type="string">
            <text:p>Mozambik</text:p>
          </table:table-cell>
          <table:table-cell table:formula="of:=&quot;INSERT INTO item (id, name, topic_id) VALUES (&quot;&amp;[.B122]&amp;&quot;, '&quot;&amp;[.C122]&amp;&quot;', 2);&quot;" office:value-type="string" office:string-value="INSERT INTO item (id, name, topic_id) VALUES (238, 'Mozambik', 2);" calcext:value-type="string">
            <text:p>INSERT INTO item (id, name, topic_id) VALUES (238, 'Mozambik', 2);</text:p>
          </table:table-cell>
          <table:table-cell office:value-type="string" calcext:value-type="string">
            <text:p>Maputo</text:p>
          </table:table-cell>
          <table:table-cell table:formula="of:=&quot;INSERT INTO property (property_type_id, content, item_id) VALUES (7, '&quot;&amp;[.E122]&amp;&quot;', &quot;&amp;[.B122]&amp;&quot;);&quot;" office:value-type="string" office:string-value="INSERT INTO property (property_type_id, content, item_id) VALUES (7, 'Maputo', 238);" calcext:value-type="string">
            <text:p>INSERT INTO property (property_type_id, content, item_id) VALUES (7, 'Maputo', 238);</text:p>
          </table:table-cell>
          <table:table-cell office:value-type="string" calcext:value-type="string">
            <text:p>Prezydent Filipe Nyusi</text:p>
          </table:table-cell>
          <table:table-cell table:formula="of:=&quot;INSERT INTO property (property_type_id, content, item_id) VALUES (8, '&quot;&amp;[.G122]&amp;&quot;', &quot;&amp;[.B122]&amp;&quot;);&quot;" office:value-type="string" office:string-value="INSERT INTO property (property_type_id, content, item_id) VALUES (8, 'Prezydent Filipe Nyusi', 238);" calcext:value-type="string">
            <text:p>INSERT INTO property (property_type_id, content, item_id) VALUES (8, 'Prezydent Filipe Nyusi', 238);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Namibia</text:p>
          </table:table-cell>
          <table:table-cell table:formula="of:=&quot;INSERT INTO item (id, name, topic_id) VALUES (&quot;&amp;[.B123]&amp;&quot;, '&quot;&amp;[.C123]&amp;&quot;', 2);&quot;" office:value-type="string" office:string-value="INSERT INTO item (id, name, topic_id) VALUES (239, 'Namibia', 2);" calcext:value-type="string">
            <text:p>INSERT INTO item (id, name, topic_id) VALUES (239, 'Namibia', 2);</text:p>
          </table:table-cell>
          <table:table-cell office:value-type="string" calcext:value-type="string">
            <text:p>Windhuk</text:p>
          </table:table-cell>
          <table:table-cell table:formula="of:=&quot;INSERT INTO property (property_type_id, content, item_id) VALUES (7, '&quot;&amp;[.E123]&amp;&quot;', &quot;&amp;[.B123]&amp;&quot;);&quot;" office:value-type="string" office:string-value="INSERT INTO property (property_type_id, content, item_id) VALUES (7, 'Windhuk', 239);" calcext:value-type="string">
            <text:p>INSERT INTO property (property_type_id, content, item_id) VALUES (7, 'Windhuk', 239);</text:p>
          </table:table-cell>
          <table:table-cell office:value-type="string" calcext:value-type="string">
            <text:p>Prezydent Hage Geingob</text:p>
          </table:table-cell>
          <table:table-cell table:formula="of:=&quot;INSERT INTO property (property_type_id, content, item_id) VALUES (8, '&quot;&amp;[.G123]&amp;&quot;', &quot;&amp;[.B123]&amp;&quot;);&quot;" office:value-type="string" office:string-value="INSERT INTO property (property_type_id, content, item_id) VALUES (8, 'Prezydent Hage Geingob', 239);" calcext:value-type="string">
            <text:p>INSERT INTO property (property_type_id, content, item_id) VALUES (8, 'Prezydent Hage Geingob', 239);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Nauru</text:p>
          </table:table-cell>
          <table:table-cell table:formula="of:=&quot;INSERT INTO item (id, name, topic_id) VALUES (&quot;&amp;[.B124]&amp;&quot;, '&quot;&amp;[.C124]&amp;&quot;', 2);&quot;" office:value-type="string" office:string-value="INSERT INTO item (id, name, topic_id) VALUES (240, 'Nauru', 2);" calcext:value-type="string">
            <text:p>INSERT INTO item (id, name, topic_id) VALUES (240, 'Nauru', 2);</text:p>
          </table:table-cell>
          <table:table-cell office:value-type="string" calcext:value-type="string">
            <text:p>Yaren</text:p>
          </table:table-cell>
          <table:table-cell table:formula="of:=&quot;INSERT INTO property (property_type_id, content, item_id) VALUES (7, '&quot;&amp;[.E124]&amp;&quot;', &quot;&amp;[.B124]&amp;&quot;);&quot;" office:value-type="string" office:string-value="INSERT INTO property (property_type_id, content, item_id) VALUES (7, 'Yaren', 240);" calcext:value-type="string">
            <text:p>INSERT INTO property (property_type_id, content, item_id) VALUES (7, 'Yaren', 240);</text:p>
          </table:table-cell>
          <table:table-cell office:value-type="string" calcext:value-type="string">
            <text:p>Prezydent Lionel Aingimea</text:p>
          </table:table-cell>
          <table:table-cell table:formula="of:=&quot;INSERT INTO property (property_type_id, content, item_id) VALUES (8, '&quot;&amp;[.G124]&amp;&quot;', &quot;&amp;[.B124]&amp;&quot;);&quot;" office:value-type="string" office:string-value="INSERT INTO property (property_type_id, content, item_id) VALUES (8, 'Prezydent Lionel Aingimea', 240);" calcext:value-type="string">
            <text:p>INSERT INTO property (property_type_id, content, item_id) VALUES (8, 'Prezydent Lionel Aingimea', 240);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Nepal</text:p>
          </table:table-cell>
          <table:table-cell table:formula="of:=&quot;INSERT INTO item (id, name, topic_id) VALUES (&quot;&amp;[.B125]&amp;&quot;, '&quot;&amp;[.C125]&amp;&quot;', 2);&quot;" office:value-type="string" office:string-value="INSERT INTO item (id, name, topic_id) VALUES (241, 'Nepal', 2);" calcext:value-type="string">
            <text:p>INSERT INTO item (id, name, topic_id) VALUES (241, 'Nepal', 2);</text:p>
          </table:table-cell>
          <table:table-cell office:value-type="string" calcext:value-type="string">
            <text:p>Katmandu</text:p>
          </table:table-cell>
          <table:table-cell table:formula="of:=&quot;INSERT INTO property (property_type_id, content, item_id) VALUES (7, '&quot;&amp;[.E125]&amp;&quot;', &quot;&amp;[.B125]&amp;&quot;);&quot;" office:value-type="string" office:string-value="INSERT INTO property (property_type_id, content, item_id) VALUES (7, 'Katmandu', 241);" calcext:value-type="string">
            <text:p>INSERT INTO property (property_type_id, content, item_id) VALUES (7, 'Katmandu', 241);</text:p>
          </table:table-cell>
          <table:table-cell office:value-type="string" calcext:value-type="string">
            <text:p>Prezydent Bidhya Devi Bhandari</text:p>
          </table:table-cell>
          <table:table-cell table:formula="of:=&quot;INSERT INTO property (property_type_id, content, item_id) VALUES (8, '&quot;&amp;[.G125]&amp;&quot;', &quot;&amp;[.B125]&amp;&quot;);&quot;" office:value-type="string" office:string-value="INSERT INTO property (property_type_id, content, item_id) VALUES (8, 'Prezydent Bidhya Devi Bhandari', 241);" calcext:value-type="string">
            <text:p>INSERT INTO property (property_type_id, content, item_id) VALUES (8, 'Prezydent Bidhya Devi Bhandari', 241);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Niemcy</text:p>
          </table:table-cell>
          <table:table-cell table:formula="of:=&quot;INSERT INTO item (id, name, topic_id) VALUES (&quot;&amp;[.B126]&amp;&quot;, '&quot;&amp;[.C126]&amp;&quot;', 2);&quot;" office:value-type="string" office:string-value="INSERT INTO item (id, name, topic_id) VALUES (242, 'Niemcy', 2);" calcext:value-type="string">
            <text:p>INSERT INTO item (id, name, topic_id) VALUES (242, 'Niemcy', 2);</text:p>
          </table:table-cell>
          <table:table-cell office:value-type="string" calcext:value-type="string">
            <text:p>Berlin</text:p>
          </table:table-cell>
          <table:table-cell table:formula="of:=&quot;INSERT INTO property (property_type_id, content, item_id) VALUES (7, '&quot;&amp;[.E126]&amp;&quot;', &quot;&amp;[.B126]&amp;&quot;);&quot;" office:value-type="string" office:string-value="INSERT INTO property (property_type_id, content, item_id) VALUES (7, 'Berlin', 242);" calcext:value-type="string">
            <text:p>INSERT INTO property (property_type_id, content, item_id) VALUES (7, 'Berlin', 242);</text:p>
          </table:table-cell>
          <table:table-cell office:value-type="string" calcext:value-type="string">
            <text:p>Prezydent Frank-Walter Steinmeier</text:p>
          </table:table-cell>
          <table:table-cell table:formula="of:=&quot;INSERT INTO property (property_type_id, content, item_id) VALUES (8, '&quot;&amp;[.G126]&amp;&quot;', &quot;&amp;[.B126]&amp;&quot;);&quot;" office:value-type="string" office:string-value="INSERT INTO property (property_type_id, content, item_id) VALUES (8, 'Prezydent Frank-Walter Steinmeier', 242);" calcext:value-type="string">
            <text:p>INSERT INTO property (property_type_id, content, item_id) VALUES (8, 'Prezydent Frank-Walter Steinmeier', 242);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Niger</text:p>
          </table:table-cell>
          <table:table-cell table:formula="of:=&quot;INSERT INTO item (id, name, topic_id) VALUES (&quot;&amp;[.B127]&amp;&quot;, '&quot;&amp;[.C127]&amp;&quot;', 2);&quot;" office:value-type="string" office:string-value="INSERT INTO item (id, name, topic_id) VALUES (243, 'Niger', 2);" calcext:value-type="string">
            <text:p>INSERT INTO item (id, name, topic_id) VALUES (243, 'Niger', 2);</text:p>
          </table:table-cell>
          <table:table-cell office:value-type="string" calcext:value-type="string">
            <text:p>Niamey</text:p>
          </table:table-cell>
          <table:table-cell table:formula="of:=&quot;INSERT INTO property (property_type_id, content, item_id) VALUES (7, '&quot;&amp;[.E127]&amp;&quot;', &quot;&amp;[.B127]&amp;&quot;);&quot;" office:value-type="string" office:string-value="INSERT INTO property (property_type_id, content, item_id) VALUES (7, 'Niamey', 243);" calcext:value-type="string">
            <text:p>INSERT INTO property (property_type_id, content, item_id) VALUES (7, 'Niamey', 243);</text:p>
          </table:table-cell>
          <table:table-cell office:value-type="string" calcext:value-type="string">
            <text:p>Prezydent Mohamed Bazoum</text:p>
          </table:table-cell>
          <table:table-cell table:formula="of:=&quot;INSERT INTO property (property_type_id, content, item_id) VALUES (8, '&quot;&amp;[.G127]&amp;&quot;', &quot;&amp;[.B127]&amp;&quot;);&quot;" office:value-type="string" office:string-value="INSERT INTO property (property_type_id, content, item_id) VALUES (8, 'Prezydent Mohamed Bazoum', 243);" calcext:value-type="string">
            <text:p>INSERT INTO property (property_type_id, content, item_id) VALUES (8, 'Prezydent Mohamed Bazoum', 243);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Nigeria</text:p>
          </table:table-cell>
          <table:table-cell table:formula="of:=&quot;INSERT INTO item (id, name, topic_id) VALUES (&quot;&amp;[.B128]&amp;&quot;, '&quot;&amp;[.C128]&amp;&quot;', 2);&quot;" office:value-type="string" office:string-value="INSERT INTO item (id, name, topic_id) VALUES (244, 'Nigeria', 2);" calcext:value-type="string">
            <text:p>INSERT INTO item (id, name, topic_id) VALUES (244, 'Nigeria', 2);</text:p>
          </table:table-cell>
          <table:table-cell office:value-type="string" calcext:value-type="string">
            <text:p>Abudża</text:p>
          </table:table-cell>
          <table:table-cell table:formula="of:=&quot;INSERT INTO property (property_type_id, content, item_id) VALUES (7, '&quot;&amp;[.E128]&amp;&quot;', &quot;&amp;[.B128]&amp;&quot;);&quot;" office:value-type="string" office:string-value="INSERT INTO property (property_type_id, content, item_id) VALUES (7, 'Abudża', 244);" calcext:value-type="string">
            <text:p>INSERT INTO property (property_type_id, content, item_id) VALUES (7, 'Abudża', 244);</text:p>
          </table:table-cell>
          <table:table-cell office:value-type="string" calcext:value-type="string">
            <text:p>Prezydent Muhammadu Buhari</text:p>
          </table:table-cell>
          <table:table-cell table:formula="of:=&quot;INSERT INTO property (property_type_id, content, item_id) VALUES (8, '&quot;&amp;[.G128]&amp;&quot;', &quot;&amp;[.B128]&amp;&quot;);&quot;" office:value-type="string" office:string-value="INSERT INTO property (property_type_id, content, item_id) VALUES (8, 'Prezydent Muhammadu Buhari', 244);" calcext:value-type="string">
            <text:p>INSERT INTO property (property_type_id, content, item_id) VALUES (8, 'Prezydent Muhammadu Buhari', 244);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Nikaragua</text:p>
          </table:table-cell>
          <table:table-cell table:formula="of:=&quot;INSERT INTO item (id, name, topic_id) VALUES (&quot;&amp;[.B129]&amp;&quot;, '&quot;&amp;[.C129]&amp;&quot;', 2);&quot;" office:value-type="string" office:string-value="INSERT INTO item (id, name, topic_id) VALUES (245, 'Nikaragua', 2);" calcext:value-type="string">
            <text:p>INSERT INTO item (id, name, topic_id) VALUES (245, 'Nikaragua', 2);</text:p>
          </table:table-cell>
          <table:table-cell office:value-type="string" calcext:value-type="string">
            <text:p>Managua</text:p>
          </table:table-cell>
          <table:table-cell table:formula="of:=&quot;INSERT INTO property (property_type_id, content, item_id) VALUES (7, '&quot;&amp;[.E129]&amp;&quot;', &quot;&amp;[.B129]&amp;&quot;);&quot;" office:value-type="string" office:string-value="INSERT INTO property (property_type_id, content, item_id) VALUES (7, 'Managua', 245);" calcext:value-type="string">
            <text:p>INSERT INTO property (property_type_id, content, item_id) VALUES (7, 'Managua', 245);</text:p>
          </table:table-cell>
          <table:table-cell office:value-type="string" calcext:value-type="string">
            <text:p>Prezydent Daniel Ortega</text:p>
          </table:table-cell>
          <table:table-cell table:formula="of:=&quot;INSERT INTO property (property_type_id, content, item_id) VALUES (8, '&quot;&amp;[.G129]&amp;&quot;', &quot;&amp;[.B129]&amp;&quot;);&quot;" office:value-type="string" office:string-value="INSERT INTO property (property_type_id, content, item_id) VALUES (8, 'Prezydent Daniel Ortega', 245);" calcext:value-type="string">
            <text:p>INSERT INTO property (property_type_id, content, item_id) VALUES (8, 'Prezydent Daniel Ortega', 245);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Norwegia</text:p>
          </table:table-cell>
          <table:table-cell table:formula="of:=&quot;INSERT INTO item (id, name, topic_id) VALUES (&quot;&amp;[.B130]&amp;&quot;, '&quot;&amp;[.C130]&amp;&quot;', 2);&quot;" office:value-type="string" office:string-value="INSERT INTO item (id, name, topic_id) VALUES (246, 'Norwegia', 2);" calcext:value-type="string">
            <text:p>INSERT INTO item (id, name, topic_id) VALUES (246, 'Norwegia', 2);</text:p>
          </table:table-cell>
          <table:table-cell office:value-type="string" calcext:value-type="string">
            <text:p>Oslo</text:p>
          </table:table-cell>
          <table:table-cell table:formula="of:=&quot;INSERT INTO property (property_type_id, content, item_id) VALUES (7, '&quot;&amp;[.E130]&amp;&quot;', &quot;&amp;[.B130]&amp;&quot;);&quot;" office:value-type="string" office:string-value="INSERT INTO property (property_type_id, content, item_id) VALUES (7, 'Oslo', 246);" calcext:value-type="string">
            <text:p>INSERT INTO property (property_type_id, content, item_id) VALUES (7, 'Oslo', 246);</text:p>
          </table:table-cell>
          <table:table-cell office:value-type="string" calcext:value-type="string">
            <text:p>Król Harald V</text:p>
          </table:table-cell>
          <table:table-cell table:formula="of:=&quot;INSERT INTO property (property_type_id, content, item_id) VALUES (8, '&quot;&amp;[.G130]&amp;&quot;', &quot;&amp;[.B130]&amp;&quot;);&quot;" office:value-type="string" office:string-value="INSERT INTO property (property_type_id, content, item_id) VALUES (8, 'Król Harald V', 246);" calcext:value-type="string">
            <text:p>INSERT INTO property (property_type_id, content, item_id) VALUES (8, 'Król Harald V', 246);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Nowa Zelandia</text:p>
          </table:table-cell>
          <table:table-cell table:formula="of:=&quot;INSERT INTO item (id, name, topic_id) VALUES (&quot;&amp;[.B131]&amp;&quot;, '&quot;&amp;[.C131]&amp;&quot;', 2);&quot;" office:value-type="string" office:string-value="INSERT INTO item (id, name, topic_id) VALUES (247, 'Nowa Zelandia', 2);" calcext:value-type="string">
            <text:p>INSERT INTO item (id, name, topic_id) VALUES (247, 'Nowa Zelandia', 2);</text:p>
          </table:table-cell>
          <table:table-cell office:value-type="string" calcext:value-type="string">
            <text:p>Wellington</text:p>
          </table:table-cell>
          <table:table-cell table:formula="of:=&quot;INSERT INTO property (property_type_id, content, item_id) VALUES (7, '&quot;&amp;[.E131]&amp;&quot;', &quot;&amp;[.B131]&amp;&quot;);&quot;" office:value-type="string" office:string-value="INSERT INTO property (property_type_id, content, item_id) VALUES (7, 'Wellington', 247);" calcext:value-type="string">
            <text:p>INSERT INTO property (property_type_id, content, item_id) VALUES (7, 'Wellington', 247);</text:p>
          </table:table-cell>
          <table:table-cell office:value-type="string" calcext:value-type="string">
            <text:p>Królowa Elżbieta II, w jej imieniu gubernator generalna Cindy Kiro</text:p>
          </table:table-cell>
          <table:table-cell table:formula="of:=&quot;INSERT INTO property (property_type_id, content, item_id) VALUES (8, '&quot;&amp;[.G131]&amp;&quot;', &quot;&amp;[.B131]&amp;&quot;);&quot;" office:value-type="string" office:string-value="INSERT INTO property (property_type_id, content, item_id) VALUES (8, 'Królowa Elżbieta II, w jej imieniu gubernator generalna Cindy Kiro', 247);" calcext:value-type="string">
            <text:p>INSERT INTO property (property_type_id, content, item_id) VALUES (8, 'Królowa Elżbieta II, w jej imieniu gubernator generalna Cindy Kiro', 247);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Oman</text:p>
          </table:table-cell>
          <table:table-cell table:formula="of:=&quot;INSERT INTO item (id, name, topic_id) VALUES (&quot;&amp;[.B132]&amp;&quot;, '&quot;&amp;[.C132]&amp;&quot;', 2);&quot;" office:value-type="string" office:string-value="INSERT INTO item (id, name, topic_id) VALUES (248, 'Oman', 2);" calcext:value-type="string">
            <text:p>INSERT INTO item (id, name, topic_id) VALUES (248, 'Oman', 2);</text:p>
          </table:table-cell>
          <table:table-cell office:value-type="string" calcext:value-type="string">
            <text:p>Maskat</text:p>
          </table:table-cell>
          <table:table-cell table:formula="of:=&quot;INSERT INTO property (property_type_id, content, item_id) VALUES (7, '&quot;&amp;[.E132]&amp;&quot;', &quot;&amp;[.B132]&amp;&quot;);&quot;" office:value-type="string" office:string-value="INSERT INTO property (property_type_id, content, item_id) VALUES (7, 'Maskat', 248);" calcext:value-type="string">
            <text:p>INSERT INTO property (property_type_id, content, item_id) VALUES (7, 'Maskat', 248);</text:p>
          </table:table-cell>
          <table:table-cell office:value-type="string" calcext:value-type="string">
            <text:p>Sułtan Hajsam ibn Tarik Al Sa’id</text:p>
          </table:table-cell>
          <table:table-cell table:formula="of:=&quot;INSERT INTO property (property_type_id, content, item_id) VALUES (8, '&quot;&amp;[.G132]&amp;&quot;', &quot;&amp;[.B132]&amp;&quot;);&quot;" office:value-type="string" office:string-value="INSERT INTO property (property_type_id, content, item_id) VALUES (8, 'Sułtan Hajsam ibn Tarik Al Sa’id', 248);" calcext:value-type="string">
            <text:p>INSERT INTO property (property_type_id, content, item_id) VALUES (8, 'Sułtan Hajsam ibn Tarik Al Sa’id', 248);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Pakistan</text:p>
          </table:table-cell>
          <table:table-cell table:formula="of:=&quot;INSERT INTO item (id, name, topic_id) VALUES (&quot;&amp;[.B133]&amp;&quot;, '&quot;&amp;[.C133]&amp;&quot;', 2);&quot;" office:value-type="string" office:string-value="INSERT INTO item (id, name, topic_id) VALUES (249, 'Pakistan', 2);" calcext:value-type="string">
            <text:p>INSERT INTO item (id, name, topic_id) VALUES (249, 'Pakistan', 2);</text:p>
          </table:table-cell>
          <table:table-cell office:value-type="string" calcext:value-type="string">
            <text:p>Islamabad</text:p>
          </table:table-cell>
          <table:table-cell table:formula="of:=&quot;INSERT INTO property (property_type_id, content, item_id) VALUES (7, '&quot;&amp;[.E133]&amp;&quot;', &quot;&amp;[.B133]&amp;&quot;);&quot;" office:value-type="string" office:string-value="INSERT INTO property (property_type_id, content, item_id) VALUES (7, 'Islamabad', 249);" calcext:value-type="string">
            <text:p>INSERT INTO property (property_type_id, content, item_id) VALUES (7, 'Islamabad', 249);</text:p>
          </table:table-cell>
          <table:table-cell office:value-type="string" calcext:value-type="string">
            <text:p>Prezydent Arif Alvi</text:p>
          </table:table-cell>
          <table:table-cell table:formula="of:=&quot;INSERT INTO property (property_type_id, content, item_id) VALUES (8, '&quot;&amp;[.G133]&amp;&quot;', &quot;&amp;[.B133]&amp;&quot;);&quot;" office:value-type="string" office:string-value="INSERT INTO property (property_type_id, content, item_id) VALUES (8, 'Prezydent Arif Alvi', 249);" calcext:value-type="string">
            <text:p>INSERT INTO property (property_type_id, content, item_id) VALUES (8, 'Prezydent Arif Alvi', 249);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Palau</text:p>
          </table:table-cell>
          <table:table-cell table:formula="of:=&quot;INSERT INTO item (id, name, topic_id) VALUES (&quot;&amp;[.B134]&amp;&quot;, '&quot;&amp;[.C134]&amp;&quot;', 2);&quot;" office:value-type="string" office:string-value="INSERT INTO item (id, name, topic_id) VALUES (250, 'Palau', 2);" calcext:value-type="string">
            <text:p>INSERT INTO item (id, name, topic_id) VALUES (250, 'Palau', 2);</text:p>
          </table:table-cell>
          <table:table-cell office:value-type="string" calcext:value-type="string">
            <text:p>Ngerulmud</text:p>
          </table:table-cell>
          <table:table-cell table:formula="of:=&quot;INSERT INTO property (property_type_id, content, item_id) VALUES (7, '&quot;&amp;[.E134]&amp;&quot;', &quot;&amp;[.B134]&amp;&quot;);&quot;" office:value-type="string" office:string-value="INSERT INTO property (property_type_id, content, item_id) VALUES (7, 'Ngerulmud', 250);" calcext:value-type="string">
            <text:p>INSERT INTO property (property_type_id, content, item_id) VALUES (7, 'Ngerulmud', 250);</text:p>
          </table:table-cell>
          <table:table-cell office:value-type="string" calcext:value-type="string">
            <text:p>Prezydent Surangel Whipps Jr.</text:p>
          </table:table-cell>
          <table:table-cell table:formula="of:=&quot;INSERT INTO property (property_type_id, content, item_id) VALUES (8, '&quot;&amp;[.G134]&amp;&quot;', &quot;&amp;[.B134]&amp;&quot;);&quot;" office:value-type="string" office:string-value="INSERT INTO property (property_type_id, content, item_id) VALUES (8, 'Prezydent Surangel Whipps Jr.', 250);" calcext:value-type="string">
            <text:p>INSERT INTO property (property_type_id, content, item_id) VALUES (8, 'Prezydent Surangel Whipps Jr.', 250);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Panama</text:p>
          </table:table-cell>
          <table:table-cell table:formula="of:=&quot;INSERT INTO item (id, name, topic_id) VALUES (&quot;&amp;[.B135]&amp;&quot;, '&quot;&amp;[.C135]&amp;&quot;', 2);&quot;" office:value-type="string" office:string-value="INSERT INTO item (id, name, topic_id) VALUES (251, 'Panama', 2);" calcext:value-type="string">
            <text:p>INSERT INTO item (id, name, topic_id) VALUES (251, 'Panama', 2);</text:p>
          </table:table-cell>
          <table:table-cell office:value-type="string" calcext:value-type="string">
            <text:p>Panama</text:p>
          </table:table-cell>
          <table:table-cell table:formula="of:=&quot;INSERT INTO property (property_type_id, content, item_id) VALUES (7, '&quot;&amp;[.E135]&amp;&quot;', &quot;&amp;[.B135]&amp;&quot;);&quot;" office:value-type="string" office:string-value="INSERT INTO property (property_type_id, content, item_id) VALUES (7, 'Panama', 251);" calcext:value-type="string">
            <text:p>INSERT INTO property (property_type_id, content, item_id) VALUES (7, 'Panama', 251);</text:p>
          </table:table-cell>
          <table:table-cell office:value-type="string" calcext:value-type="string">
            <text:p>Prezydent Laurentino Cortizo</text:p>
          </table:table-cell>
          <table:table-cell table:formula="of:=&quot;INSERT INTO property (property_type_id, content, item_id) VALUES (8, '&quot;&amp;[.G135]&amp;&quot;', &quot;&amp;[.B135]&amp;&quot;);&quot;" office:value-type="string" office:string-value="INSERT INTO property (property_type_id, content, item_id) VALUES (8, 'Prezydent Laurentino Cortizo', 251);" calcext:value-type="string">
            <text:p>INSERT INTO property (property_type_id, content, item_id) VALUES (8, 'Prezydent Laurentino Cortizo', 251);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Papua-Nowa Gwinea</text:p>
          </table:table-cell>
          <table:table-cell table:formula="of:=&quot;INSERT INTO item (id, name, topic_id) VALUES (&quot;&amp;[.B136]&amp;&quot;, '&quot;&amp;[.C136]&amp;&quot;', 2);&quot;" office:value-type="string" office:string-value="INSERT INTO item (id, name, topic_id) VALUES (252, 'Papua-Nowa Gwinea', 2);" calcext:value-type="string">
            <text:p>INSERT INTO item (id, name, topic_id) VALUES (252, 'Papua-Nowa Gwinea', 2);</text:p>
          </table:table-cell>
          <table:table-cell office:value-type="string" calcext:value-type="string">
            <text:p>Port Moresby</text:p>
          </table:table-cell>
          <table:table-cell table:formula="of:=&quot;INSERT INTO property (property_type_id, content, item_id) VALUES (7, '&quot;&amp;[.E136]&amp;&quot;', &quot;&amp;[.B136]&amp;&quot;);&quot;" office:value-type="string" office:string-value="INSERT INTO property (property_type_id, content, item_id) VALUES (7, 'Port Moresby', 252);" calcext:value-type="string">
            <text:p>INSERT INTO property (property_type_id, content, item_id) VALUES (7, 'Port Moresby', 252);</text:p>
          </table:table-cell>
          <table:table-cell office:value-type="string" calcext:value-type="string">
            <text:p>Królowa Elżbieta II, w jej imieniu gubernator generalny Bob Dadae</text:p>
          </table:table-cell>
          <table:table-cell table:formula="of:=&quot;INSERT INTO property (property_type_id, content, item_id) VALUES (8, '&quot;&amp;[.G136]&amp;&quot;', &quot;&amp;[.B136]&amp;&quot;);&quot;" office:value-type="string" office:string-value="INSERT INTO property (property_type_id, content, item_id) VALUES (8, 'Królowa Elżbieta II, w jej imieniu gubernator generalny Bob Dadae', 252);" calcext:value-type="string">
            <text:p>INSERT INTO property (property_type_id, content, item_id) VALUES (8, 'Królowa Elżbieta II, w jej imieniu gubernator generalny Bob Dadae', 252);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Paragwaj</text:p>
          </table:table-cell>
          <table:table-cell table:formula="of:=&quot;INSERT INTO item (id, name, topic_id) VALUES (&quot;&amp;[.B137]&amp;&quot;, '&quot;&amp;[.C137]&amp;&quot;', 2);&quot;" office:value-type="string" office:string-value="INSERT INTO item (id, name, topic_id) VALUES (253, 'Paragwaj', 2);" calcext:value-type="string">
            <text:p>INSERT INTO item (id, name, topic_id) VALUES (253, 'Paragwaj', 2);</text:p>
          </table:table-cell>
          <table:table-cell office:value-type="string" calcext:value-type="string">
            <text:p>Asunción</text:p>
          </table:table-cell>
          <table:table-cell table:formula="of:=&quot;INSERT INTO property (property_type_id, content, item_id) VALUES (7, '&quot;&amp;[.E137]&amp;&quot;', &quot;&amp;[.B137]&amp;&quot;);&quot;" office:value-type="string" office:string-value="INSERT INTO property (property_type_id, content, item_id) VALUES (7, 'Asunción', 253);" calcext:value-type="string">
            <text:p>INSERT INTO property (property_type_id, content, item_id) VALUES (7, 'Asunción', 253);</text:p>
          </table:table-cell>
          <table:table-cell office:value-type="string" calcext:value-type="string">
            <text:p>Prezydent Mario Abdo Benítez</text:p>
          </table:table-cell>
          <table:table-cell table:formula="of:=&quot;INSERT INTO property (property_type_id, content, item_id) VALUES (8, '&quot;&amp;[.G137]&amp;&quot;', &quot;&amp;[.B137]&amp;&quot;);&quot;" office:value-type="string" office:string-value="INSERT INTO property (property_type_id, content, item_id) VALUES (8, 'Prezydent Mario Abdo Benítez', 253);" calcext:value-type="string">
            <text:p>INSERT INTO property (property_type_id, content, item_id) VALUES (8, 'Prezydent Mario Abdo Benítez', 253);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Peru</text:p>
          </table:table-cell>
          <table:table-cell table:formula="of:=&quot;INSERT INTO item (id, name, topic_id) VALUES (&quot;&amp;[.B138]&amp;&quot;, '&quot;&amp;[.C138]&amp;&quot;', 2);&quot;" office:value-type="string" office:string-value="INSERT INTO item (id, name, topic_id) VALUES (254, 'Peru', 2);" calcext:value-type="string">
            <text:p>INSERT INTO item (id, name, topic_id) VALUES (254, 'Peru', 2);</text:p>
          </table:table-cell>
          <table:table-cell office:value-type="string" calcext:value-type="string">
            <text:p>Lima</text:p>
          </table:table-cell>
          <table:table-cell table:formula="of:=&quot;INSERT INTO property (property_type_id, content, item_id) VALUES (7, '&quot;&amp;[.E138]&amp;&quot;', &quot;&amp;[.B138]&amp;&quot;);&quot;" office:value-type="string" office:string-value="INSERT INTO property (property_type_id, content, item_id) VALUES (7, 'Lima', 254);" calcext:value-type="string">
            <text:p>INSERT INTO property (property_type_id, content, item_id) VALUES (7, 'Lima', 254);</text:p>
          </table:table-cell>
          <table:table-cell office:value-type="string" calcext:value-type="string">
            <text:p>Prezydent Pedro Castillo</text:p>
          </table:table-cell>
          <table:table-cell table:formula="of:=&quot;INSERT INTO property (property_type_id, content, item_id) VALUES (8, '&quot;&amp;[.G138]&amp;&quot;', &quot;&amp;[.B138]&amp;&quot;);&quot;" office:value-type="string" office:string-value="INSERT INTO property (property_type_id, content, item_id) VALUES (8, 'Prezydent Pedro Castillo', 254);" calcext:value-type="string">
            <text:p>INSERT INTO property (property_type_id, content, item_id) VALUES (8, 'Prezydent Pedro Castillo', 254);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Polska</text:p>
          </table:table-cell>
          <table:table-cell table:formula="of:=&quot;INSERT INTO item (id, name, topic_id) VALUES (&quot;&amp;[.B139]&amp;&quot;, '&quot;&amp;[.C139]&amp;&quot;', 2);&quot;" office:value-type="string" office:string-value="INSERT INTO item (id, name, topic_id) VALUES (255, 'Polska', 2);" calcext:value-type="string">
            <text:p>INSERT INTO item (id, name, topic_id) VALUES (255, 'Polska', 2);</text:p>
          </table:table-cell>
          <table:table-cell office:value-type="string" calcext:value-type="string">
            <text:p>Warszawa</text:p>
          </table:table-cell>
          <table:table-cell table:formula="of:=&quot;INSERT INTO property (property_type_id, content, item_id) VALUES (7, '&quot;&amp;[.E139]&amp;&quot;', &quot;&amp;[.B139]&amp;&quot;);&quot;" office:value-type="string" office:string-value="INSERT INTO property (property_type_id, content, item_id) VALUES (7, 'Warszawa', 255);" calcext:value-type="string">
            <text:p>INSERT INTO property (property_type_id, content, item_id) VALUES (7, 'Warszawa', 255);</text:p>
          </table:table-cell>
          <table:table-cell office:value-type="string" calcext:value-type="string">
            <text:p>Prezydent Andrzej Duda</text:p>
          </table:table-cell>
          <table:table-cell table:formula="of:=&quot;INSERT INTO property (property_type_id, content, item_id) VALUES (8, '&quot;&amp;[.G139]&amp;&quot;', &quot;&amp;[.B139]&amp;&quot;);&quot;" office:value-type="string" office:string-value="INSERT INTO property (property_type_id, content, item_id) VALUES (8, 'Prezydent Andrzej Duda', 255);" calcext:value-type="string">
            <text:p>INSERT INTO property (property_type_id, content, item_id) VALUES (8, 'Prezydent Andrzej Duda', 255);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Południowa Afryka</text:p>
          </table:table-cell>
          <table:table-cell table:formula="of:=&quot;INSERT INTO item (id, name, topic_id) VALUES (&quot;&amp;[.B140]&amp;&quot;, '&quot;&amp;[.C140]&amp;&quot;', 2);&quot;" office:value-type="string" office:string-value="INSERT INTO item (id, name, topic_id) VALUES (256, 'Południowa Afryka', 2);" calcext:value-type="string">
            <text:p>INSERT INTO item (id, name, topic_id) VALUES (256, 'Południowa Afryka', 2);</text:p>
          </table:table-cell>
          <table:table-cell office:value-type="string" calcext:value-type="string">
            <text:p>Pretoria</text:p>
          </table:table-cell>
          <table:table-cell table:formula="of:=&quot;INSERT INTO property (property_type_id, content, item_id) VALUES (7, '&quot;&amp;[.E140]&amp;&quot;', &quot;&amp;[.B140]&amp;&quot;);&quot;" office:value-type="string" office:string-value="INSERT INTO property (property_type_id, content, item_id) VALUES (7, 'Pretoria', 256);" calcext:value-type="string">
            <text:p>INSERT INTO property (property_type_id, content, item_id) VALUES (7, 'Pretoria', 256);</text:p>
          </table:table-cell>
          <table:table-cell office:value-type="string" calcext:value-type="string">
            <text:p>Prezydent Cyril Ramaphosa</text:p>
          </table:table-cell>
          <table:table-cell table:formula="of:=&quot;INSERT INTO property (property_type_id, content, item_id) VALUES (8, '&quot;&amp;[.G140]&amp;&quot;', &quot;&amp;[.B140]&amp;&quot;);&quot;" office:value-type="string" office:string-value="INSERT INTO property (property_type_id, content, item_id) VALUES (8, 'Prezydent Cyril Ramaphosa', 256);" calcext:value-type="string">
            <text:p>INSERT INTO property (property_type_id, content, item_id) VALUES (8, 'Prezydent Cyril Ramaphosa', 256);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Portugalia</text:p>
          </table:table-cell>
          <table:table-cell table:formula="of:=&quot;INSERT INTO item (id, name, topic_id) VALUES (&quot;&amp;[.B141]&amp;&quot;, '&quot;&amp;[.C141]&amp;&quot;', 2);&quot;" office:value-type="string" office:string-value="INSERT INTO item (id, name, topic_id) VALUES (257, 'Portugalia', 2);" calcext:value-type="string">
            <text:p>INSERT INTO item (id, name, topic_id) VALUES (257, 'Portugalia', 2);</text:p>
          </table:table-cell>
          <table:table-cell office:value-type="string" calcext:value-type="string">
            <text:p>Lizbona</text:p>
          </table:table-cell>
          <table:table-cell table:formula="of:=&quot;INSERT INTO property (property_type_id, content, item_id) VALUES (7, '&quot;&amp;[.E141]&amp;&quot;', &quot;&amp;[.B141]&amp;&quot;);&quot;" office:value-type="string" office:string-value="INSERT INTO property (property_type_id, content, item_id) VALUES (7, 'Lizbona', 257);" calcext:value-type="string">
            <text:p>INSERT INTO property (property_type_id, content, item_id) VALUES (7, 'Lizbona', 257);</text:p>
          </table:table-cell>
          <table:table-cell office:value-type="string" calcext:value-type="string">
            <text:p>Prezydent Marcelo Rebelo de Sousa</text:p>
          </table:table-cell>
          <table:table-cell table:formula="of:=&quot;INSERT INTO property (property_type_id, content, item_id) VALUES (8, '&quot;&amp;[.G141]&amp;&quot;', &quot;&amp;[.B141]&amp;&quot;);&quot;" office:value-type="string" office:string-value="INSERT INTO property (property_type_id, content, item_id) VALUES (8, 'Prezydent Marcelo Rebelo de Sousa', 257);" calcext:value-type="string">
            <text:p>INSERT INTO property (property_type_id, content, item_id) VALUES (8, 'Prezydent Marcelo Rebelo de Sousa', 257);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string" calcext:value-type="string">
            <text:p>Republika Środkowoafrykańska</text:p>
          </table:table-cell>
          <table:table-cell table:formula="of:=&quot;INSERT INTO item (id, name, topic_id) VALUES (&quot;&amp;[.B142]&amp;&quot;, '&quot;&amp;[.C142]&amp;&quot;', 2);&quot;" office:value-type="string" office:string-value="INSERT INTO item (id, name, topic_id) VALUES (258, 'Republika Środkowoafrykańska', 2);" calcext:value-type="string">
            <text:p>INSERT INTO item (id, name, topic_id) VALUES (258, 'Republika Środkowoafrykańska', 2);</text:p>
          </table:table-cell>
          <table:table-cell office:value-type="string" calcext:value-type="string">
            <text:p>Bangi</text:p>
          </table:table-cell>
          <table:table-cell table:formula="of:=&quot;INSERT INTO property (property_type_id, content, item_id) VALUES (7, '&quot;&amp;[.E142]&amp;&quot;', &quot;&amp;[.B142]&amp;&quot;);&quot;" office:value-type="string" office:string-value="INSERT INTO property (property_type_id, content, item_id) VALUES (7, 'Bangi', 258);" calcext:value-type="string">
            <text:p>INSERT INTO property (property_type_id, content, item_id) VALUES (7, 'Bangi', 258);</text:p>
          </table:table-cell>
          <table:table-cell office:value-type="string" calcext:value-type="string">
            <text:p>Prezydent Faustin-Archange Touadéra</text:p>
          </table:table-cell>
          <table:table-cell table:formula="of:=&quot;INSERT INTO property (property_type_id, content, item_id) VALUES (8, '&quot;&amp;[.G142]&amp;&quot;', &quot;&amp;[.B142]&amp;&quot;);&quot;" office:value-type="string" office:string-value="INSERT INTO property (property_type_id, content, item_id) VALUES (8, 'Prezydent Faustin-Archange Touadéra', 258);" calcext:value-type="string">
            <text:p>INSERT INTO property (property_type_id, content, item_id) VALUES (8, 'Prezydent Faustin-Archange Touadéra', 258);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Republika Zielonego Przylądka</text:p>
          </table:table-cell>
          <table:table-cell table:formula="of:=&quot;INSERT INTO item (id, name, topic_id) VALUES (&quot;&amp;[.B143]&amp;&quot;, '&quot;&amp;[.C143]&amp;&quot;', 2);&quot;" office:value-type="string" office:string-value="INSERT INTO item (id, name, topic_id) VALUES (259, 'Republika Zielonego Przylądka', 2);" calcext:value-type="string">
            <text:p>INSERT INTO item (id, name, topic_id) VALUES (259, 'Republika Zielonego Przylądka', 2);</text:p>
          </table:table-cell>
          <table:table-cell office:value-type="string" calcext:value-type="string">
            <text:p>Praia</text:p>
          </table:table-cell>
          <table:table-cell table:formula="of:=&quot;INSERT INTO property (property_type_id, content, item_id) VALUES (7, '&quot;&amp;[.E143]&amp;&quot;', &quot;&amp;[.B143]&amp;&quot;);&quot;" office:value-type="string" office:string-value="INSERT INTO property (property_type_id, content, item_id) VALUES (7, 'Praia', 259);" calcext:value-type="string">
            <text:p>INSERT INTO property (property_type_id, content, item_id) VALUES (7, 'Praia', 259);</text:p>
          </table:table-cell>
          <table:table-cell office:value-type="string" calcext:value-type="string">
            <text:p>Prezydent José Maria Neves</text:p>
          </table:table-cell>
          <table:table-cell table:formula="of:=&quot;INSERT INTO property (property_type_id, content, item_id) VALUES (8, '&quot;&amp;[.G143]&amp;&quot;', &quot;&amp;[.B143]&amp;&quot;);&quot;" office:value-type="string" office:string-value="INSERT INTO property (property_type_id, content, item_id) VALUES (8, 'Prezydent José Maria Neves', 259);" calcext:value-type="string">
            <text:p>INSERT INTO property (property_type_id, content, item_id) VALUES (8, 'Prezydent José Maria Neves', 259);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Rosja</text:p>
          </table:table-cell>
          <table:table-cell table:formula="of:=&quot;INSERT INTO item (id, name, topic_id) VALUES (&quot;&amp;[.B144]&amp;&quot;, '&quot;&amp;[.C144]&amp;&quot;', 2);&quot;" office:value-type="string" office:string-value="INSERT INTO item (id, name, topic_id) VALUES (260, 'Rosja', 2);" calcext:value-type="string">
            <text:p>INSERT INTO item (id, name, topic_id) VALUES (260, 'Rosja', 2);</text:p>
          </table:table-cell>
          <table:table-cell office:value-type="string" calcext:value-type="string">
            <text:p>Moskwa</text:p>
          </table:table-cell>
          <table:table-cell table:formula="of:=&quot;INSERT INTO property (property_type_id, content, item_id) VALUES (7, '&quot;&amp;[.E144]&amp;&quot;', &quot;&amp;[.B144]&amp;&quot;);&quot;" office:value-type="string" office:string-value="INSERT INTO property (property_type_id, content, item_id) VALUES (7, 'Moskwa', 260);" calcext:value-type="string">
            <text:p>INSERT INTO property (property_type_id, content, item_id) VALUES (7, 'Moskwa', 260);</text:p>
          </table:table-cell>
          <table:table-cell office:value-type="string" calcext:value-type="string">
            <text:p>Prezydent Władimir Putin</text:p>
          </table:table-cell>
          <table:table-cell table:formula="of:=&quot;INSERT INTO property (property_type_id, content, item_id) VALUES (8, '&quot;&amp;[.G144]&amp;&quot;', &quot;&amp;[.B144]&amp;&quot;);&quot;" office:value-type="string" office:string-value="INSERT INTO property (property_type_id, content, item_id) VALUES (8, 'Prezydent Władimir Putin', 260);" calcext:value-type="string">
            <text:p>INSERT INTO property (property_type_id, content, item_id) VALUES (8, 'Prezydent Władimir Putin', 260);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string" calcext:value-type="string">
            <text:p>Rumunia</text:p>
          </table:table-cell>
          <table:table-cell table:formula="of:=&quot;INSERT INTO item (id, name, topic_id) VALUES (&quot;&amp;[.B145]&amp;&quot;, '&quot;&amp;[.C145]&amp;&quot;', 2);&quot;" office:value-type="string" office:string-value="INSERT INTO item (id, name, topic_id) VALUES (261, 'Rumunia', 2);" calcext:value-type="string">
            <text:p>INSERT INTO item (id, name, topic_id) VALUES (261, 'Rumunia', 2);</text:p>
          </table:table-cell>
          <table:table-cell office:value-type="string" calcext:value-type="string">
            <text:p>Bukareszt</text:p>
          </table:table-cell>
          <table:table-cell table:formula="of:=&quot;INSERT INTO property (property_type_id, content, item_id) VALUES (7, '&quot;&amp;[.E145]&amp;&quot;', &quot;&amp;[.B145]&amp;&quot;);&quot;" office:value-type="string" office:string-value="INSERT INTO property (property_type_id, content, item_id) VALUES (7, 'Bukareszt', 261);" calcext:value-type="string">
            <text:p>INSERT INTO property (property_type_id, content, item_id) VALUES (7, 'Bukareszt', 261);</text:p>
          </table:table-cell>
          <table:table-cell office:value-type="string" calcext:value-type="string">
            <text:p>Prezydent Klaus Iohannis</text:p>
          </table:table-cell>
          <table:table-cell table:formula="of:=&quot;INSERT INTO property (property_type_id, content, item_id) VALUES (8, '&quot;&amp;[.G145]&amp;&quot;', &quot;&amp;[.B145]&amp;&quot;);&quot;" office:value-type="string" office:string-value="INSERT INTO property (property_type_id, content, item_id) VALUES (8, 'Prezydent Klaus Iohannis', 261);" calcext:value-type="string">
            <text:p>INSERT INTO property (property_type_id, content, item_id) VALUES (8, 'Prezydent Klaus Iohannis', 261);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string" calcext:value-type="string">
            <text:p>Rwanda</text:p>
          </table:table-cell>
          <table:table-cell table:formula="of:=&quot;INSERT INTO item (id, name, topic_id) VALUES (&quot;&amp;[.B146]&amp;&quot;, '&quot;&amp;[.C146]&amp;&quot;', 2);&quot;" office:value-type="string" office:string-value="INSERT INTO item (id, name, topic_id) VALUES (262, 'Rwanda', 2);" calcext:value-type="string">
            <text:p>INSERT INTO item (id, name, topic_id) VALUES (262, 'Rwanda', 2);</text:p>
          </table:table-cell>
          <table:table-cell office:value-type="string" calcext:value-type="string">
            <text:p>Kigali</text:p>
          </table:table-cell>
          <table:table-cell table:formula="of:=&quot;INSERT INTO property (property_type_id, content, item_id) VALUES (7, '&quot;&amp;[.E146]&amp;&quot;', &quot;&amp;[.B146]&amp;&quot;);&quot;" office:value-type="string" office:string-value="INSERT INTO property (property_type_id, content, item_id) VALUES (7, 'Kigali', 262);" calcext:value-type="string">
            <text:p>INSERT INTO property (property_type_id, content, item_id) VALUES (7, 'Kigali', 262);</text:p>
          </table:table-cell>
          <table:table-cell office:value-type="string" calcext:value-type="string">
            <text:p>Prezydent Paul Kagame</text:p>
          </table:table-cell>
          <table:table-cell table:formula="of:=&quot;INSERT INTO property (property_type_id, content, item_id) VALUES (8, '&quot;&amp;[.G146]&amp;&quot;', &quot;&amp;[.B146]&amp;&quot;);&quot;" office:value-type="string" office:string-value="INSERT INTO property (property_type_id, content, item_id) VALUES (8, 'Prezydent Paul Kagame', 262);" calcext:value-type="string">
            <text:p>INSERT INTO property (property_type_id, content, item_id) VALUES (8, 'Prezydent Paul Kagame', 262);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string" calcext:value-type="string">
            <text:p>Saint Kitts i Nevis</text:p>
          </table:table-cell>
          <table:table-cell table:formula="of:=&quot;INSERT INTO item (id, name, topic_id) VALUES (&quot;&amp;[.B147]&amp;&quot;, '&quot;&amp;[.C147]&amp;&quot;', 2);&quot;" office:value-type="string" office:string-value="INSERT INTO item (id, name, topic_id) VALUES (263, 'Saint Kitts i Nevis', 2);" calcext:value-type="string">
            <text:p>INSERT INTO item (id, name, topic_id) VALUES (263, 'Saint Kitts i Nevis', 2);</text:p>
          </table:table-cell>
          <table:table-cell office:value-type="string" calcext:value-type="string">
            <text:p>Basseterre</text:p>
          </table:table-cell>
          <table:table-cell table:formula="of:=&quot;INSERT INTO property (property_type_id, content, item_id) VALUES (7, '&quot;&amp;[.E147]&amp;&quot;', &quot;&amp;[.B147]&amp;&quot;);&quot;" office:value-type="string" office:string-value="INSERT INTO property (property_type_id, content, item_id) VALUES (7, 'Basseterre', 263);" calcext:value-type="string">
            <text:p>INSERT INTO property (property_type_id, content, item_id) VALUES (7, 'Basseterre', 263);</text:p>
          </table:table-cell>
          <table:table-cell office:value-type="string" calcext:value-type="string">
            <text:p>Królowa Elżbieta II, w jej imieniu gubernator generalny Samuel Weymouth Tapley Seaton</text:p>
          </table:table-cell>
          <table:table-cell table:formula="of:=&quot;INSERT INTO property (property_type_id, content, item_id) VALUES (8, '&quot;&amp;[.G147]&amp;&quot;', &quot;&amp;[.B147]&amp;&quot;);&quot;" office:value-type="string" office:string-value="INSERT INTO property (property_type_id, content, item_id) VALUES (8, 'Królowa Elżbieta II, w jej imieniu gubernator generalny Samuel Weymouth Tapley Seaton', 263);" calcext:value-type="string">
            <text:p>INSERT INTO property (property_type_id, content, item_id) VALUES (8, 'Królowa Elżbieta II, w jej imieniu gubernator generalny Samuel Weymouth Tapley Seaton', 263);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string" calcext:value-type="string">
            <text:p>Saint Lucia</text:p>
          </table:table-cell>
          <table:table-cell table:formula="of:=&quot;INSERT INTO item (id, name, topic_id) VALUES (&quot;&amp;[.B148]&amp;&quot;, '&quot;&amp;[.C148]&amp;&quot;', 2);&quot;" office:value-type="string" office:string-value="INSERT INTO item (id, name, topic_id) VALUES (264, 'Saint Lucia', 2);" calcext:value-type="string">
            <text:p>INSERT INTO item (id, name, topic_id) VALUES (264, 'Saint Lucia', 2);</text:p>
          </table:table-cell>
          <table:table-cell office:value-type="string" calcext:value-type="string">
            <text:p>Castries</text:p>
          </table:table-cell>
          <table:table-cell table:formula="of:=&quot;INSERT INTO property (property_type_id, content, item_id) VALUES (7, '&quot;&amp;[.E148]&amp;&quot;', &quot;&amp;[.B148]&amp;&quot;);&quot;" office:value-type="string" office:string-value="INSERT INTO property (property_type_id, content, item_id) VALUES (7, 'Castries', 264);" calcext:value-type="string">
            <text:p>INSERT INTO property (property_type_id, content, item_id) VALUES (7, 'Castries', 264);</text:p>
          </table:table-cell>
          <table:table-cell office:value-type="string" calcext:value-type="string">
            <text:p>Królowa Elżbieta II, w jej imieniu gubernator generalny Neville Cenac</text:p>
          </table:table-cell>
          <table:table-cell table:formula="of:=&quot;INSERT INTO property (property_type_id, content, item_id) VALUES (8, '&quot;&amp;[.G148]&amp;&quot;', &quot;&amp;[.B148]&amp;&quot;);&quot;" office:value-type="string" office:string-value="INSERT INTO property (property_type_id, content, item_id) VALUES (8, 'Królowa Elżbieta II, w jej imieniu gubernator generalny Neville Cenac', 264);" calcext:value-type="string">
            <text:p>INSERT INTO property (property_type_id, content, item_id) VALUES (8, 'Królowa Elżbieta II, w jej imieniu gubernator generalny Neville Cenac', 264);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string" calcext:value-type="string">
            <text:p>Saint Vincent i Grenadyny</text:p>
          </table:table-cell>
          <table:table-cell table:formula="of:=&quot;INSERT INTO item (id, name, topic_id) VALUES (&quot;&amp;[.B149]&amp;&quot;, '&quot;&amp;[.C149]&amp;&quot;', 2);&quot;" office:value-type="string" office:string-value="INSERT INTO item (id, name, topic_id) VALUES (265, 'Saint Vincent i Grenadyny', 2);" calcext:value-type="string">
            <text:p>INSERT INTO item (id, name, topic_id) VALUES (265, 'Saint Vincent i Grenadyny', 2);</text:p>
          </table:table-cell>
          <table:table-cell office:value-type="string" calcext:value-type="string">
            <text:p>Kingstown</text:p>
          </table:table-cell>
          <table:table-cell table:formula="of:=&quot;INSERT INTO property (property_type_id, content, item_id) VALUES (7, '&quot;&amp;[.E149]&amp;&quot;', &quot;&amp;[.B149]&amp;&quot;);&quot;" office:value-type="string" office:string-value="INSERT INTO property (property_type_id, content, item_id) VALUES (7, 'Kingstown', 265);" calcext:value-type="string">
            <text:p>INSERT INTO property (property_type_id, content, item_id) VALUES (7, 'Kingstown', 265);</text:p>
          </table:table-cell>
          <table:table-cell office:value-type="string" calcext:value-type="string">
            <text:p>Królowa Elżbieta II, w jej imieniu gubernator generalny Susan Dougan</text:p>
          </table:table-cell>
          <table:table-cell table:formula="of:=&quot;INSERT INTO property (property_type_id, content, item_id) VALUES (8, '&quot;&amp;[.G149]&amp;&quot;', &quot;&amp;[.B149]&amp;&quot;);&quot;" office:value-type="string" office:string-value="INSERT INTO property (property_type_id, content, item_id) VALUES (8, 'Królowa Elżbieta II, w jej imieniu gubernator generalny Susan Dougan', 265);" calcext:value-type="string">
            <text:p>INSERT INTO property (property_type_id, content, item_id) VALUES (8, 'Królowa Elżbieta II, w jej imieniu gubernator generalny Susan Dougan', 265);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string" calcext:value-type="string">
            <text:p>Salwador</text:p>
          </table:table-cell>
          <table:table-cell table:formula="of:=&quot;INSERT INTO item (id, name, topic_id) VALUES (&quot;&amp;[.B150]&amp;&quot;, '&quot;&amp;[.C150]&amp;&quot;', 2);&quot;" office:value-type="string" office:string-value="INSERT INTO item (id, name, topic_id) VALUES (266, 'Salwador', 2);" calcext:value-type="string">
            <text:p>INSERT INTO item (id, name, topic_id) VALUES (266, 'Salwador', 2);</text:p>
          </table:table-cell>
          <table:table-cell office:value-type="string" calcext:value-type="string">
            <text:p>San Salvador</text:p>
          </table:table-cell>
          <table:table-cell table:formula="of:=&quot;INSERT INTO property (property_type_id, content, item_id) VALUES (7, '&quot;&amp;[.E150]&amp;&quot;', &quot;&amp;[.B150]&amp;&quot;);&quot;" office:value-type="string" office:string-value="INSERT INTO property (property_type_id, content, item_id) VALUES (7, 'San Salvador', 266);" calcext:value-type="string">
            <text:p>INSERT INTO property (property_type_id, content, item_id) VALUES (7, 'San Salvador', 266);</text:p>
          </table:table-cell>
          <table:table-cell office:value-type="string" calcext:value-type="string">
            <text:p>Prezydent Nayib Bukele</text:p>
          </table:table-cell>
          <table:table-cell table:formula="of:=&quot;INSERT INTO property (property_type_id, content, item_id) VALUES (8, '&quot;&amp;[.G150]&amp;&quot;', &quot;&amp;[.B150]&amp;&quot;);&quot;" office:value-type="string" office:string-value="INSERT INTO property (property_type_id, content, item_id) VALUES (8, 'Prezydent Nayib Bukele', 266);" calcext:value-type="string">
            <text:p>INSERT INTO property (property_type_id, content, item_id) VALUES (8, 'Prezydent Nayib Bukele', 266);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Samoa</text:p>
          </table:table-cell>
          <table:table-cell table:formula="of:=&quot;INSERT INTO item (id, name, topic_id) VALUES (&quot;&amp;[.B151]&amp;&quot;, '&quot;&amp;[.C151]&amp;&quot;', 2);&quot;" office:value-type="string" office:string-value="INSERT INTO item (id, name, topic_id) VALUES (267, 'Samoa', 2);" calcext:value-type="string">
            <text:p>INSERT INTO item (id, name, topic_id) VALUES (267, 'Samoa', 2);</text:p>
          </table:table-cell>
          <table:table-cell office:value-type="string" calcext:value-type="string">
            <text:p>Apia</text:p>
          </table:table-cell>
          <table:table-cell table:formula="of:=&quot;INSERT INTO property (property_type_id, content, item_id) VALUES (7, '&quot;&amp;[.E151]&amp;&quot;', &quot;&amp;[.B151]&amp;&quot;);&quot;" office:value-type="string" office:string-value="INSERT INTO property (property_type_id, content, item_id) VALUES (7, 'Apia', 267);" calcext:value-type="string">
            <text:p>INSERT INTO property (property_type_id, content, item_id) VALUES (7, 'Apia', 267);</text:p>
          </table:table-cell>
          <table:table-cell office:value-type="string" calcext:value-type="string">
            <text:p>O le Ao o le Malo Tuimalealiʻifano Vaʻaletoa Sualauvi II</text:p>
          </table:table-cell>
          <table:table-cell table:formula="of:=&quot;INSERT INTO property (property_type_id, content, item_id) VALUES (8, '&quot;&amp;[.G151]&amp;&quot;', &quot;&amp;[.B151]&amp;&quot;);&quot;" office:value-type="string" office:string-value="INSERT INTO property (property_type_id, content, item_id) VALUES (8, 'O le Ao o le Malo Tuimalealiʻifano Vaʻaletoa Sualauvi II', 267);" calcext:value-type="string">
            <text:p>INSERT INTO property (property_type_id, content, item_id) VALUES (8, 'O le Ao o le Malo Tuimalealiʻifano Vaʻaletoa Sualauvi II', 267);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San Marino</text:p>
          </table:table-cell>
          <table:table-cell table:formula="of:=&quot;INSERT INTO item (id, name, topic_id) VALUES (&quot;&amp;[.B152]&amp;&quot;, '&quot;&amp;[.C152]&amp;&quot;', 2);&quot;" office:value-type="string" office:string-value="INSERT INTO item (id, name, topic_id) VALUES (268, 'San Marino', 2);" calcext:value-type="string">
            <text:p>INSERT INTO item (id, name, topic_id) VALUES (268, 'San Marino', 2);</text:p>
          </table:table-cell>
          <table:table-cell office:value-type="string" calcext:value-type="string">
            <text:p>SanMarino</text:p>
          </table:table-cell>
          <table:table-cell table:formula="of:=&quot;INSERT INTO property (property_type_id, content, item_id) VALUES (7, '&quot;&amp;[.E152]&amp;&quot;', &quot;&amp;[.B152]&amp;&quot;);&quot;" office:value-type="string" office:string-value="INSERT INTO property (property_type_id, content, item_id) VALUES (7, 'SanMarino', 268);" calcext:value-type="string">
            <text:p>INSERT INTO property (property_type_id, content, item_id) VALUES (7, 'SanMarino', 268);</text:p>
          </table:table-cell>
          <table:table-cell office:value-type="string" calcext:value-type="string">
            <text:p>Kapitanowie regenci: Francesco Mussoni i Giacomo Simoncini</text:p>
          </table:table-cell>
          <table:table-cell table:formula="of:=&quot;INSERT INTO property (property_type_id, content, item_id) VALUES (8, '&quot;&amp;[.G152]&amp;&quot;', &quot;&amp;[.B152]&amp;&quot;);&quot;" office:value-type="string" office:string-value="INSERT INTO property (property_type_id, content, item_id) VALUES (8, 'Kapitanowie regenci: Francesco Mussoni i Giacomo Simoncini', 268);" calcext:value-type="string">
            <text:p>INSERT INTO property (property_type_id, content, item_id) VALUES (8, 'Kapitanowie regenci: Francesco Mussoni i Giacomo Simoncini', 268);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Senegal</text:p>
          </table:table-cell>
          <table:table-cell table:formula="of:=&quot;INSERT INTO item (id, name, topic_id) VALUES (&quot;&amp;[.B153]&amp;&quot;, '&quot;&amp;[.C153]&amp;&quot;', 2);&quot;" office:value-type="string" office:string-value="INSERT INTO item (id, name, topic_id) VALUES (269, 'Senegal', 2);" calcext:value-type="string">
            <text:p>INSERT INTO item (id, name, topic_id) VALUES (269, 'Senegal', 2);</text:p>
          </table:table-cell>
          <table:table-cell office:value-type="string" calcext:value-type="string">
            <text:p>Dakar</text:p>
          </table:table-cell>
          <table:table-cell table:formula="of:=&quot;INSERT INTO property (property_type_id, content, item_id) VALUES (7, '&quot;&amp;[.E153]&amp;&quot;', &quot;&amp;[.B153]&amp;&quot;);&quot;" office:value-type="string" office:string-value="INSERT INTO property (property_type_id, content, item_id) VALUES (7, 'Dakar', 269);" calcext:value-type="string">
            <text:p>INSERT INTO property (property_type_id, content, item_id) VALUES (7, 'Dakar', 269);</text:p>
          </table:table-cell>
          <table:table-cell office:value-type="string" calcext:value-type="string">
            <text:p>Prezydent Macky Sall</text:p>
          </table:table-cell>
          <table:table-cell table:formula="of:=&quot;INSERT INTO property (property_type_id, content, item_id) VALUES (8, '&quot;&amp;[.G153]&amp;&quot;', &quot;&amp;[.B153]&amp;&quot;);&quot;" office:value-type="string" office:string-value="INSERT INTO property (property_type_id, content, item_id) VALUES (8, 'Prezydent Macky Sall', 269);" calcext:value-type="string">
            <text:p>INSERT INTO property (property_type_id, content, item_id) VALUES (8, 'Prezydent Macky Sall', 269);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Serbia</text:p>
          </table:table-cell>
          <table:table-cell table:formula="of:=&quot;INSERT INTO item (id, name, topic_id) VALUES (&quot;&amp;[.B154]&amp;&quot;, '&quot;&amp;[.C154]&amp;&quot;', 2);&quot;" office:value-type="string" office:string-value="INSERT INTO item (id, name, topic_id) VALUES (270, 'Serbia', 2);" calcext:value-type="string">
            <text:p>INSERT INTO item (id, name, topic_id) VALUES (270, 'Serbia', 2);</text:p>
          </table:table-cell>
          <table:table-cell office:value-type="string" calcext:value-type="string">
            <text:p>Belgrad</text:p>
          </table:table-cell>
          <table:table-cell table:formula="of:=&quot;INSERT INTO property (property_type_id, content, item_id) VALUES (7, '&quot;&amp;[.E154]&amp;&quot;', &quot;&amp;[.B154]&amp;&quot;);&quot;" office:value-type="string" office:string-value="INSERT INTO property (property_type_id, content, item_id) VALUES (7, 'Belgrad', 270);" calcext:value-type="string">
            <text:p>INSERT INTO property (property_type_id, content, item_id) VALUES (7, 'Belgrad', 270);</text:p>
          </table:table-cell>
          <table:table-cell office:value-type="string" calcext:value-type="string">
            <text:p>Prezydent Aleksandar Vučić</text:p>
          </table:table-cell>
          <table:table-cell table:formula="of:=&quot;INSERT INTO property (property_type_id, content, item_id) VALUES (8, '&quot;&amp;[.G154]&amp;&quot;', &quot;&amp;[.B154]&amp;&quot;);&quot;" office:value-type="string" office:string-value="INSERT INTO property (property_type_id, content, item_id) VALUES (8, 'Prezydent Aleksandar Vučić', 270);" calcext:value-type="string">
            <text:p>INSERT INTO property (property_type_id, content, item_id) VALUES (8, 'Prezydent Aleksandar Vučić', 270);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Seszele</text:p>
          </table:table-cell>
          <table:table-cell table:formula="of:=&quot;INSERT INTO item (id, name, topic_id) VALUES (&quot;&amp;[.B155]&amp;&quot;, '&quot;&amp;[.C155]&amp;&quot;', 2);&quot;" office:value-type="string" office:string-value="INSERT INTO item (id, name, topic_id) VALUES (271, 'Seszele', 2);" calcext:value-type="string">
            <text:p>INSERT INTO item (id, name, topic_id) VALUES (271, 'Seszele', 2);</text:p>
          </table:table-cell>
          <table:table-cell office:value-type="string" calcext:value-type="string">
            <text:p>Victoria</text:p>
          </table:table-cell>
          <table:table-cell table:formula="of:=&quot;INSERT INTO property (property_type_id, content, item_id) VALUES (7, '&quot;&amp;[.E155]&amp;&quot;', &quot;&amp;[.B155]&amp;&quot;);&quot;" office:value-type="string" office:string-value="INSERT INTO property (property_type_id, content, item_id) VALUES (7, 'Victoria', 271);" calcext:value-type="string">
            <text:p>INSERT INTO property (property_type_id, content, item_id) VALUES (7, 'Victoria', 271);</text:p>
          </table:table-cell>
          <table:table-cell office:value-type="string" calcext:value-type="string">
            <text:p>Prezydent Wavel Ramkalawan</text:p>
          </table:table-cell>
          <table:table-cell table:formula="of:=&quot;INSERT INTO property (property_type_id, content, item_id) VALUES (8, '&quot;&amp;[.G155]&amp;&quot;', &quot;&amp;[.B155]&amp;&quot;);&quot;" office:value-type="string" office:string-value="INSERT INTO property (property_type_id, content, item_id) VALUES (8, 'Prezydent Wavel Ramkalawan', 271);" calcext:value-type="string">
            <text:p>INSERT INTO property (property_type_id, content, item_id) VALUES (8, 'Prezydent Wavel Ramkalawan', 271);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string" calcext:value-type="string">
            <text:p>Sierra Leone</text:p>
          </table:table-cell>
          <table:table-cell table:formula="of:=&quot;INSERT INTO item (id, name, topic_id) VALUES (&quot;&amp;[.B156]&amp;&quot;, '&quot;&amp;[.C156]&amp;&quot;', 2);&quot;" office:value-type="string" office:string-value="INSERT INTO item (id, name, topic_id) VALUES (272, 'Sierra Leone', 2);" calcext:value-type="string">
            <text:p>INSERT INTO item (id, name, topic_id) VALUES (272, 'Sierra Leone', 2);</text:p>
          </table:table-cell>
          <table:table-cell office:value-type="string" calcext:value-type="string">
            <text:p>Freetown</text:p>
          </table:table-cell>
          <table:table-cell table:formula="of:=&quot;INSERT INTO property (property_type_id, content, item_id) VALUES (7, '&quot;&amp;[.E156]&amp;&quot;', &quot;&amp;[.B156]&amp;&quot;);&quot;" office:value-type="string" office:string-value="INSERT INTO property (property_type_id, content, item_id) VALUES (7, 'Freetown', 272);" calcext:value-type="string">
            <text:p>INSERT INTO property (property_type_id, content, item_id) VALUES (7, 'Freetown', 272);</text:p>
          </table:table-cell>
          <table:table-cell office:value-type="string" calcext:value-type="string">
            <text:p>Prezydent Julius Maada Bio</text:p>
          </table:table-cell>
          <table:table-cell table:formula="of:=&quot;INSERT INTO property (property_type_id, content, item_id) VALUES (8, '&quot;&amp;[.G156]&amp;&quot;', &quot;&amp;[.B156]&amp;&quot;);&quot;" office:value-type="string" office:string-value="INSERT INTO property (property_type_id, content, item_id) VALUES (8, 'Prezydent Julius Maada Bio', 272);" calcext:value-type="string">
            <text:p>INSERT INTO property (property_type_id, content, item_id) VALUES (8, 'Prezydent Julius Maada Bio', 272);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string" calcext:value-type="string">
            <text:p>Singapur</text:p>
          </table:table-cell>
          <table:table-cell table:formula="of:=&quot;INSERT INTO item (id, name, topic_id) VALUES (&quot;&amp;[.B157]&amp;&quot;, '&quot;&amp;[.C157]&amp;&quot;', 2);&quot;" office:value-type="string" office:string-value="INSERT INTO item (id, name, topic_id) VALUES (273, 'Singapur', 2);" calcext:value-type="string">
            <text:p>INSERT INTO item (id, name, topic_id) VALUES (273, 'Singapur', 2);</text:p>
          </table:table-cell>
          <table:table-cell office:value-type="string" calcext:value-type="string">
            <text:p>Singapur</text:p>
          </table:table-cell>
          <table:table-cell table:formula="of:=&quot;INSERT INTO property (property_type_id, content, item_id) VALUES (7, '&quot;&amp;[.E157]&amp;&quot;', &quot;&amp;[.B157]&amp;&quot;);&quot;" office:value-type="string" office:string-value="INSERT INTO property (property_type_id, content, item_id) VALUES (7, 'Singapur', 273);" calcext:value-type="string">
            <text:p>INSERT INTO property (property_type_id, content, item_id) VALUES (7, 'Singapur', 273);</text:p>
          </table:table-cell>
          <table:table-cell office:value-type="string" calcext:value-type="string">
            <text:p>Prezydent Halimah Yacob</text:p>
          </table:table-cell>
          <table:table-cell table:formula="of:=&quot;INSERT INTO property (property_type_id, content, item_id) VALUES (8, '&quot;&amp;[.G157]&amp;&quot;', &quot;&amp;[.B157]&amp;&quot;);&quot;" office:value-type="string" office:string-value="INSERT INTO property (property_type_id, content, item_id) VALUES (8, 'Prezydent Halimah Yacob', 273);" calcext:value-type="string">
            <text:p>INSERT INTO property (property_type_id, content, item_id) VALUES (8, 'Prezydent Halimah Yacob', 273);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string" calcext:value-type="string">
            <text:p>Słowacja</text:p>
          </table:table-cell>
          <table:table-cell table:formula="of:=&quot;INSERT INTO item (id, name, topic_id) VALUES (&quot;&amp;[.B158]&amp;&quot;, '&quot;&amp;[.C158]&amp;&quot;', 2);&quot;" office:value-type="string" office:string-value="INSERT INTO item (id, name, topic_id) VALUES (274, 'Słowacja', 2);" calcext:value-type="string">
            <text:p>INSERT INTO item (id, name, topic_id) VALUES (274, 'Słowacja', 2);</text:p>
          </table:table-cell>
          <table:table-cell office:value-type="string" calcext:value-type="string">
            <text:p>Bratysława</text:p>
          </table:table-cell>
          <table:table-cell table:formula="of:=&quot;INSERT INTO property (property_type_id, content, item_id) VALUES (7, '&quot;&amp;[.E158]&amp;&quot;', &quot;&amp;[.B158]&amp;&quot;);&quot;" office:value-type="string" office:string-value="INSERT INTO property (property_type_id, content, item_id) VALUES (7, 'Bratysława', 274);" calcext:value-type="string">
            <text:p>INSERT INTO property (property_type_id, content, item_id) VALUES (7, 'Bratysława', 274);</text:p>
          </table:table-cell>
          <table:table-cell office:value-type="string" calcext:value-type="string">
            <text:p>Prezydent Zuzana Čaputová</text:p>
          </table:table-cell>
          <table:table-cell table:formula="of:=&quot;INSERT INTO property (property_type_id, content, item_id) VALUES (8, '&quot;&amp;[.G158]&amp;&quot;', &quot;&amp;[.B158]&amp;&quot;);&quot;" office:value-type="string" office:string-value="INSERT INTO property (property_type_id, content, item_id) VALUES (8, 'Prezydent Zuzana Čaputová', 274);" calcext:value-type="string">
            <text:p>INSERT INTO property (property_type_id, content, item_id) VALUES (8, 'Prezydent Zuzana Čaputová', 274);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Słowenia</text:p>
          </table:table-cell>
          <table:table-cell table:formula="of:=&quot;INSERT INTO item (id, name, topic_id) VALUES (&quot;&amp;[.B159]&amp;&quot;, '&quot;&amp;[.C159]&amp;&quot;', 2);&quot;" office:value-type="string" office:string-value="INSERT INTO item (id, name, topic_id) VALUES (275, 'Słowenia', 2);" calcext:value-type="string">
            <text:p>INSERT INTO item (id, name, topic_id) VALUES (275, 'Słowenia', 2);</text:p>
          </table:table-cell>
          <table:table-cell office:value-type="string" calcext:value-type="string">
            <text:p>Lublana</text:p>
          </table:table-cell>
          <table:table-cell table:formula="of:=&quot;INSERT INTO property (property_type_id, content, item_id) VALUES (7, '&quot;&amp;[.E159]&amp;&quot;', &quot;&amp;[.B159]&amp;&quot;);&quot;" office:value-type="string" office:string-value="INSERT INTO property (property_type_id, content, item_id) VALUES (7, 'Lublana', 275);" calcext:value-type="string">
            <text:p>INSERT INTO property (property_type_id, content, item_id) VALUES (7, 'Lublana', 275);</text:p>
          </table:table-cell>
          <table:table-cell office:value-type="string" calcext:value-type="string">
            <text:p>Prezydent Borut Pahor</text:p>
          </table:table-cell>
          <table:table-cell table:formula="of:=&quot;INSERT INTO property (property_type_id, content, item_id) VALUES (8, '&quot;&amp;[.G159]&amp;&quot;', &quot;&amp;[.B159]&amp;&quot;);&quot;" office:value-type="string" office:string-value="INSERT INTO property (property_type_id, content, item_id) VALUES (8, 'Prezydent Borut Pahor', 275);" calcext:value-type="string">
            <text:p>INSERT INTO property (property_type_id, content, item_id) VALUES (8, 'Prezydent Borut Pahor', 275);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string" calcext:value-type="string">
            <text:p>Somalia</text:p>
          </table:table-cell>
          <table:table-cell table:formula="of:=&quot;INSERT INTO item (id, name, topic_id) VALUES (&quot;&amp;[.B160]&amp;&quot;, '&quot;&amp;[.C160]&amp;&quot;', 2);&quot;" office:value-type="string" office:string-value="INSERT INTO item (id, name, topic_id) VALUES (276, 'Somalia', 2);" calcext:value-type="string">
            <text:p>INSERT INTO item (id, name, topic_id) VALUES (276, 'Somalia', 2);</text:p>
          </table:table-cell>
          <table:table-cell office:value-type="string" calcext:value-type="string">
            <text:p>Mogadiszu</text:p>
          </table:table-cell>
          <table:table-cell table:formula="of:=&quot;INSERT INTO property (property_type_id, content, item_id) VALUES (7, '&quot;&amp;[.E160]&amp;&quot;', &quot;&amp;[.B160]&amp;&quot;);&quot;" office:value-type="string" office:string-value="INSERT INTO property (property_type_id, content, item_id) VALUES (7, 'Mogadiszu', 276);" calcext:value-type="string">
            <text:p>INSERT INTO property (property_type_id, content, item_id) VALUES (7, 'Mogadiszu', 276);</text:p>
          </table:table-cell>
          <table:table-cell office:value-type="string" calcext:value-type="string">
            <text:p>Prezydent Hassan Sheikh Mohamud</text:p>
          </table:table-cell>
          <table:table-cell table:formula="of:=&quot;INSERT INTO property (property_type_id, content, item_id) VALUES (8, '&quot;&amp;[.G160]&amp;&quot;', &quot;&amp;[.B160]&amp;&quot;);&quot;" office:value-type="string" office:string-value="INSERT INTO property (property_type_id, content, item_id) VALUES (8, 'Prezydent Hassan Sheikh Mohamud', 276);" calcext:value-type="string">
            <text:p>INSERT INTO property (property_type_id, content, item_id) VALUES (8, 'Prezydent Hassan Sheikh Mohamud', 276);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string" calcext:value-type="string">
            <text:p>Sri Lanka</text:p>
          </table:table-cell>
          <table:table-cell table:formula="of:=&quot;INSERT INTO item (id, name, topic_id) VALUES (&quot;&amp;[.B161]&amp;&quot;, '&quot;&amp;[.C161]&amp;&quot;', 2);&quot;" office:value-type="string" office:string-value="INSERT INTO item (id, name, topic_id) VALUES (277, 'Sri Lanka', 2);" calcext:value-type="string">
            <text:p>INSERT INTO item (id, name, topic_id) VALUES (277, 'Sri Lanka', 2);</text:p>
          </table:table-cell>
          <table:table-cell office:value-type="string" calcext:value-type="string">
            <text:p>Sri Dźajawardanapura Kotte / Colombo</text:p>
          </table:table-cell>
          <table:table-cell table:formula="of:=&quot;INSERT INTO property (property_type_id, content, item_id) VALUES (7, '&quot;&amp;[.E161]&amp;&quot;', &quot;&amp;[.B161]&amp;&quot;);&quot;" office:value-type="string" office:string-value="INSERT INTO property (property_type_id, content, item_id) VALUES (7, 'Sri Dźajawardanapura Kotte / Colombo', 277);" calcext:value-type="string">
            <text:p>INSERT INTO property (property_type_id, content, item_id) VALUES (7, 'Sri Dźajawardanapura Kotte / Colombo', 277);</text:p>
          </table:table-cell>
          <table:table-cell office:value-type="string" calcext:value-type="string">
            <text:p>Prezydent Gotabaya Rajapaksa</text:p>
          </table:table-cell>
          <table:table-cell table:formula="of:=&quot;INSERT INTO property (property_type_id, content, item_id) VALUES (8, '&quot;&amp;[.G161]&amp;&quot;', &quot;&amp;[.B161]&amp;&quot;);&quot;" office:value-type="string" office:string-value="INSERT INTO property (property_type_id, content, item_id) VALUES (8, 'Prezydent Gotabaya Rajapaksa', 277);" calcext:value-type="string">
            <text:p>INSERT INTO property (property_type_id, content, item_id) VALUES (8, 'Prezydent Gotabaya Rajapaksa', 277);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Stany Zjednoczone</text:p>
          </table:table-cell>
          <table:table-cell table:formula="of:=&quot;INSERT INTO item (id, name, topic_id) VALUES (&quot;&amp;[.B162]&amp;&quot;, '&quot;&amp;[.C162]&amp;&quot;', 2);&quot;" office:value-type="string" office:string-value="INSERT INTO item (id, name, topic_id) VALUES (278, 'Stany Zjednoczone', 2);" calcext:value-type="string">
            <text:p>INSERT INTO item (id, name, topic_id) VALUES (278, 'Stany Zjednoczone', 2);</text:p>
          </table:table-cell>
          <table:table-cell office:value-type="string" calcext:value-type="string">
            <text:p>Waszyngton</text:p>
          </table:table-cell>
          <table:table-cell table:formula="of:=&quot;INSERT INTO property (property_type_id, content, item_id) VALUES (7, '&quot;&amp;[.E162]&amp;&quot;', &quot;&amp;[.B162]&amp;&quot;);&quot;" office:value-type="string" office:string-value="INSERT INTO property (property_type_id, content, item_id) VALUES (7, 'Waszyngton', 278);" calcext:value-type="string">
            <text:p>INSERT INTO property (property_type_id, content, item_id) VALUES (7, 'Waszyngton', 278);</text:p>
          </table:table-cell>
          <table:table-cell office:value-type="string" calcext:value-type="string">
            <text:p>Prezydent Joe Biden</text:p>
          </table:table-cell>
          <table:table-cell table:formula="of:=&quot;INSERT INTO property (property_type_id, content, item_id) VALUES (8, '&quot;&amp;[.G162]&amp;&quot;', &quot;&amp;[.B162]&amp;&quot;);&quot;" office:value-type="string" office:string-value="INSERT INTO property (property_type_id, content, item_id) VALUES (8, 'Prezydent Joe Biden', 278);" calcext:value-type="string">
            <text:p>INSERT INTO property (property_type_id, content, item_id) VALUES (8, 'Prezydent Joe Biden', 278);</text:p>
          </table:table-cell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string" calcext:value-type="string">
            <text:p>Sudan</text:p>
          </table:table-cell>
          <table:table-cell table:formula="of:=&quot;INSERT INTO item (id, name, topic_id) VALUES (&quot;&amp;[.B163]&amp;&quot;, '&quot;&amp;[.C163]&amp;&quot;', 2);&quot;" office:value-type="string" office:string-value="INSERT INTO item (id, name, topic_id) VALUES (279, 'Sudan', 2);" calcext:value-type="string">
            <text:p>INSERT INTO item (id, name, topic_id) VALUES (279, 'Sudan', 2);</text:p>
          </table:table-cell>
          <table:table-cell office:value-type="string" calcext:value-type="string">
            <text:p>Chartum</text:p>
          </table:table-cell>
          <table:table-cell table:formula="of:=&quot;INSERT INTO property (property_type_id, content, item_id) VALUES (7, '&quot;&amp;[.E163]&amp;&quot;', &quot;&amp;[.B163]&amp;&quot;);&quot;" office:value-type="string" office:string-value="INSERT INTO property (property_type_id, content, item_id) VALUES (7, 'Chartum', 279);" calcext:value-type="string">
            <text:p>INSERT INTO property (property_type_id, content, item_id) VALUES (7, 'Chartum', 279);</text:p>
          </table:table-cell>
          <table:table-cell office:value-type="string" calcext:value-type="string">
            <text:p>Przewodniczący Tymczasowej Rady Suwerennej Abd al-Fattah Abd er-Rahman Burhan</text:p>
          </table:table-cell>
          <table:table-cell table:formula="of:=&quot;INSERT INTO property (property_type_id, content, item_id) VALUES (8, '&quot;&amp;[.G163]&amp;&quot;', &quot;&amp;[.B163]&amp;&quot;);&quot;" office:value-type="string" office:string-value="INSERT INTO property (property_type_id, content, item_id) VALUES (8, 'Przewodniczący Tymczasowej Rady Suwerennej Abd al-Fattah Abd er-Rahman Burhan', 279);" calcext:value-type="string">
            <text:p>INSERT INTO property (property_type_id, content, item_id) VALUES (8, 'Przewodniczący Tymczasowej Rady Suwerennej Abd al-Fattah Abd er-Rahman Burhan', 279);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Sudan Południowy</text:p>
          </table:table-cell>
          <table:table-cell table:formula="of:=&quot;INSERT INTO item (id, name, topic_id) VALUES (&quot;&amp;[.B164]&amp;&quot;, '&quot;&amp;[.C164]&amp;&quot;', 2);&quot;" office:value-type="string" office:string-value="INSERT INTO item (id, name, topic_id) VALUES (280, 'Sudan Południowy', 2);" calcext:value-type="string">
            <text:p>INSERT INTO item (id, name, topic_id) VALUES (280, 'Sudan Południowy', 2);</text:p>
          </table:table-cell>
          <table:table-cell office:value-type="string" calcext:value-type="string">
            <text:p>Dżuba</text:p>
          </table:table-cell>
          <table:table-cell table:formula="of:=&quot;INSERT INTO property (property_type_id, content, item_id) VALUES (7, '&quot;&amp;[.E164]&amp;&quot;', &quot;&amp;[.B164]&amp;&quot;);&quot;" office:value-type="string" office:string-value="INSERT INTO property (property_type_id, content, item_id) VALUES (7, 'Dżuba', 280);" calcext:value-type="string">
            <text:p>INSERT INTO property (property_type_id, content, item_id) VALUES (7, 'Dżuba', 280);</text:p>
          </table:table-cell>
          <table:table-cell office:value-type="string" calcext:value-type="string">
            <text:p>Prezydent Salva Kiir Mayardit</text:p>
          </table:table-cell>
          <table:table-cell table:formula="of:=&quot;INSERT INTO property (property_type_id, content, item_id) VALUES (8, '&quot;&amp;[.G164]&amp;&quot;', &quot;&amp;[.B164]&amp;&quot;);&quot;" office:value-type="string" office:string-value="INSERT INTO property (property_type_id, content, item_id) VALUES (8, 'Prezydent Salva Kiir Mayardit', 280);" calcext:value-type="string">
            <text:p>INSERT INTO property (property_type_id, content, item_id) VALUES (8, 'Prezydent Salva Kiir Mayardit', 280);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string" calcext:value-type="string">
            <text:p>Surinam</text:p>
          </table:table-cell>
          <table:table-cell table:formula="of:=&quot;INSERT INTO item (id, name, topic_id) VALUES (&quot;&amp;[.B165]&amp;&quot;, '&quot;&amp;[.C165]&amp;&quot;', 2);&quot;" office:value-type="string" office:string-value="INSERT INTO item (id, name, topic_id) VALUES (281, 'Surinam', 2);" calcext:value-type="string">
            <text:p>INSERT INTO item (id, name, topic_id) VALUES (281, 'Surinam', 2);</text:p>
          </table:table-cell>
          <table:table-cell office:value-type="string" calcext:value-type="string">
            <text:p>Paramaribo</text:p>
          </table:table-cell>
          <table:table-cell table:formula="of:=&quot;INSERT INTO property (property_type_id, content, item_id) VALUES (7, '&quot;&amp;[.E165]&amp;&quot;', &quot;&amp;[.B165]&amp;&quot;);&quot;" office:value-type="string" office:string-value="INSERT INTO property (property_type_id, content, item_id) VALUES (7, 'Paramaribo', 281);" calcext:value-type="string">
            <text:p>INSERT INTO property (property_type_id, content, item_id) VALUES (7, 'Paramaribo', 281);</text:p>
          </table:table-cell>
          <table:table-cell office:value-type="string" calcext:value-type="string">
            <text:p>Prezydent Chan Santokhi</text:p>
          </table:table-cell>
          <table:table-cell table:formula="of:=&quot;INSERT INTO property (property_type_id, content, item_id) VALUES (8, '&quot;&amp;[.G165]&amp;&quot;', &quot;&amp;[.B165]&amp;&quot;);&quot;" office:value-type="string" office:string-value="INSERT INTO property (property_type_id, content, item_id) VALUES (8, 'Prezydent Chan Santokhi', 281);" calcext:value-type="string">
            <text:p>INSERT INTO property (property_type_id, content, item_id) VALUES (8, 'Prezydent Chan Santokhi', 281);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string" calcext:value-type="string">
            <text:p>Syria</text:p>
          </table:table-cell>
          <table:table-cell table:formula="of:=&quot;INSERT INTO item (id, name, topic_id) VALUES (&quot;&amp;[.B166]&amp;&quot;, '&quot;&amp;[.C166]&amp;&quot;', 2);&quot;" office:value-type="string" office:string-value="INSERT INTO item (id, name, topic_id) VALUES (282, 'Syria', 2);" calcext:value-type="string">
            <text:p>INSERT INTO item (id, name, topic_id) VALUES (282, 'Syria', 2);</text:p>
          </table:table-cell>
          <table:table-cell office:value-type="string" calcext:value-type="string">
            <text:p>Damaszek</text:p>
          </table:table-cell>
          <table:table-cell table:formula="of:=&quot;INSERT INTO property (property_type_id, content, item_id) VALUES (7, '&quot;&amp;[.E166]&amp;&quot;', &quot;&amp;[.B166]&amp;&quot;);&quot;" office:value-type="string" office:string-value="INSERT INTO property (property_type_id, content, item_id) VALUES (7, 'Damaszek', 282);" calcext:value-type="string">
            <text:p>INSERT INTO property (property_type_id, content, item_id) VALUES (7, 'Damaszek', 282);</text:p>
          </table:table-cell>
          <table:table-cell office:value-type="string" calcext:value-type="string">
            <text:p>Prezydent Baszszar al-Asad</text:p>
          </table:table-cell>
          <table:table-cell table:formula="of:=&quot;INSERT INTO property (property_type_id, content, item_id) VALUES (8, '&quot;&amp;[.G166]&amp;&quot;', &quot;&amp;[.B166]&amp;&quot;);&quot;" office:value-type="string" office:string-value="INSERT INTO property (property_type_id, content, item_id) VALUES (8, 'Prezydent Baszszar al-Asad', 282);" calcext:value-type="string">
            <text:p>INSERT INTO property (property_type_id, content, item_id) VALUES (8, 'Prezydent Baszszar al-Asad', 282);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Szwajcaria</text:p>
          </table:table-cell>
          <table:table-cell table:formula="of:=&quot;INSERT INTO item (id, name, topic_id) VALUES (&quot;&amp;[.B167]&amp;&quot;, '&quot;&amp;[.C167]&amp;&quot;', 2);&quot;" office:value-type="string" office:string-value="INSERT INTO item (id, name, topic_id) VALUES (283, 'Szwajcaria', 2);" calcext:value-type="string">
            <text:p>INSERT INTO item (id, name, topic_id) VALUES (283, 'Szwajcaria', 2);</text:p>
          </table:table-cell>
          <table:table-cell office:value-type="string" calcext:value-type="string">
            <text:p>Berno</text:p>
          </table:table-cell>
          <table:table-cell table:formula="of:=&quot;INSERT INTO property (property_type_id, content, item_id) VALUES (7, '&quot;&amp;[.E167]&amp;&quot;', &quot;&amp;[.B167]&amp;&quot;);&quot;" office:value-type="string" office:string-value="INSERT INTO property (property_type_id, content, item_id) VALUES (7, 'Berno', 283);" calcext:value-type="string">
            <text:p>INSERT INTO property (property_type_id, content, item_id) VALUES (7, 'Berno', 283);</text:p>
          </table:table-cell>
          <table:table-cell office:value-type="string" calcext:value-type="string">
            <text:p>Prezydent Ignazio Cassis</text:p>
          </table:table-cell>
          <table:table-cell table:formula="of:=&quot;INSERT INTO property (property_type_id, content, item_id) VALUES (8, '&quot;&amp;[.G167]&amp;&quot;', &quot;&amp;[.B167]&amp;&quot;);&quot;" office:value-type="string" office:string-value="INSERT INTO property (property_type_id, content, item_id) VALUES (8, 'Prezydent Ignazio Cassis', 283);" calcext:value-type="string">
            <text:p>INSERT INTO property (property_type_id, content, item_id) VALUES (8, 'Prezydent Ignazio Cassis', 283);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string" calcext:value-type="string">
            <text:p>Szwecja</text:p>
          </table:table-cell>
          <table:table-cell table:formula="of:=&quot;INSERT INTO item (id, name, topic_id) VALUES (&quot;&amp;[.B168]&amp;&quot;, '&quot;&amp;[.C168]&amp;&quot;', 2);&quot;" office:value-type="string" office:string-value="INSERT INTO item (id, name, topic_id) VALUES (284, 'Szwecja', 2);" calcext:value-type="string">
            <text:p>INSERT INTO item (id, name, topic_id) VALUES (284, 'Szwecja', 2);</text:p>
          </table:table-cell>
          <table:table-cell office:value-type="string" calcext:value-type="string">
            <text:p>Sztokholm</text:p>
          </table:table-cell>
          <table:table-cell table:formula="of:=&quot;INSERT INTO property (property_type_id, content, item_id) VALUES (7, '&quot;&amp;[.E168]&amp;&quot;', &quot;&amp;[.B168]&amp;&quot;);&quot;" office:value-type="string" office:string-value="INSERT INTO property (property_type_id, content, item_id) VALUES (7, 'Sztokholm', 284);" calcext:value-type="string">
            <text:p>INSERT INTO property (property_type_id, content, item_id) VALUES (7, 'Sztokholm', 284);</text:p>
          </table:table-cell>
          <table:table-cell office:value-type="string" calcext:value-type="string">
            <text:p>Król Karol XVI Gustaw</text:p>
          </table:table-cell>
          <table:table-cell table:formula="of:=&quot;INSERT INTO property (property_type_id, content, item_id) VALUES (8, '&quot;&amp;[.G168]&amp;&quot;', &quot;&amp;[.B168]&amp;&quot;);&quot;" office:value-type="string" office:string-value="INSERT INTO property (property_type_id, content, item_id) VALUES (8, 'Król Karol XVI Gustaw', 284);" calcext:value-type="string">
            <text:p>INSERT INTO property (property_type_id, content, item_id) VALUES (8, 'Król Karol XVI Gustaw', 284);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Tadżykistan</text:p>
          </table:table-cell>
          <table:table-cell table:formula="of:=&quot;INSERT INTO item (id, name, topic_id) VALUES (&quot;&amp;[.B169]&amp;&quot;, '&quot;&amp;[.C169]&amp;&quot;', 2);&quot;" office:value-type="string" office:string-value="INSERT INTO item (id, name, topic_id) VALUES (285, 'Tadżykistan', 2);" calcext:value-type="string">
            <text:p>INSERT INTO item (id, name, topic_id) VALUES (285, 'Tadżykistan', 2);</text:p>
          </table:table-cell>
          <table:table-cell office:value-type="string" calcext:value-type="string">
            <text:p>Duszanbe</text:p>
          </table:table-cell>
          <table:table-cell table:formula="of:=&quot;INSERT INTO property (property_type_id, content, item_id) VALUES (7, '&quot;&amp;[.E169]&amp;&quot;', &quot;&amp;[.B169]&amp;&quot;);&quot;" office:value-type="string" office:string-value="INSERT INTO property (property_type_id, content, item_id) VALUES (7, 'Duszanbe', 285);" calcext:value-type="string">
            <text:p>INSERT INTO property (property_type_id, content, item_id) VALUES (7, 'Duszanbe', 285);</text:p>
          </table:table-cell>
          <table:table-cell office:value-type="string" calcext:value-type="string">
            <text:p>Prezydent Emomali Rahmon</text:p>
          </table:table-cell>
          <table:table-cell table:formula="of:=&quot;INSERT INTO property (property_type_id, content, item_id) VALUES (8, '&quot;&amp;[.G169]&amp;&quot;', &quot;&amp;[.B169]&amp;&quot;);&quot;" office:value-type="string" office:string-value="INSERT INTO property (property_type_id, content, item_id) VALUES (8, 'Prezydent Emomali Rahmon', 285);" calcext:value-type="string">
            <text:p>INSERT INTO property (property_type_id, content, item_id) VALUES (8, 'Prezydent Emomali Rahmon', 285);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string" calcext:value-type="string">
            <text:p>Tajlandia</text:p>
          </table:table-cell>
          <table:table-cell table:formula="of:=&quot;INSERT INTO item (id, name, topic_id) VALUES (&quot;&amp;[.B170]&amp;&quot;, '&quot;&amp;[.C170]&amp;&quot;', 2);&quot;" office:value-type="string" office:string-value="INSERT INTO item (id, name, topic_id) VALUES (286, 'Tajlandia', 2);" calcext:value-type="string">
            <text:p>INSERT INTO item (id, name, topic_id) VALUES (286, 'Tajlandia', 2);</text:p>
          </table:table-cell>
          <table:table-cell office:value-type="string" calcext:value-type="string">
            <text:p>Bangkok</text:p>
          </table:table-cell>
          <table:table-cell table:formula="of:=&quot;INSERT INTO property (property_type_id, content, item_id) VALUES (7, '&quot;&amp;[.E170]&amp;&quot;', &quot;&amp;[.B170]&amp;&quot;);&quot;" office:value-type="string" office:string-value="INSERT INTO property (property_type_id, content, item_id) VALUES (7, 'Bangkok', 286);" calcext:value-type="string">
            <text:p>INSERT INTO property (property_type_id, content, item_id) VALUES (7, 'Bangkok', 286);</text:p>
          </table:table-cell>
          <table:table-cell office:value-type="string" calcext:value-type="string">
            <text:p>Król Maha Vajiralongkorn</text:p>
          </table:table-cell>
          <table:table-cell table:formula="of:=&quot;INSERT INTO property (property_type_id, content, item_id) VALUES (8, '&quot;&amp;[.G170]&amp;&quot;', &quot;&amp;[.B170]&amp;&quot;);&quot;" office:value-type="string" office:string-value="INSERT INTO property (property_type_id, content, item_id) VALUES (8, 'Król Maha Vajiralongkorn', 286);" calcext:value-type="string">
            <text:p>INSERT INTO property (property_type_id, content, item_id) VALUES (8, 'Król Maha Vajiralongkorn', 286);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string" calcext:value-type="string">
            <text:p>Tajwan</text:p>
          </table:table-cell>
          <table:table-cell table:formula="of:=&quot;INSERT INTO item (id, name, topic_id) VALUES (&quot;&amp;[.B171]&amp;&quot;, '&quot;&amp;[.C171]&amp;&quot;', 2);&quot;" office:value-type="string" office:string-value="INSERT INTO item (id, name, topic_id) VALUES (287, 'Tajwan', 2);" calcext:value-type="string">
            <text:p>INSERT INTO item (id, name, topic_id) VALUES (287, 'Tajwan', 2);</text:p>
          </table:table-cell>
          <table:table-cell office:value-type="string" calcext:value-type="string">
            <text:p>Tajpej</text:p>
          </table:table-cell>
          <table:table-cell table:formula="of:=&quot;INSERT INTO property (property_type_id, content, item_id) VALUES (7, '&quot;&amp;[.E171]&amp;&quot;', &quot;&amp;[.B171]&amp;&quot;);&quot;" office:value-type="string" office:string-value="INSERT INTO property (property_type_id, content, item_id) VALUES (7, 'Tajpej', 287);" calcext:value-type="string">
            <text:p>INSERT INTO property (property_type_id, content, item_id) VALUES (7, 'Tajpej', 287);</text:p>
          </table:table-cell>
          <table:table-cell office:value-type="string" calcext:value-type="string">
            <text:p>Prezydent Tsai Ing-wen</text:p>
          </table:table-cell>
          <table:table-cell table:formula="of:=&quot;INSERT INTO property (property_type_id, content, item_id) VALUES (8, '&quot;&amp;[.G171]&amp;&quot;', &quot;&amp;[.B171]&amp;&quot;);&quot;" office:value-type="string" office:string-value="INSERT INTO property (property_type_id, content, item_id) VALUES (8, 'Prezydent Tsai Ing-wen', 287);" calcext:value-type="string">
            <text:p>INSERT INTO property (property_type_id, content, item_id) VALUES (8, 'Prezydent Tsai Ing-wen', 287);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Tanzania</text:p>
          </table:table-cell>
          <table:table-cell table:formula="of:=&quot;INSERT INTO item (id, name, topic_id) VALUES (&quot;&amp;[.B172]&amp;&quot;, '&quot;&amp;[.C172]&amp;&quot;', 2);&quot;" office:value-type="string" office:string-value="INSERT INTO item (id, name, topic_id) VALUES (288, 'Tanzania', 2);" calcext:value-type="string">
            <text:p>INSERT INTO item (id, name, topic_id) VALUES (288, 'Tanzania', 2);</text:p>
          </table:table-cell>
          <table:table-cell office:value-type="string" calcext:value-type="string">
            <text:p>Dodoma</text:p>
          </table:table-cell>
          <table:table-cell table:formula="of:=&quot;INSERT INTO property (property_type_id, content, item_id) VALUES (7, '&quot;&amp;[.E172]&amp;&quot;', &quot;&amp;[.B172]&amp;&quot;);&quot;" office:value-type="string" office:string-value="INSERT INTO property (property_type_id, content, item_id) VALUES (7, 'Dodoma', 288);" calcext:value-type="string">
            <text:p>INSERT INTO property (property_type_id, content, item_id) VALUES (7, 'Dodoma', 288);</text:p>
          </table:table-cell>
          <table:table-cell office:value-type="string" calcext:value-type="string">
            <text:p>Prezydent Samia Suluhu</text:p>
          </table:table-cell>
          <table:table-cell table:formula="of:=&quot;INSERT INTO property (property_type_id, content, item_id) VALUES (8, '&quot;&amp;[.G172]&amp;&quot;', &quot;&amp;[.B172]&amp;&quot;);&quot;" office:value-type="string" office:string-value="INSERT INTO property (property_type_id, content, item_id) VALUES (8, 'Prezydent Samia Suluhu', 288);" calcext:value-type="string">
            <text:p>INSERT INTO property (property_type_id, content, item_id) VALUES (8, 'Prezydent Samia Suluhu', 288);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string" calcext:value-type="string">
            <text:p>Timor Wschodni</text:p>
          </table:table-cell>
          <table:table-cell table:formula="of:=&quot;INSERT INTO item (id, name, topic_id) VALUES (&quot;&amp;[.B173]&amp;&quot;, '&quot;&amp;[.C173]&amp;&quot;', 2);&quot;" office:value-type="string" office:string-value="INSERT INTO item (id, name, topic_id) VALUES (289, 'Timor Wschodni', 2);" calcext:value-type="string">
            <text:p>INSERT INTO item (id, name, topic_id) VALUES (289, 'Timor Wschodni', 2);</text:p>
          </table:table-cell>
          <table:table-cell office:value-type="string" calcext:value-type="string">
            <text:p>Dili</text:p>
          </table:table-cell>
          <table:table-cell table:formula="of:=&quot;INSERT INTO property (property_type_id, content, item_id) VALUES (7, '&quot;&amp;[.E173]&amp;&quot;', &quot;&amp;[.B173]&amp;&quot;);&quot;" office:value-type="string" office:string-value="INSERT INTO property (property_type_id, content, item_id) VALUES (7, 'Dili', 289);" calcext:value-type="string">
            <text:p>INSERT INTO property (property_type_id, content, item_id) VALUES (7, 'Dili', 289);</text:p>
          </table:table-cell>
          <table:table-cell office:value-type="string" calcext:value-type="string">
            <text:p>Prezydent José Ramos-Horta</text:p>
          </table:table-cell>
          <table:table-cell table:formula="of:=&quot;INSERT INTO property (property_type_id, content, item_id) VALUES (8, '&quot;&amp;[.G173]&amp;&quot;', &quot;&amp;[.B173]&amp;&quot;);&quot;" office:value-type="string" office:string-value="INSERT INTO property (property_type_id, content, item_id) VALUES (8, 'Prezydent José Ramos-Horta', 289);" calcext:value-type="string">
            <text:p>INSERT INTO property (property_type_id, content, item_id) VALUES (8, 'Prezydent José Ramos-Horta', 289);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Togo</text:p>
          </table:table-cell>
          <table:table-cell table:formula="of:=&quot;INSERT INTO item (id, name, topic_id) VALUES (&quot;&amp;[.B174]&amp;&quot;, '&quot;&amp;[.C174]&amp;&quot;', 2);&quot;" office:value-type="string" office:string-value="INSERT INTO item (id, name, topic_id) VALUES (290, 'Togo', 2);" calcext:value-type="string">
            <text:p>INSERT INTO item (id, name, topic_id) VALUES (290, 'Togo', 2);</text:p>
          </table:table-cell>
          <table:table-cell office:value-type="string" calcext:value-type="string">
            <text:p>Lomé</text:p>
          </table:table-cell>
          <table:table-cell table:formula="of:=&quot;INSERT INTO property (property_type_id, content, item_id) VALUES (7, '&quot;&amp;[.E174]&amp;&quot;', &quot;&amp;[.B174]&amp;&quot;);&quot;" office:value-type="string" office:string-value="INSERT INTO property (property_type_id, content, item_id) VALUES (7, 'Lomé', 290);" calcext:value-type="string">
            <text:p>INSERT INTO property (property_type_id, content, item_id) VALUES (7, 'Lomé', 290);</text:p>
          </table:table-cell>
          <table:table-cell office:value-type="string" calcext:value-type="string">
            <text:p>Prezydent Faure Gnassingbé</text:p>
          </table:table-cell>
          <table:table-cell table:formula="of:=&quot;INSERT INTO property (property_type_id, content, item_id) VALUES (8, '&quot;&amp;[.G174]&amp;&quot;', &quot;&amp;[.B174]&amp;&quot;);&quot;" office:value-type="string" office:string-value="INSERT INTO property (property_type_id, content, item_id) VALUES (8, 'Prezydent Faure Gnassingbé', 290);" calcext:value-type="string">
            <text:p>INSERT INTO property (property_type_id, content, item_id) VALUES (8, 'Prezydent Faure Gnassingbé', 290);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Tonga</text:p>
          </table:table-cell>
          <table:table-cell table:formula="of:=&quot;INSERT INTO item (id, name, topic_id) VALUES (&quot;&amp;[.B175]&amp;&quot;, '&quot;&amp;[.C175]&amp;&quot;', 2);&quot;" office:value-type="string" office:string-value="INSERT INTO item (id, name, topic_id) VALUES (291, 'Tonga', 2);" calcext:value-type="string">
            <text:p>INSERT INTO item (id, name, topic_id) VALUES (291, 'Tonga', 2);</text:p>
          </table:table-cell>
          <table:table-cell office:value-type="string" calcext:value-type="string">
            <text:p>Nukuʻalofa</text:p>
          </table:table-cell>
          <table:table-cell table:formula="of:=&quot;INSERT INTO property (property_type_id, content, item_id) VALUES (7, '&quot;&amp;[.E175]&amp;&quot;', &quot;&amp;[.B175]&amp;&quot;);&quot;" office:value-type="string" office:string-value="INSERT INTO property (property_type_id, content, item_id) VALUES (7, 'Nukuʻalofa', 291);" calcext:value-type="string">
            <text:p>INSERT INTO property (property_type_id, content, item_id) VALUES (7, 'Nukuʻalofa', 291);</text:p>
          </table:table-cell>
          <table:table-cell office:value-type="string" calcext:value-type="string">
            <text:p>Król Tupou VI</text:p>
          </table:table-cell>
          <table:table-cell table:formula="of:=&quot;INSERT INTO property (property_type_id, content, item_id) VALUES (8, '&quot;&amp;[.G175]&amp;&quot;', &quot;&amp;[.B175]&amp;&quot;);&quot;" office:value-type="string" office:string-value="INSERT INTO property (property_type_id, content, item_id) VALUES (8, 'Król Tupou VI', 291);" calcext:value-type="string">
            <text:p>INSERT INTO property (property_type_id, content, item_id) VALUES (8, 'Król Tupou VI', 291);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string" calcext:value-type="string">
            <text:p>Trynidad i Tobago</text:p>
          </table:table-cell>
          <table:table-cell table:formula="of:=&quot;INSERT INTO item (id, name, topic_id) VALUES (&quot;&amp;[.B176]&amp;&quot;, '&quot;&amp;[.C176]&amp;&quot;', 2);&quot;" office:value-type="string" office:string-value="INSERT INTO item (id, name, topic_id) VALUES (292, 'Trynidad i Tobago', 2);" calcext:value-type="string">
            <text:p>INSERT INTO item (id, name, topic_id) VALUES (292, 'Trynidad i Tobago', 2);</text:p>
          </table:table-cell>
          <table:table-cell office:value-type="string" calcext:value-type="string">
            <text:p>Port-of-Spain</text:p>
          </table:table-cell>
          <table:table-cell table:formula="of:=&quot;INSERT INTO property (property_type_id, content, item_id) VALUES (7, '&quot;&amp;[.E176]&amp;&quot;', &quot;&amp;[.B176]&amp;&quot;);&quot;" office:value-type="string" office:string-value="INSERT INTO property (property_type_id, content, item_id) VALUES (7, 'Port-of-Spain', 292);" calcext:value-type="string">
            <text:p>INSERT INTO property (property_type_id, content, item_id) VALUES (7, 'Port-of-Spain', 292);</text:p>
          </table:table-cell>
          <table:table-cell office:value-type="string" calcext:value-type="string">
            <text:p>Prezydent Paula-Mae Weekes</text:p>
          </table:table-cell>
          <table:table-cell table:formula="of:=&quot;INSERT INTO property (property_type_id, content, item_id) VALUES (8, '&quot;&amp;[.G176]&amp;&quot;', &quot;&amp;[.B176]&amp;&quot;);&quot;" office:value-type="string" office:string-value="INSERT INTO property (property_type_id, content, item_id) VALUES (8, 'Prezydent Paula-Mae Weekes', 292);" calcext:value-type="string">
            <text:p>INSERT INTO property (property_type_id, content, item_id) VALUES (8, 'Prezydent Paula-Mae Weekes', 292);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string" calcext:value-type="string">
            <text:p>Tunezja</text:p>
          </table:table-cell>
          <table:table-cell table:formula="of:=&quot;INSERT INTO item (id, name, topic_id) VALUES (&quot;&amp;[.B177]&amp;&quot;, '&quot;&amp;[.C177]&amp;&quot;', 2);&quot;" office:value-type="string" office:string-value="INSERT INTO item (id, name, topic_id) VALUES (293, 'Tunezja', 2);" calcext:value-type="string">
            <text:p>INSERT INTO item (id, name, topic_id) VALUES (293, 'Tunezja', 2);</text:p>
          </table:table-cell>
          <table:table-cell office:value-type="string" calcext:value-type="string">
            <text:p>Tunis</text:p>
          </table:table-cell>
          <table:table-cell table:formula="of:=&quot;INSERT INTO property (property_type_id, content, item_id) VALUES (7, '&quot;&amp;[.E177]&amp;&quot;', &quot;&amp;[.B177]&amp;&quot;);&quot;" office:value-type="string" office:string-value="INSERT INTO property (property_type_id, content, item_id) VALUES (7, 'Tunis', 293);" calcext:value-type="string">
            <text:p>INSERT INTO property (property_type_id, content, item_id) VALUES (7, 'Tunis', 293);</text:p>
          </table:table-cell>
          <table:table-cell office:value-type="string" calcext:value-type="string">
            <text:p>Prezydent Kais Saied</text:p>
          </table:table-cell>
          <table:table-cell table:formula="of:=&quot;INSERT INTO property (property_type_id, content, item_id) VALUES (8, '&quot;&amp;[.G177]&amp;&quot;', &quot;&amp;[.B177]&amp;&quot;);&quot;" office:value-type="string" office:string-value="INSERT INTO property (property_type_id, content, item_id) VALUES (8, 'Prezydent Kais Saied', 293);" calcext:value-type="string">
            <text:p>INSERT INTO property (property_type_id, content, item_id) VALUES (8, 'Prezydent Kais Saied', 293);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string" calcext:value-type="string">
            <text:p>Turcja</text:p>
          </table:table-cell>
          <table:table-cell table:formula="of:=&quot;INSERT INTO item (id, name, topic_id) VALUES (&quot;&amp;[.B178]&amp;&quot;, '&quot;&amp;[.C178]&amp;&quot;', 2);&quot;" office:value-type="string" office:string-value="INSERT INTO item (id, name, topic_id) VALUES (294, 'Turcja', 2);" calcext:value-type="string">
            <text:p>INSERT INTO item (id, name, topic_id) VALUES (294, 'Turcja', 2);</text:p>
          </table:table-cell>
          <table:table-cell office:value-type="string" calcext:value-type="string">
            <text:p>Ankara</text:p>
          </table:table-cell>
          <table:table-cell table:formula="of:=&quot;INSERT INTO property (property_type_id, content, item_id) VALUES (7, '&quot;&amp;[.E178]&amp;&quot;', &quot;&amp;[.B178]&amp;&quot;);&quot;" office:value-type="string" office:string-value="INSERT INTO property (property_type_id, content, item_id) VALUES (7, 'Ankara', 294);" calcext:value-type="string">
            <text:p>INSERT INTO property (property_type_id, content, item_id) VALUES (7, 'Ankara', 294);</text:p>
          </table:table-cell>
          <table:table-cell office:value-type="string" calcext:value-type="string">
            <text:p>Prezydent Recep Tayyip Erdoğan</text:p>
          </table:table-cell>
          <table:table-cell table:formula="of:=&quot;INSERT INTO property (property_type_id, content, item_id) VALUES (8, '&quot;&amp;[.G178]&amp;&quot;', &quot;&amp;[.B178]&amp;&quot;);&quot;" office:value-type="string" office:string-value="INSERT INTO property (property_type_id, content, item_id) VALUES (8, 'Prezydent Recep Tayyip Erdoğan', 294);" calcext:value-type="string">
            <text:p>INSERT INTO property (property_type_id, content, item_id) VALUES (8, 'Prezydent Recep Tayyip Erdoğan', 294);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Turkmenistan</text:p>
          </table:table-cell>
          <table:table-cell table:formula="of:=&quot;INSERT INTO item (id, name, topic_id) VALUES (&quot;&amp;[.B179]&amp;&quot;, '&quot;&amp;[.C179]&amp;&quot;', 2);&quot;" office:value-type="string" office:string-value="INSERT INTO item (id, name, topic_id) VALUES (295, 'Turkmenistan', 2);" calcext:value-type="string">
            <text:p>INSERT INTO item (id, name, topic_id) VALUES (295, 'Turkmenistan', 2);</text:p>
          </table:table-cell>
          <table:table-cell office:value-type="string" calcext:value-type="string">
            <text:p>Aszchabad</text:p>
          </table:table-cell>
          <table:table-cell table:formula="of:=&quot;INSERT INTO property (property_type_id, content, item_id) VALUES (7, '&quot;&amp;[.E179]&amp;&quot;', &quot;&amp;[.B179]&amp;&quot;);&quot;" office:value-type="string" office:string-value="INSERT INTO property (property_type_id, content, item_id) VALUES (7, 'Aszchabad', 295);" calcext:value-type="string">
            <text:p>INSERT INTO property (property_type_id, content, item_id) VALUES (7, 'Aszchabad', 295);</text:p>
          </table:table-cell>
          <table:table-cell office:value-type="string" calcext:value-type="string">
            <text:p>Prezydent Serdar Berdimuhamedow</text:p>
          </table:table-cell>
          <table:table-cell table:formula="of:=&quot;INSERT INTO property (property_type_id, content, item_id) VALUES (8, '&quot;&amp;[.G179]&amp;&quot;', &quot;&amp;[.B179]&amp;&quot;);&quot;" office:value-type="string" office:string-value="INSERT INTO property (property_type_id, content, item_id) VALUES (8, 'Prezydent Serdar Berdimuhamedow', 295);" calcext:value-type="string">
            <text:p>INSERT INTO property (property_type_id, content, item_id) VALUES (8, 'Prezydent Serdar Berdimuhamedow', 295);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string" calcext:value-type="string">
            <text:p>Tuvalu</text:p>
          </table:table-cell>
          <table:table-cell table:formula="of:=&quot;INSERT INTO item (id, name, topic_id) VALUES (&quot;&amp;[.B180]&amp;&quot;, '&quot;&amp;[.C180]&amp;&quot;', 2);&quot;" office:value-type="string" office:string-value="INSERT INTO item (id, name, topic_id) VALUES (296, 'Tuvalu', 2);" calcext:value-type="string">
            <text:p>INSERT INTO item (id, name, topic_id) VALUES (296, 'Tuvalu', 2);</text:p>
          </table:table-cell>
          <table:table-cell office:value-type="string" calcext:value-type="string">
            <text:p>Vaiaku</text:p>
          </table:table-cell>
          <table:table-cell table:formula="of:=&quot;INSERT INTO property (property_type_id, content, item_id) VALUES (7, '&quot;&amp;[.E180]&amp;&quot;', &quot;&amp;[.B180]&amp;&quot;);&quot;" office:value-type="string" office:string-value="INSERT INTO property (property_type_id, content, item_id) VALUES (7, 'Vaiaku', 296);" calcext:value-type="string">
            <text:p>INSERT INTO property (property_type_id, content, item_id) VALUES (7, 'Vaiaku', 296);</text:p>
          </table:table-cell>
          <table:table-cell office:value-type="string" calcext:value-type="string">
            <text:p>Królowa Elżbieta II, w jej imieniu gubernator generalny Tofiga Vaevalu Falani</text:p>
          </table:table-cell>
          <table:table-cell table:formula="of:=&quot;INSERT INTO property (property_type_id, content, item_id) VALUES (8, '&quot;&amp;[.G180]&amp;&quot;', &quot;&amp;[.B180]&amp;&quot;);&quot;" office:value-type="string" office:string-value="INSERT INTO property (property_type_id, content, item_id) VALUES (8, 'Królowa Elżbieta II, w jej imieniu gubernator generalny Tofiga Vaevalu Falani', 296);" calcext:value-type="string">
            <text:p>INSERT INTO property (property_type_id, content, item_id) VALUES (8, 'Królowa Elżbieta II, w jej imieniu gubernator generalny Tofiga Vaevalu Falani', 296);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string" calcext:value-type="string">
            <text:p>Uganda</text:p>
          </table:table-cell>
          <table:table-cell table:formula="of:=&quot;INSERT INTO item (id, name, topic_id) VALUES (&quot;&amp;[.B181]&amp;&quot;, '&quot;&amp;[.C181]&amp;&quot;', 2);&quot;" office:value-type="string" office:string-value="INSERT INTO item (id, name, topic_id) VALUES (297, 'Uganda', 2);" calcext:value-type="string">
            <text:p>INSERT INTO item (id, name, topic_id) VALUES (297, 'Uganda', 2);</text:p>
          </table:table-cell>
          <table:table-cell office:value-type="string" calcext:value-type="string">
            <text:p>Kampala</text:p>
          </table:table-cell>
          <table:table-cell table:formula="of:=&quot;INSERT INTO property (property_type_id, content, item_id) VALUES (7, '&quot;&amp;[.E181]&amp;&quot;', &quot;&amp;[.B181]&amp;&quot;);&quot;" office:value-type="string" office:string-value="INSERT INTO property (property_type_id, content, item_id) VALUES (7, 'Kampala', 297);" calcext:value-type="string">
            <text:p>INSERT INTO property (property_type_id, content, item_id) VALUES (7, 'Kampala', 297);</text:p>
          </table:table-cell>
          <table:table-cell office:value-type="string" calcext:value-type="string">
            <text:p>Prezydent Yoweri Museveni</text:p>
          </table:table-cell>
          <table:table-cell table:formula="of:=&quot;INSERT INTO property (property_type_id, content, item_id) VALUES (8, '&quot;&amp;[.G181]&amp;&quot;', &quot;&amp;[.B181]&amp;&quot;);&quot;" office:value-type="string" office:string-value="INSERT INTO property (property_type_id, content, item_id) VALUES (8, 'Prezydent Yoweri Museveni', 297);" calcext:value-type="string">
            <text:p>INSERT INTO property (property_type_id, content, item_id) VALUES (8, 'Prezydent Yoweri Museveni', 297);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string" calcext:value-type="string">
            <text:p>Ukraina</text:p>
          </table:table-cell>
          <table:table-cell table:formula="of:=&quot;INSERT INTO item (id, name, topic_id) VALUES (&quot;&amp;[.B182]&amp;&quot;, '&quot;&amp;[.C182]&amp;&quot;', 2);&quot;" office:value-type="string" office:string-value="INSERT INTO item (id, name, topic_id) VALUES (298, 'Ukraina', 2);" calcext:value-type="string">
            <text:p>INSERT INTO item (id, name, topic_id) VALUES (298, 'Ukraina', 2);</text:p>
          </table:table-cell>
          <table:table-cell office:value-type="string" calcext:value-type="string">
            <text:p>Kijów</text:p>
          </table:table-cell>
          <table:table-cell table:formula="of:=&quot;INSERT INTO property (property_type_id, content, item_id) VALUES (7, '&quot;&amp;[.E182]&amp;&quot;', &quot;&amp;[.B182]&amp;&quot;);&quot;" office:value-type="string" office:string-value="INSERT INTO property (property_type_id, content, item_id) VALUES (7, 'Kijów', 298);" calcext:value-type="string">
            <text:p>INSERT INTO property (property_type_id, content, item_id) VALUES (7, 'Kijów', 298);</text:p>
          </table:table-cell>
          <table:table-cell office:value-type="string" calcext:value-type="string">
            <text:p>Prezydent Wołodymyr Zełenski</text:p>
          </table:table-cell>
          <table:table-cell table:formula="of:=&quot;INSERT INTO property (property_type_id, content, item_id) VALUES (8, '&quot;&amp;[.G182]&amp;&quot;', &quot;&amp;[.B182]&amp;&quot;);&quot;" office:value-type="string" office:string-value="INSERT INTO property (property_type_id, content, item_id) VALUES (8, 'Prezydent Wołodymyr Zełenski', 298);" calcext:value-type="string">
            <text:p>INSERT INTO property (property_type_id, content, item_id) VALUES (8, 'Prezydent Wołodymyr Zełenski', 298);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Urugwaj</text:p>
          </table:table-cell>
          <table:table-cell table:formula="of:=&quot;INSERT INTO item (id, name, topic_id) VALUES (&quot;&amp;[.B183]&amp;&quot;, '&quot;&amp;[.C183]&amp;&quot;', 2);&quot;" office:value-type="string" office:string-value="INSERT INTO item (id, name, topic_id) VALUES (299, 'Urugwaj', 2);" calcext:value-type="string">
            <text:p>INSERT INTO item (id, name, topic_id) VALUES (299, 'Urugwaj', 2);</text:p>
          </table:table-cell>
          <table:table-cell office:value-type="string" calcext:value-type="string">
            <text:p>Montevideo</text:p>
          </table:table-cell>
          <table:table-cell table:formula="of:=&quot;INSERT INTO property (property_type_id, content, item_id) VALUES (7, '&quot;&amp;[.E183]&amp;&quot;', &quot;&amp;[.B183]&amp;&quot;);&quot;" office:value-type="string" office:string-value="INSERT INTO property (property_type_id, content, item_id) VALUES (7, 'Montevideo', 299);" calcext:value-type="string">
            <text:p>INSERT INTO property (property_type_id, content, item_id) VALUES (7, 'Montevideo', 299);</text:p>
          </table:table-cell>
          <table:table-cell office:value-type="string" calcext:value-type="string">
            <text:p>Prezydent Luis Alberto Lacalle Pou</text:p>
          </table:table-cell>
          <table:table-cell table:formula="of:=&quot;INSERT INTO property (property_type_id, content, item_id) VALUES (8, '&quot;&amp;[.G183]&amp;&quot;', &quot;&amp;[.B183]&amp;&quot;);&quot;" office:value-type="string" office:string-value="INSERT INTO property (property_type_id, content, item_id) VALUES (8, 'Prezydent Luis Alberto Lacalle Pou', 299);" calcext:value-type="string">
            <text:p>INSERT INTO property (property_type_id, content, item_id) VALUES (8, 'Prezydent Luis Alberto Lacalle Pou', 299);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Uzbekistan</text:p>
          </table:table-cell>
          <table:table-cell table:formula="of:=&quot;INSERT INTO item (id, name, topic_id) VALUES (&quot;&amp;[.B184]&amp;&quot;, '&quot;&amp;[.C184]&amp;&quot;', 2);&quot;" office:value-type="string" office:string-value="INSERT INTO item (id, name, topic_id) VALUES (300, 'Uzbekistan', 2);" calcext:value-type="string">
            <text:p>INSERT INTO item (id, name, topic_id) VALUES (300, 'Uzbekistan', 2);</text:p>
          </table:table-cell>
          <table:table-cell office:value-type="string" calcext:value-type="string">
            <text:p>Taszkent</text:p>
          </table:table-cell>
          <table:table-cell table:formula="of:=&quot;INSERT INTO property (property_type_id, content, item_id) VALUES (7, '&quot;&amp;[.E184]&amp;&quot;', &quot;&amp;[.B184]&amp;&quot;);&quot;" office:value-type="string" office:string-value="INSERT INTO property (property_type_id, content, item_id) VALUES (7, 'Taszkent', 300);" calcext:value-type="string">
            <text:p>INSERT INTO property (property_type_id, content, item_id) VALUES (7, 'Taszkent', 300);</text:p>
          </table:table-cell>
          <table:table-cell office:value-type="string" calcext:value-type="string">
            <text:p>Prezydent Shavkat Mirziyoyev</text:p>
          </table:table-cell>
          <table:table-cell table:formula="of:=&quot;INSERT INTO property (property_type_id, content, item_id) VALUES (8, '&quot;&amp;[.G184]&amp;&quot;', &quot;&amp;[.B184]&amp;&quot;);&quot;" office:value-type="string" office:string-value="INSERT INTO property (property_type_id, content, item_id) VALUES (8, 'Prezydent Shavkat Mirziyoyev', 300);" calcext:value-type="string">
            <text:p>INSERT INTO property (property_type_id, content, item_id) VALUES (8, 'Prezydent Shavkat Mirziyoyev', 300);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Vanuatu</text:p>
          </table:table-cell>
          <table:table-cell table:formula="of:=&quot;INSERT INTO item (id, name, topic_id) VALUES (&quot;&amp;[.B185]&amp;&quot;, '&quot;&amp;[.C185]&amp;&quot;', 2);&quot;" office:value-type="string" office:string-value="INSERT INTO item (id, name, topic_id) VALUES (301, 'Vanuatu', 2);" calcext:value-type="string">
            <text:p>INSERT INTO item (id, name, topic_id) VALUES (301, 'Vanuatu', 2);</text:p>
          </table:table-cell>
          <table:table-cell office:value-type="string" calcext:value-type="string">
            <text:p>Port Vila</text:p>
          </table:table-cell>
          <table:table-cell table:formula="of:=&quot;INSERT INTO property (property_type_id, content, item_id) VALUES (7, '&quot;&amp;[.E185]&amp;&quot;', &quot;&amp;[.B185]&amp;&quot;);&quot;" office:value-type="string" office:string-value="INSERT INTO property (property_type_id, content, item_id) VALUES (7, 'Port Vila', 301);" calcext:value-type="string">
            <text:p>INSERT INTO property (property_type_id, content, item_id) VALUES (7, 'Port Vila', 301);</text:p>
          </table:table-cell>
          <table:table-cell office:value-type="string" calcext:value-type="string">
            <text:p>Prezydent Tallis Obed Moses</text:p>
          </table:table-cell>
          <table:table-cell table:formula="of:=&quot;INSERT INTO property (property_type_id, content, item_id) VALUES (8, '&quot;&amp;[.G185]&amp;&quot;', &quot;&amp;[.B185]&amp;&quot;);&quot;" office:value-type="string" office:string-value="INSERT INTO property (property_type_id, content, item_id) VALUES (8, 'Prezydent Tallis Obed Moses', 301);" calcext:value-type="string">
            <text:p>INSERT INTO property (property_type_id, content, item_id) VALUES (8, 'Prezydent Tallis Obed Moses', 301);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Watykan</text:p>
          </table:table-cell>
          <table:table-cell table:formula="of:=&quot;INSERT INTO item (id, name, topic_id) VALUES (&quot;&amp;[.B186]&amp;&quot;, '&quot;&amp;[.C186]&amp;&quot;', 2);&quot;" office:value-type="string" office:string-value="INSERT INTO item (id, name, topic_id) VALUES (302, 'Watykan', 2);" calcext:value-type="string">
            <text:p>INSERT INTO item (id, name, topic_id) VALUES (302, 'Watykan', 2);</text:p>
          </table:table-cell>
          <table:table-cell office:value-type="string" calcext:value-type="string">
            <text:p>Watykan</text:p>
          </table:table-cell>
          <table:table-cell table:formula="of:=&quot;INSERT INTO property (property_type_id, content, item_id) VALUES (7, '&quot;&amp;[.E186]&amp;&quot;', &quot;&amp;[.B186]&amp;&quot;);&quot;" office:value-type="string" office:string-value="INSERT INTO property (property_type_id, content, item_id) VALUES (7, 'Watykan', 302);" calcext:value-type="string">
            <text:p>INSERT INTO property (property_type_id, content, item_id) VALUES (7, 'Watykan', 302);</text:p>
          </table:table-cell>
          <table:table-cell office:value-type="string" calcext:value-type="string">
            <text:p>Papież Franciszek</text:p>
          </table:table-cell>
          <table:table-cell table:formula="of:=&quot;INSERT INTO property (property_type_id, content, item_id) VALUES (8, '&quot;&amp;[.G186]&amp;&quot;', &quot;&amp;[.B186]&amp;&quot;);&quot;" office:value-type="string" office:string-value="INSERT INTO property (property_type_id, content, item_id) VALUES (8, 'Papież Franciszek', 302);" calcext:value-type="string">
            <text:p>INSERT INTO property (property_type_id, content, item_id) VALUES (8, 'Papież Franciszek', 302);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string" calcext:value-type="string">
            <text:p>Wenezuela</text:p>
          </table:table-cell>
          <table:table-cell table:formula="of:=&quot;INSERT INTO item (id, name, topic_id) VALUES (&quot;&amp;[.B187]&amp;&quot;, '&quot;&amp;[.C187]&amp;&quot;', 2);&quot;" office:value-type="string" office:string-value="INSERT INTO item (id, name, topic_id) VALUES (303, 'Wenezuela', 2);" calcext:value-type="string">
            <text:p>INSERT INTO item (id, name, topic_id) VALUES (303, 'Wenezuela', 2);</text:p>
          </table:table-cell>
          <table:table-cell office:value-type="string" calcext:value-type="string">
            <text:p>Caracas</text:p>
          </table:table-cell>
          <table:table-cell table:formula="of:=&quot;INSERT INTO property (property_type_id, content, item_id) VALUES (7, '&quot;&amp;[.E187]&amp;&quot;', &quot;&amp;[.B187]&amp;&quot;);&quot;" office:value-type="string" office:string-value="INSERT INTO property (property_type_id, content, item_id) VALUES (7, 'Caracas', 303);" calcext:value-type="string">
            <text:p>INSERT INTO property (property_type_id, content, item_id) VALUES (7, 'Caracas', 303);</text:p>
          </table:table-cell>
          <table:table-cell office:value-type="string" calcext:value-type="string">
            <text:p>Prezydent Nicolás Maduro</text:p>
          </table:table-cell>
          <table:table-cell table:formula="of:=&quot;INSERT INTO property (property_type_id, content, item_id) VALUES (8, '&quot;&amp;[.G187]&amp;&quot;', &quot;&amp;[.B187]&amp;&quot;);&quot;" office:value-type="string" office:string-value="INSERT INTO property (property_type_id, content, item_id) VALUES (8, 'Prezydent Nicolás Maduro', 303);" calcext:value-type="string">
            <text:p>INSERT INTO property (property_type_id, content, item_id) VALUES (8, 'Prezydent Nicolás Maduro', 303);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string" calcext:value-type="string">
            <text:p>Węgry</text:p>
          </table:table-cell>
          <table:table-cell table:formula="of:=&quot;INSERT INTO item (id, name, topic_id) VALUES (&quot;&amp;[.B188]&amp;&quot;, '&quot;&amp;[.C188]&amp;&quot;', 2);&quot;" office:value-type="string" office:string-value="INSERT INTO item (id, name, topic_id) VALUES (304, 'Węgry', 2);" calcext:value-type="string">
            <text:p>INSERT INTO item (id, name, topic_id) VALUES (304, 'Węgry', 2);</text:p>
          </table:table-cell>
          <table:table-cell office:value-type="string" calcext:value-type="string">
            <text:p>Budapeszt</text:p>
          </table:table-cell>
          <table:table-cell table:formula="of:=&quot;INSERT INTO property (property_type_id, content, item_id) VALUES (7, '&quot;&amp;[.E188]&amp;&quot;', &quot;&amp;[.B188]&amp;&quot;);&quot;" office:value-type="string" office:string-value="INSERT INTO property (property_type_id, content, item_id) VALUES (7, 'Budapeszt', 304);" calcext:value-type="string">
            <text:p>INSERT INTO property (property_type_id, content, item_id) VALUES (7, 'Budapeszt', 304);</text:p>
          </table:table-cell>
          <table:table-cell office:value-type="string" calcext:value-type="string">
            <text:p>Prezydent Katalin Novák</text:p>
          </table:table-cell>
          <table:table-cell table:formula="of:=&quot;INSERT INTO property (property_type_id, content, item_id) VALUES (8, '&quot;&amp;[.G188]&amp;&quot;', &quot;&amp;[.B188]&amp;&quot;);&quot;" office:value-type="string" office:string-value="INSERT INTO property (property_type_id, content, item_id) VALUES (8, 'Prezydent Katalin Novák', 304);" calcext:value-type="string">
            <text:p>INSERT INTO property (property_type_id, content, item_id) VALUES (8, 'Prezydent Katalin Novák', 304);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string" calcext:value-type="string">
            <text:p>Wielka Brytania</text:p>
          </table:table-cell>
          <table:table-cell table:formula="of:=&quot;INSERT INTO item (id, name, topic_id) VALUES (&quot;&amp;[.B189]&amp;&quot;, '&quot;&amp;[.C189]&amp;&quot;', 2);&quot;" office:value-type="string" office:string-value="INSERT INTO item (id, name, topic_id) VALUES (305, 'Wielka Brytania', 2);" calcext:value-type="string">
            <text:p>INSERT INTO item (id, name, topic_id) VALUES (305, 'Wielka Brytania', 2);</text:p>
          </table:table-cell>
          <table:table-cell office:value-type="string" calcext:value-type="string">
            <text:p>Londyn</text:p>
          </table:table-cell>
          <table:table-cell table:formula="of:=&quot;INSERT INTO property (property_type_id, content, item_id) VALUES (7, '&quot;&amp;[.E189]&amp;&quot;', &quot;&amp;[.B189]&amp;&quot;);&quot;" office:value-type="string" office:string-value="INSERT INTO property (property_type_id, content, item_id) VALUES (7, 'Londyn', 305);" calcext:value-type="string">
            <text:p>INSERT INTO property (property_type_id, content, item_id) VALUES (7, 'Londyn', 305);</text:p>
          </table:table-cell>
          <table:table-cell office:value-type="string" calcext:value-type="string">
            <text:p>Królowa Elżbieta II</text:p>
          </table:table-cell>
          <table:table-cell table:formula="of:=&quot;INSERT INTO property (property_type_id, content, item_id) VALUES (8, '&quot;&amp;[.G189]&amp;&quot;', &quot;&amp;[.B189]&amp;&quot;);&quot;" office:value-type="string" office:string-value="INSERT INTO property (property_type_id, content, item_id) VALUES (8, 'Królowa Elżbieta II', 305);" calcext:value-type="string">
            <text:p>INSERT INTO property (property_type_id, content, item_id) VALUES (8, 'Królowa Elżbieta II', 305);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Wietnam</text:p>
          </table:table-cell>
          <table:table-cell table:formula="of:=&quot;INSERT INTO item (id, name, topic_id) VALUES (&quot;&amp;[.B190]&amp;&quot;, '&quot;&amp;[.C190]&amp;&quot;', 2);&quot;" office:value-type="string" office:string-value="INSERT INTO item (id, name, topic_id) VALUES (306, 'Wietnam', 2);" calcext:value-type="string">
            <text:p>INSERT INTO item (id, name, topic_id) VALUES (306, 'Wietnam', 2);</text:p>
          </table:table-cell>
          <table:table-cell office:value-type="string" calcext:value-type="string">
            <text:p>Hanoi</text:p>
          </table:table-cell>
          <table:table-cell table:formula="of:=&quot;INSERT INTO property (property_type_id, content, item_id) VALUES (7, '&quot;&amp;[.E190]&amp;&quot;', &quot;&amp;[.B190]&amp;&quot;);&quot;" office:value-type="string" office:string-value="INSERT INTO property (property_type_id, content, item_id) VALUES (7, 'Hanoi', 306);" calcext:value-type="string">
            <text:p>INSERT INTO property (property_type_id, content, item_id) VALUES (7, 'Hanoi', 306);</text:p>
          </table:table-cell>
          <table:table-cell office:value-type="string" calcext:value-type="string">
            <text:p>Prezydent Nguyễn Xuân Phúc</text:p>
          </table:table-cell>
          <table:table-cell table:formula="of:=&quot;INSERT INTO property (property_type_id, content, item_id) VALUES (8, '&quot;&amp;[.G190]&amp;&quot;', &quot;&amp;[.B190]&amp;&quot;);&quot;" office:value-type="string" office:string-value="INSERT INTO property (property_type_id, content, item_id) VALUES (8, 'Prezydent Nguyễn Xuân Phúc', 306);" calcext:value-type="string">
            <text:p>INSERT INTO property (property_type_id, content, item_id) VALUES (8, 'Prezydent Nguyễn Xuân Phúc', 306);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string" calcext:value-type="string">
            <text:p>Włochy</text:p>
          </table:table-cell>
          <table:table-cell table:formula="of:=&quot;INSERT INTO item (id, name, topic_id) VALUES (&quot;&amp;[.B191]&amp;&quot;, '&quot;&amp;[.C191]&amp;&quot;', 2);&quot;" office:value-type="string" office:string-value="INSERT INTO item (id, name, topic_id) VALUES (307, 'Włochy', 2);" calcext:value-type="string">
            <text:p>INSERT INTO item (id, name, topic_id) VALUES (307, 'Włochy', 2);</text:p>
          </table:table-cell>
          <table:table-cell office:value-type="string" calcext:value-type="string">
            <text:p>Rzym</text:p>
          </table:table-cell>
          <table:table-cell table:formula="of:=&quot;INSERT INTO property (property_type_id, content, item_id) VALUES (7, '&quot;&amp;[.E191]&amp;&quot;', &quot;&amp;[.B191]&amp;&quot;);&quot;" office:value-type="string" office:string-value="INSERT INTO property (property_type_id, content, item_id) VALUES (7, 'Rzym', 307);" calcext:value-type="string">
            <text:p>INSERT INTO property (property_type_id, content, item_id) VALUES (7, 'Rzym', 307);</text:p>
          </table:table-cell>
          <table:table-cell office:value-type="string" calcext:value-type="string">
            <text:p>Prezydent Sergio Mattarella</text:p>
          </table:table-cell>
          <table:table-cell table:formula="of:=&quot;INSERT INTO property (property_type_id, content, item_id) VALUES (8, '&quot;&amp;[.G191]&amp;&quot;', &quot;&amp;[.B191]&amp;&quot;);&quot;" office:value-type="string" office:string-value="INSERT INTO property (property_type_id, content, item_id) VALUES (8, 'Prezydent Sergio Mattarella', 307);" calcext:value-type="string">
            <text:p>INSERT INTO property (property_type_id, content, item_id) VALUES (8, 'Prezydent Sergio Mattarella', 307);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Wybrzeże Kości Słoniowej</text:p>
          </table:table-cell>
          <table:table-cell table:formula="of:=&quot;INSERT INTO item (id, name, topic_id) VALUES (&quot;&amp;[.B192]&amp;&quot;, '&quot;&amp;[.C192]&amp;&quot;', 2);&quot;" office:value-type="string" office:string-value="INSERT INTO item (id, name, topic_id) VALUES (308, 'Wybrzeże Kości Słoniowej', 2);" calcext:value-type="string">
            <text:p>INSERT INTO item (id, name, topic_id) VALUES (308, 'Wybrzeże Kości Słoniowej', 2);</text:p>
          </table:table-cell>
          <table:table-cell office:value-type="string" calcext:value-type="string">
            <text:p>Jamusukro</text:p>
          </table:table-cell>
          <table:table-cell table:formula="of:=&quot;INSERT INTO property (property_type_id, content, item_id) VALUES (7, '&quot;&amp;[.E192]&amp;&quot;', &quot;&amp;[.B192]&amp;&quot;);&quot;" office:value-type="string" office:string-value="INSERT INTO property (property_type_id, content, item_id) VALUES (7, 'Jamusukro', 308);" calcext:value-type="string">
            <text:p>INSERT INTO property (property_type_id, content, item_id) VALUES (7, 'Jamusukro', 308);</text:p>
          </table:table-cell>
          <table:table-cell office:value-type="string" calcext:value-type="string">
            <text:p>Prezydent Alassane Ouattara</text:p>
          </table:table-cell>
          <table:table-cell table:formula="of:=&quot;INSERT INTO property (property_type_id, content, item_id) VALUES (8, '&quot;&amp;[.G192]&amp;&quot;', &quot;&amp;[.B192]&amp;&quot;);&quot;" office:value-type="string" office:string-value="INSERT INTO property (property_type_id, content, item_id) VALUES (8, 'Prezydent Alassane Ouattara', 308);" calcext:value-type="string">
            <text:p>INSERT INTO property (property_type_id, content, item_id) VALUES (8, 'Prezydent Alassane Ouattara', 308);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string" calcext:value-type="string">
            <text:p>Wyspy Marshalla</text:p>
          </table:table-cell>
          <table:table-cell table:formula="of:=&quot;INSERT INTO item (id, name, topic_id) VALUES (&quot;&amp;[.B193]&amp;&quot;, '&quot;&amp;[.C193]&amp;&quot;', 2);&quot;" office:value-type="string" office:string-value="INSERT INTO item (id, name, topic_id) VALUES (309, 'Wyspy Marshalla', 2);" calcext:value-type="string">
            <text:p>INSERT INTO item (id, name, topic_id) VALUES (309, 'Wyspy Marshalla', 2);</text:p>
          </table:table-cell>
          <table:table-cell office:value-type="string" calcext:value-type="string">
            <text:p>Majuro</text:p>
          </table:table-cell>
          <table:table-cell table:formula="of:=&quot;INSERT INTO property (property_type_id, content, item_id) VALUES (7, '&quot;&amp;[.E193]&amp;&quot;', &quot;&amp;[.B193]&amp;&quot;);&quot;" office:value-type="string" office:string-value="INSERT INTO property (property_type_id, content, item_id) VALUES (7, 'Majuro', 309);" calcext:value-type="string">
            <text:p>INSERT INTO property (property_type_id, content, item_id) VALUES (7, 'Majuro', 309);</text:p>
          </table:table-cell>
          <table:table-cell office:value-type="string" calcext:value-type="string">
            <text:p>Prezydent David Kabua</text:p>
          </table:table-cell>
          <table:table-cell table:formula="of:=&quot;INSERT INTO property (property_type_id, content, item_id) VALUES (8, '&quot;&amp;[.G193]&amp;&quot;', &quot;&amp;[.B193]&amp;&quot;);&quot;" office:value-type="string" office:string-value="INSERT INTO property (property_type_id, content, item_id) VALUES (8, 'Prezydent David Kabua', 309);" calcext:value-type="string">
            <text:p>INSERT INTO property (property_type_id, content, item_id) VALUES (8, 'Prezydent David Kabua', 309);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Wyspy Salomona</text:p>
          </table:table-cell>
          <table:table-cell table:formula="of:=&quot;INSERT INTO item (id, name, topic_id) VALUES (&quot;&amp;[.B194]&amp;&quot;, '&quot;&amp;[.C194]&amp;&quot;', 2);&quot;" office:value-type="string" office:string-value="INSERT INTO item (id, name, topic_id) VALUES (310, 'Wyspy Salomona', 2);" calcext:value-type="string">
            <text:p>INSERT INTO item (id, name, topic_id) VALUES (310, 'Wyspy Salomona', 2);</text:p>
          </table:table-cell>
          <table:table-cell office:value-type="string" calcext:value-type="string">
            <text:p>Honiara</text:p>
          </table:table-cell>
          <table:table-cell table:formula="of:=&quot;INSERT INTO property (property_type_id, content, item_id) VALUES (7, '&quot;&amp;[.E194]&amp;&quot;', &quot;&amp;[.B194]&amp;&quot;);&quot;" office:value-type="string" office:string-value="INSERT INTO property (property_type_id, content, item_id) VALUES (7, 'Honiara', 310);" calcext:value-type="string">
            <text:p>INSERT INTO property (property_type_id, content, item_id) VALUES (7, 'Honiara', 310);</text:p>
          </table:table-cell>
          <table:table-cell office:value-type="string" calcext:value-type="string">
            <text:p>Królowa Elżbieta II, w jej imieniu gubernator generalny David Vunagi</text:p>
          </table:table-cell>
          <table:table-cell table:formula="of:=&quot;INSERT INTO property (property_type_id, content, item_id) VALUES (8, '&quot;&amp;[.G194]&amp;&quot;', &quot;&amp;[.B194]&amp;&quot;);&quot;" office:value-type="string" office:string-value="INSERT INTO property (property_type_id, content, item_id) VALUES (8, 'Królowa Elżbieta II, w jej imieniu gubernator generalny David Vunagi', 310);" calcext:value-type="string">
            <text:p>INSERT INTO property (property_type_id, content, item_id) VALUES (8, 'Królowa Elżbieta II, w jej imieniu gubernator generalny David Vunagi', 310);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string" calcext:value-type="string">
            <text:p>Wyspy Świętego Tomasza i Książęca</text:p>
          </table:table-cell>
          <table:table-cell table:formula="of:=&quot;INSERT INTO item (id, name, topic_id) VALUES (&quot;&amp;[.B195]&amp;&quot;, '&quot;&amp;[.C195]&amp;&quot;', 2);&quot;" office:value-type="string" office:string-value="INSERT INTO item (id, name, topic_id) VALUES (311, 'Wyspy Świętego Tomasza i Książęca', 2);" calcext:value-type="string">
            <text:p>INSERT INTO item (id, name, topic_id) VALUES (311, 'Wyspy Świętego Tomasza i Książęca', 2);</text:p>
          </table:table-cell>
          <table:table-cell office:value-type="string" calcext:value-type="string">
            <text:p>São Tomé</text:p>
          </table:table-cell>
          <table:table-cell table:formula="of:=&quot;INSERT INTO property (property_type_id, content, item_id) VALUES (7, '&quot;&amp;[.E195]&amp;&quot;', &quot;&amp;[.B195]&amp;&quot;);&quot;" office:value-type="string" office:string-value="INSERT INTO property (property_type_id, content, item_id) VALUES (7, 'São Tomé', 311);" calcext:value-type="string">
            <text:p>INSERT INTO property (property_type_id, content, item_id) VALUES (7, 'São Tomé', 311);</text:p>
          </table:table-cell>
          <table:table-cell office:value-type="string" calcext:value-type="string">
            <text:p>Prezydent Carlos Vila Nova</text:p>
          </table:table-cell>
          <table:table-cell table:formula="of:=&quot;INSERT INTO property (property_type_id, content, item_id) VALUES (8, '&quot;&amp;[.G195]&amp;&quot;', &quot;&amp;[.B195]&amp;&quot;);&quot;" office:value-type="string" office:string-value="INSERT INTO property (property_type_id, content, item_id) VALUES (8, 'Prezydent Carlos Vila Nova', 311);" calcext:value-type="string">
            <text:p>INSERT INTO property (property_type_id, content, item_id) VALUES (8, 'Prezydent Carlos Vila Nova', 311);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Zambia</text:p>
          </table:table-cell>
          <table:table-cell table:formula="of:=&quot;INSERT INTO item (id, name, topic_id) VALUES (&quot;&amp;[.B196]&amp;&quot;, '&quot;&amp;[.C196]&amp;&quot;', 2);&quot;" office:value-type="string" office:string-value="INSERT INTO item (id, name, topic_id) VALUES (312, 'Zambia', 2);" calcext:value-type="string">
            <text:p>INSERT INTO item (id, name, topic_id) VALUES (312, 'Zambia', 2);</text:p>
          </table:table-cell>
          <table:table-cell office:value-type="string" calcext:value-type="string">
            <text:p>Lusaka</text:p>
          </table:table-cell>
          <table:table-cell table:formula="of:=&quot;INSERT INTO property (property_type_id, content, item_id) VALUES (7, '&quot;&amp;[.E196]&amp;&quot;', &quot;&amp;[.B196]&amp;&quot;);&quot;" office:value-type="string" office:string-value="INSERT INTO property (property_type_id, content, item_id) VALUES (7, 'Lusaka', 312);" calcext:value-type="string">
            <text:p>INSERT INTO property (property_type_id, content, item_id) VALUES (7, 'Lusaka', 312);</text:p>
          </table:table-cell>
          <table:table-cell office:value-type="string" calcext:value-type="string">
            <text:p>Prezydent Hakainde Hichilema</text:p>
          </table:table-cell>
          <table:table-cell table:formula="of:=&quot;INSERT INTO property (property_type_id, content, item_id) VALUES (8, '&quot;&amp;[.G196]&amp;&quot;', &quot;&amp;[.B196]&amp;&quot;);&quot;" office:value-type="string" office:string-value="INSERT INTO property (property_type_id, content, item_id) VALUES (8, 'Prezydent Hakainde Hichilema', 312);" calcext:value-type="string">
            <text:p>INSERT INTO property (property_type_id, content, item_id) VALUES (8, 'Prezydent Hakainde Hichilema', 312);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string" calcext:value-type="string">
            <text:p>Zimbabwe</text:p>
          </table:table-cell>
          <table:table-cell table:formula="of:=&quot;INSERT INTO item (id, name, topic_id) VALUES (&quot;&amp;[.B197]&amp;&quot;, '&quot;&amp;[.C197]&amp;&quot;', 2);&quot;" office:value-type="string" office:string-value="INSERT INTO item (id, name, topic_id) VALUES (313, 'Zimbabwe', 2);" calcext:value-type="string">
            <text:p>INSERT INTO item (id, name, topic_id) VALUES (313, 'Zimbabwe', 2);</text:p>
          </table:table-cell>
          <table:table-cell office:value-type="string" calcext:value-type="string">
            <text:p>Harare</text:p>
          </table:table-cell>
          <table:table-cell table:formula="of:=&quot;INSERT INTO property (property_type_id, content, item_id) VALUES (7, '&quot;&amp;[.E197]&amp;&quot;', &quot;&amp;[.B197]&amp;&quot;);&quot;" office:value-type="string" office:string-value="INSERT INTO property (property_type_id, content, item_id) VALUES (7, 'Harare', 313);" calcext:value-type="string">
            <text:p>INSERT INTO property (property_type_id, content, item_id) VALUES (7, 'Harare', 313);</text:p>
          </table:table-cell>
          <table:table-cell office:value-type="string" calcext:value-type="string">
            <text:p>Prezydent Emmerson Mnangagwa</text:p>
          </table:table-cell>
          <table:table-cell table:formula="of:=&quot;INSERT INTO property (property_type_id, content, item_id) VALUES (8, '&quot;&amp;[.G197]&amp;&quot;', &quot;&amp;[.B197]&amp;&quot;);&quot;" office:value-type="string" office:string-value="INSERT INTO property (property_type_id, content, item_id) VALUES (8, 'Prezydent Emmerson Mnangagwa', 313);" calcext:value-type="string">
            <text:p>INSERT INTO property (property_type_id, content, item_id) VALUES (8, 'Prezydent Emmerson Mnangagwa', 313);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Zjednoczone Emiraty Arabskie</text:p>
          </table:table-cell>
          <table:table-cell table:formula="of:=&quot;INSERT INTO item (id, name, topic_id) VALUES (&quot;&amp;[.B198]&amp;&quot;, '&quot;&amp;[.C198]&amp;&quot;', 2);&quot;" office:value-type="string" office:string-value="INSERT INTO item (id, name, topic_id) VALUES (314, 'Zjednoczone Emiraty Arabskie', 2);" calcext:value-type="string">
            <text:p>INSERT INTO item (id, name, topic_id) VALUES (314, 'Zjednoczone Emiraty Arabskie', 2);</text:p>
          </table:table-cell>
          <table:table-cell office:value-type="string" calcext:value-type="string">
            <text:p>Abu Zabi</text:p>
          </table:table-cell>
          <table:table-cell table:formula="of:=&quot;INSERT INTO property (property_type_id, content, item_id) VALUES (7, '&quot;&amp;[.E198]&amp;&quot;', &quot;&amp;[.B198]&amp;&quot;);&quot;" office:value-type="string" office:string-value="INSERT INTO property (property_type_id, content, item_id) VALUES (7, 'Abu Zabi', 314);" calcext:value-type="string">
            <text:p>INSERT INTO property (property_type_id, content, item_id) VALUES (7, 'Abu Zabi', 314);</text:p>
          </table:table-cell>
          <table:table-cell office:value-type="string" calcext:value-type="string">
            <text:p>Prezydent Szejk Muhammad ibn Zajid Al Nahajjan</text:p>
          </table:table-cell>
          <table:table-cell table:formula="of:=&quot;INSERT INTO property (property_type_id, content, item_id) VALUES (8, '&quot;&amp;[.G198]&amp;&quot;', &quot;&amp;[.B198]&amp;&quot;);&quot;" office:value-type="string" office:string-value="INSERT INTO property (property_type_id, content, item_id) VALUES (8, 'Prezydent Szejk Muhammad ibn Zajid Al Nahajjan', 314);" calcext:value-type="string">
            <text:p>INSERT INTO property (property_type_id, content, item_id) VALUES (8, 'Prezydent Szejk Muhammad ibn Zajid Al Nahajjan', 314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Hack" svg:font-family="Hack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l" fo:country="PL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9T20:50:48.325613107</meta:creation-date>
    <dc:date>2022-07-12T18:49:26.861169621</dc:date>
    <meta:editing-duration>PT3H8M23S</meta:editing-duration>
    <meta:editing-cycles>11</meta:editing-cycles>
    <meta:generator>LibreOffice/7.3.4.2$Linux_X86_64 LibreOffice_project/30$Build-2</meta:generator>
    <meta:document-statistic meta:table-count="1" meta:cell-count="1379" meta:object-count="0"/>
  </office:meta>
</office:document-meta>
</file>